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6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59pt"/>
    </style:style>
    <style:style style:name="co4" style:family="table-column">
      <style:table-column-properties fo:break-before="auto" style:column-width="147.4pt"/>
    </style:style>
    <style:style style:name="co5" style:family="table-column">
      <style:table-column-properties fo:break-before="auto" style:column-width="124.24pt"/>
    </style:style>
    <style:style style:name="co6" style:family="table-column">
      <style:table-column-properties fo:break-before="auto" style:column-width="130.45pt"/>
    </style:style>
    <style:style style:name="co7" style:family="table-column">
      <style:table-column-properties fo:break-before="auto" style:column-width="219.46pt"/>
    </style:style>
    <style:style style:name="co8" style:family="table-column">
      <style:table-column-properties fo:break-before="auto" style:column-width="289.4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66"/>
      <style:text-properties style:font-name="Arial"/>
    </style:style>
    <style:style style:name="ce10" style:family="table-cell" style:parent-style-name="Default">
      <style:table-cell-properties fo:background-color="#33ff99"/>
      <style:text-properties style:font-name="Arial"/>
    </style:style>
    <style:style style:name="ce11" style:family="table-cell" style:parent-style-name="Default">
      <style:table-cell-properties fo:background-color="#ff3333"/>
      <style:text-properties style:font-name="Arial"/>
    </style:style>
    <style:style style:name="ce12" style:family="table-cell" style:parent-style-name="Default">
      <style:table-cell-properties fo:background-color="transparent"/>
      <style:text-properties style:font-name="Arial"/>
    </style:style>
    <style:style style:name="ce13" style:family="table-cell" style:parent-style-name="Default">
      <style:table-cell-properties fo:background-color="#66ff66"/>
      <style:text-properties style:font-name="Arial"/>
    </style:style>
    <style:style style:name="ce14" style:family="table-cell" style:parent-style-name="Default">
      <style:text-properties style:font-name="Arial" style:font-name-asian="Noto Sans CJK SC Regular" style:font-name-complex="FreeSans"/>
    </style:style>
    <style:style style:name="ce15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66ff"/>
      <style:text-properties style:font-name="Ari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66"/>
      <style:text-properties style:font-name="Arial"/>
    </style:style>
    <style:style style:name="ce20" style:family="table-cell" style:parent-style-name="Default">
      <style:text-properties style:font-name="Liberation Mono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4" table:default-cell-style-name="ce5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SENT_ID</text:p>
          </table:table-cell>
          <table:table-cell table:style-name="ce1"/>
          <table:table-cell table:style-name="ce1" office:value-type="string" calcext:value-type="string">
            <text:p>SENT_ID</text:p>
          </table:table-cell>
          <table:table-cell table:style-name="ce1"/>
          <table:table-cell table:style-name="ce1" office:value-type="string" calcext:value-type="string">
            <text:p>SENT_ID</text:p>
          </table:table-cell>
          <table:table-cell table:style-name="ce1"/>
          <table:table-cell table:style-name="ce1" office:value-type="string" calcext:value-type="string">
            <text:p>ENOUGH_CONTEXT_SENTENCES?</text:p>
          </table:table-cell>
          <table:table-cell table:style-name="ce1" office:value-type="string" calcext:value-type="string">
            <text:p>“POLYSEMY”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ordo</text:p>
          </table:table-cell>
          <table:table-cell table:style-name="ce2" office:value-type="string" calcext:value-type="string">
            <text:p>NOM</text:p>
          </table:table-cell>
          <table:table-cell table:style-name="ce3" office:value-type="float" office:value="1762730" calcext:value-type="float">
            <text:p>1762730</text:p>
          </table:table-cell>
          <table:table-cell/>
          <table:table-cell table:style-name="ce3" office:value-type="float" office:value="969950" calcext:value-type="float">
            <text:p>969950</text:p>
          </table:table-cell>
          <table:table-cell/>
          <table:table-cell table:style-name="ce17" office:value-type="float" office:value="10444760" calcext:value-type="float">
            <text:p>1044476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tern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030534" calcext:value-type="float">
            <text:p>303053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rsonalmente</text:p>
          </table:table-cell>
          <table:table-cell table:style-name="ce3" office:value-type="string" calcext:value-type="string">
            <text:p>ADV</text:p>
          </table:table-cell>
          <table:table-cell table:style-name="ce3" office:value-type="float" office:value="503559" calcext:value-type="float">
            <text:p>503559</text:p>
          </table:table-cell>
          <table:table-cell/>
          <table:table-cell table:style-name="ce3" office:value-type="float" office:value="2224274" calcext:value-type="float">
            <text:p>2224274</text:p>
          </table:table-cell>
          <table:table-cell/>
          <table:table-cell table:style-name="ce3" office:value-type="float" office:value="977536" calcext:value-type="float">
            <text:p>97753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por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2131271" calcext:value-type="float">
            <text:p>2131271</text:p>
          </table:table-cell>
          <table:table-cell/>
          <table:table-cell table:style-name="ce17" office:value-type="float" office:value="9356818" calcext:value-type="float">
            <text:p>9356818</text:p>
          </table:table-cell>
          <table:table-cell/>
          <table:table-cell office:value-type="float" office:value="9365936" calcext:value-type="float">
            <text:p>936593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bagliat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715238" calcext:value-type="float">
            <text:p>715238</text:p>
          </table:table-cell>
          <table:table-cell/>
          <table:table-cell table:style-name="ce3" office:value-type="float" office:value="2280447" calcext:value-type="float">
            <text:p>2280447</text:p>
          </table:table-cell>
          <table:table-cell/>
          <table:table-cell table:style-name="ce3" office:value-type="float" office:value="978799" calcext:value-type="float">
            <text:p>97879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resentazione </text:p>
          </table:table-cell>
          <table:table-cell table:style-name="ce4" office:value-type="string" calcext:value-type="string">
            <text:p>NOM</text:p>
          </table:table-cell>
          <table:table-cell table:style-name="ce3" office:value-type="float" office:value="1250946" calcext:value-type="float">
            <text:p>1250946</text:p>
          </table:table-cell>
          <table:table-cell/>
          <table:table-cell office:value-type="float" office:value="10463621" calcext:value-type="float">
            <text:p>10463621</text:p>
          </table:table-cell>
          <table:table-cell/>
          <table:table-cell table:style-name="ce17" office:value-type="float" office:value="10286047" calcext:value-type="float">
            <text:p>10286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mi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2187674" calcext:value-type="float">
            <text:p>2187674</text:p>
          </table:table-cell>
          <table:table-cell/>
          <table:table-cell table:style-name="ce3" office:value-type="float" office:value="1851297" calcext:value-type="float">
            <text:p>1851297</text:p>
          </table:table-cell>
          <table:table-cell table:style-name="ce3"/>
          <table:table-cell table:style-name="ce3" office:value-type="float" office:value="3410472" calcext:value-type="float">
            <text:p>341047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mplice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4391370" calcext:value-type="float">
            <text:p>4391370</text:p>
          </table:table-cell>
          <table:table-cell/>
          <table:table-cell table:style-name="ce3" office:value-type="float" office:value="2990713" calcext:value-type="float">
            <text:p>2990713</text:p>
          </table:table-cell>
          <table:table-cell/>
          <table:table-cell table:style-name="ce3" office:value-type="float" office:value="1687448" calcext:value-type="float">
            <text:p>168744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005627" calcext:value-type="float">
            <text:p>1005627</text:p>
          </table:table-cell>
          <table:table-cell/>
          <table:table-cell table:style-name="ce3" office:value-type="float" office:value="5364183" calcext:value-type="float">
            <text:p>5364183</text:p>
          </table:table-cell>
          <table:table-cell/>
          <table:table-cell table:style-name="ce3" office:value-type="float" office:value="1622817" calcext:value-type="float">
            <text:p>162281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rte</text:p>
          </table:table-cell>
          <table:table-cell table:style-name="ce3" office:value-type="string" calcext:value-type="string">
            <text:p>NOM</text:p>
          </table:table-cell>
          <table:table-cell office:value-type="float" office:value="9853032" calcext:value-type="float">
            <text:p>9853032</text:p>
          </table:table-cell>
          <table:table-cell/>
          <table:table-cell office:value-type="float" office:value="9214787" calcext:value-type="float">
            <text:p>9214787</text:p>
          </table:table-cell>
          <table:table-cell/>
          <table:table-cell office:value-type="float" office:value="9278526" calcext:value-type="float">
            <text:p>927852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iss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9261927" calcext:value-type="float">
            <text:p>9261927</text:p>
          </table:table-cell>
          <table:table-cell/>
          <table:table-cell table:style-name="ce3" office:value-type="float" office:value="9929743" calcext:value-type="float">
            <text:p>9929743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qualcosa si fissa nella memoria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munic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758803" calcext:value-type="float">
            <text:p>1758803</text:p>
          </table:table-cell>
          <table:table-cell/>
          <table:table-cell table:style-name="ce3" office:value-type="float" office:value="1878306" calcext:value-type="float">
            <text:p>1878306</text:p>
          </table:table-cell>
          <table:table-cell/>
          <table:table-cell table:style-name="ce3" office:value-type="float" office:value="3352980" calcext:value-type="float">
            <text:p>335298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mpieg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2028978" calcext:value-type="float">
            <text:p>2028978</text:p>
          </table:table-cell>
          <table:table-cell/>
          <table:table-cell table:style-name="ce3" office:value-type="float" office:value="1776893" calcext:value-type="float">
            <text:p>1776893</text:p>
          </table:table-cell>
          <table:table-cell/>
          <table:table-cell office:value-type="float" office:value="10025446" calcext:value-type="float">
            <text:p>1002544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mpiegare del temp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perto</text:p>
          </table:table-cell>
          <table:table-cell table:style-name="ce3" office:value-type="string" calcext:value-type="string">
            <text:p>ADJ</text:p>
          </table:table-cell>
          <table:table-cell office:value-type="float" office:value="9320653" calcext:value-type="float">
            <text:p>9320653</text:p>
          </table:table-cell>
          <table:table-cell/>
          <table:table-cell office:value-type="float" office:value="9156634" calcext:value-type="float">
            <text:p>9156634</text:p>
          </table:table-cell>
          <table:table-cell/>
          <table:table-cell table:style-name="ce17" office:value-type="float" office:value="10057705" calcext:value-type="float">
            <text:p>100577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ver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387331" calcext:value-type="float">
            <text:p>387331</text:p>
          </table:table-cell>
          <table:table-cell/>
          <table:table-cell table:style-name="ce3" office:value-type="float" office:value="1032314" calcext:value-type="float">
            <text:p>1032314</text:p>
          </table:table-cell>
          <table:table-cell/>
          <table:table-cell office:value-type="float" office:value="10386392" calcext:value-type="float">
            <text:p>103863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isica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261471" calcext:value-type="float">
            <text:p>10261471</text:p>
          </table:table-cell>
          <table:table-cell/>
          <table:table-cell office:value-type="float" office:value="10094482" calcext:value-type="float">
            <text:p>10094482</text:p>
          </table:table-cell>
          <table:table-cell/>
          <table:table-cell office:value-type="float" office:value="10056976" calcext:value-type="float">
            <text:p>1005697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ratteristic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112390" calcext:value-type="float">
            <text:p>2112390</text:p>
          </table:table-cell>
          <table:table-cell/>
          <table:table-cell table:style-name="ce3" office:value-type="float" office:value="1872727" calcext:value-type="float">
            <text:p>1872727</text:p>
          </table:table-cell>
          <table:table-cell/>
          <table:table-cell table:style-name="ce3" office:value-type="float" office:value="2427303" calcext:value-type="float">
            <text:p>242730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pin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664230" calcext:value-type="float">
            <text:p>664230</text:p>
          </table:table-cell>
          <table:table-cell/>
          <table:table-cell office:value-type="float" office:value="9280432" calcext:value-type="float">
            <text:p>928043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mpaziente</text:p>
          </table:table-cell>
          <table:table-cell table:style-name="ce3" office:value-type="string" calcext:value-type="string">
            <text:p>ADJ</text:p>
          </table:table-cell>
          <table:table-cell office:value-type="float" office:value="9185742" calcext:value-type="float">
            <text:p>9185742</text:p>
          </table:table-cell>
          <table:table-cell/>
          <table:table-cell table:style-name="ce17" office:value-type="float" office:value="10010350" calcext:value-type="float">
            <text:p>10010350</text:p>
          </table:table-cell>
          <table:table-cell/>
          <table:table-cell table:style-name="ce17" office:value-type="float" office:value="9668871" calcext:value-type="float">
            <text:p>966887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mprovvis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948240" calcext:value-type="float">
            <text:p>948240</text:p>
          </table:table-cell>
          <table:table-cell/>
          <table:table-cell table:style-name="ce3" office:value-type="float" office:value="713993" calcext:value-type="float">
            <text:p>713993</text:p>
          </table:table-cell>
          <table:table-cell/>
          <table:table-cell table:style-name="ce3" office:value-type="float" office:value="706823" calcext:value-type="float">
            <text:p>70682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costituire</text:p>
          </table:table-cell>
          <table:table-cell table:style-name="ce3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ottovalu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755767" calcext:value-type="float">
            <text:p>755767</text:p>
          </table:table-cell>
          <table:table-cell/>
          <table:table-cell office:value-type="float" office:value="10146768" calcext:value-type="float">
            <text:p>10146768</text:p>
          </table:table-cell>
          <table:table-cell/>
          <table:table-cell office:value-type="float" office:value="10343925" calcext:value-type="float">
            <text:p>1034392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stidio</text:p>
          </table:table-cell>
          <table:table-cell table:style-name="ce3" office:value-type="string" calcext:value-type="string">
            <text:p>NOM</text:p>
          </table:table-cell>
          <table:table-cell table:style-name="ce17" office:value-type="float" office:value="9949097" calcext:value-type="float">
            <text:p>9949097</text:p>
          </table:table-cell>
          <table:table-cell/>
          <table:table-cell table:style-name="ce17" office:value-type="float" office:value="9409126" calcext:value-type="float">
            <text:p>9409126</text:p>
          </table:table-cell>
          <table:table-cell/>
          <table:table-cell office:value-type="float" office:value="9500064" calcext:value-type="float">
            <text:p>950006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gato</text:p>
          </table:table-cell>
          <table:table-cell table:style-name="ce3" office:value-type="string" calcext:value-type="string">
            <text:p>ADJ</text:p>
          </table:table-cell>
          <table:table-cell office:value-type="float" office:value="9148556" calcext:value-type="float">
            <text:p>9148556</text:p>
          </table:table-cell>
          <table:table-cell/>
          <table:table-cell office:value-type="float" office:value="10305040" calcext:value-type="float">
            <text:p>10305040</text:p>
          </table:table-cell>
          <table:table-cell/>
          <table:table-cell office:value-type="float" office:value="9519706" calcext:value-type="float">
            <text:p>951970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egata alla tradizione, luoghi legati a Leonard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lice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539006" calcext:value-type="float">
            <text:p>539006</text:p>
          </table:table-cell>
          <table:table-cell/>
          <table:table-cell office:value-type="float" office:value="10157205" calcext:value-type="float">
            <text:p>10157205</text:p>
          </table:table-cell>
          <table:table-cell/>
          <table:table-cell office:value-type="float" office:value="9647267" calcext:value-type="float">
            <text:p>964726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cean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967363" calcext:value-type="float">
            <text:p>967363</text:p>
          </table:table-cell>
          <table:table-cell/>
          <table:table-cell table:style-name="ce3" office:value-type="float" office:value="7893555" calcext:value-type="float">
            <text:p>7893555</text:p>
          </table:table-cell>
          <table:table-cell/>
          <table:table-cell office:value-type="float" office:value="10060530" calcext:value-type="float">
            <text:p>1006053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lestire</text:p>
          </table:table-cell>
          <table:table-cell table:style-name="ce3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ilire</text:p>
          </table:table-cell>
          <table:table-cell office:value-type="string" calcext:value-type="string">
            <text:p>VER</text:p>
          </table:table-cell>
          <table:table-cell table:style-name="ce3"/>
          <table:table-cell/>
          <table:table-cell table:style-name="ce3"/>
          <table:table-cell table:number-columns-repeated="4"/>
          <table:table-cell office:value-type="string" calcext:value-type="string">
            <text:p>stabilirsi in un luogo, rimanere lì fissi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ingiustizi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9421851" calcext:value-type="float">
            <text:p>9421851</text:p>
          </table:table-cell>
          <table:table-cell/>
          <table:table-cell table:style-name="ce17" office:value-type="float" office:value="9675069" calcext:value-type="float">
            <text:p>967506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urb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2474495" calcext:value-type="float">
            <text:p>2474495</text:p>
          </table:table-cell>
          <table:table-cell/>
          <table:table-cell table:style-name="ce3" office:value-type="float" office:value="3094002" calcext:value-type="float">
            <text:p>3094002</text:p>
          </table:table-cell>
          <table:table-cell/>
          <table:table-cell office:value-type="float" office:value="10002121" calcext:value-type="float">
            <text:p>100021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scendente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sul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701134" calcext:value-type="float">
            <text:p>701134</text:p>
          </table:table-cell>
          <table:table-cell/>
          <table:table-cell table:style-name="ce3" office:value-type="float" office:value="9107434" calcext:value-type="float">
            <text:p>9107434</text:p>
          </table:table-cell>
          <table:table-cell/>
          <table:table-cell table:style-name="ce3" office:value-type="float" office:value="9661735" calcext:value-type="float">
            <text:p>966173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bitudin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295830" calcext:value-type="float">
            <text:p>1295830</text:p>
          </table:table-cell>
          <table:table-cell/>
          <table:table-cell table:style-name="ce3" office:value-type="float" office:value="955236" calcext:value-type="float">
            <text:p>955236</text:p>
          </table:table-cell>
          <table:table-cell/>
          <table:table-cell table:style-name="ce3" office:value-type="float" office:value="4908210" calcext:value-type="float">
            <text:p>490821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marriment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iliegi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llaborazione</text:p>
          </table:table-cell>
          <table:table-cell table:style-name="ce3" office:value-type="string" calcext:value-type="string">
            <text:p>NOM</text:p>
          </table:table-cell>
          <table:table-cell office:value-type="float" office:value="9613620" calcext:value-type="float">
            <text:p>9613620</text:p>
          </table:table-cell>
          <table:table-cell/>
          <table:table-cell office:value-type="float" office:value="9627499" calcext:value-type="float">
            <text:p>9627499</text:p>
          </table:table-cell>
          <table:table-cell/>
          <table:table-cell office:value-type="float" office:value="10158487" calcext:value-type="float">
            <text:p>1015848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pri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4998946" calcext:value-type="float">
            <text:p>4998946</text:p>
          </table:table-cell>
          <table:table-cell/>
          <table:table-cell table:style-name="ce3" office:value-type="float" office:value="1700583" calcext:value-type="float">
            <text:p>1700583</text:p>
          </table:table-cell>
          <table:table-cell/>
          <table:table-cell table:style-name="ce3" office:value-type="float" office:value="1455157" calcext:value-type="float">
            <text:p>145515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le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fett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4883579" calcext:value-type="float">
            <text:p>4883579</text:p>
          </table:table-cell>
          <table:table-cell/>
          <table:table-cell table:style-name="ce3" office:value-type="float" office:value="996082" calcext:value-type="float">
            <text:p>996082</text:p>
          </table:table-cell>
          <table:table-cell/>
          <table:table-cell office:value-type="float" office:value="9894380" calcext:value-type="float">
            <text:p>989438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gamento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072049" calcext:value-type="float">
            <text:p>10072049</text:p>
          </table:table-cell>
          <table:table-cell/>
          <table:table-cell office:value-type="float" office:value="9552673" calcext:value-type="float">
            <text:p>9552673</text:p>
          </table:table-cell>
          <table:table-cell/>
          <table:table-cell office:value-type="float" office:value="9157449" calcext:value-type="float">
            <text:p>915744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itorare</text:p>
          </table:table-cell>
          <table:table-cell table:style-name="ce3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nsionato</text:p>
          </table:table-cell>
          <table:table-cell table:style-name="ce3"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ertura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schi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4381" calcext:value-type="float">
            <text:p>4381</text:p>
          </table:table-cell>
          <table:table-cell/>
          <table:table-cell table:style-name="ce3" office:value-type="float" office:value="1083505" calcext:value-type="float">
            <text:p>1083505</text:p>
          </table:table-cell>
          <table:table-cell/>
          <table:table-cell table:style-name="ce3" office:value-type="float" office:value="351151" calcext:value-type="float">
            <text:p>3511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prende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10058320" calcext:value-type="float">
            <text:p>10058320</text:p>
          </table:table-cell>
          <table:table-cell table:number-columns-repeated="6"/>
          <table:table-cell office:value-type="string" calcext:value-type="string">
            <text:p>telecamere riprendono qlcs, riprendersi da un lungo viaggi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attiveria</text:p>
          </table:table-cell>
          <table:table-cell table:style-name="ce3" office:value-type="string" calcext:value-type="string">
            <text:p>NOM</text:p>
          </table:table-cell>
          <table:table-cell office:value-type="float" office:value="9329692" calcext:value-type="float">
            <text:p>9329692</text:p>
          </table:table-cell>
          <table:table-cell/>
          <table:table-cell office:value-type="float" office:value="9666767" calcext:value-type="float">
            <text:p>9666767</text:p>
          </table:table-cell>
          <table:table-cell/>
          <table:table-cell office:value-type="float" office:value="9101847" calcext:value-type="float">
            <text:p>910184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mog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float" office:value="715193" calcext:value-type="float">
            <text:p>715193</text:p>
          </table:table-cell>
          <table:table-cell table:style-name="ce11" table:number-columns-repeated="1021"/>
        </table:table-row>
        <table:table-row table:style-name="ro1">
          <table:table-cell table:style-name="ce3" office:value-type="string" calcext:value-type="string">
            <text:p>bocci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987348" calcext:value-type="float">
            <text:p>3987348</text:p>
          </table:table-cell>
          <table:table-cell/>
          <table:table-cell office:value-type="float" office:value="9407559" calcext:value-type="float">
            <text:p>9407559</text:p>
          </table:table-cell>
          <table:table-cell/>
          <table:table-cell office:value-type="float" office:value="9889746" calcext:value-type="float">
            <text:p>988974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cenni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ivol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cors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426845" calcext:value-type="float">
            <text:p>2426845</text:p>
          </table:table-cell>
          <table:table-cell/>
          <table:table-cell table:style-name="ce17" office:value-type="float" office:value="9070233" calcext:value-type="float">
            <text:p>9070233</text:p>
          </table:table-cell>
          <table:table-cell/>
          <table:table-cell office:value-type="float" office:value="9877556" calcext:value-type="float">
            <text:p>98775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sicolog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578295" calcext:value-type="float">
            <text:p>1578295</text:p>
          </table:table-cell>
          <table:table-cell/>
          <table:table-cell table:style-name="ce3" office:value-type="float" office:value="1415894" calcext:value-type="float">
            <text:p>1415894</text:p>
          </table:table-cell>
          <table:table-cell/>
          <table:table-cell office:value-type="float" office:value="10352815" calcext:value-type="float">
            <text:p>1035281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rigliata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496706" calcext:value-type="float">
            <text:p>1049670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cute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030588" calcext:value-type="float">
            <text:p>3030588</text:p>
          </table:table-cell>
          <table:table-cell/>
          <table:table-cell table:style-name="ce3" office:value-type="float" office:value="3468526" calcext:value-type="float">
            <text:p>3468526</text:p>
          </table:table-cell>
          <table:table-cell/>
          <table:table-cell table:style-name="ce3" office:value-type="float" office:value="3274784" calcext:value-type="float">
            <text:p>32747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frutt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9186043" calcext:value-type="float">
            <text:p>9186043</text:p>
          </table:table-cell>
          <table:table-cell/>
          <table:table-cell office:value-type="float" office:value="9956951" calcext:value-type="float">
            <text:p>9956951</text:p>
          </table:table-cell>
          <table:table-cell/>
          <table:table-cell office:value-type="float" office:value="10116948" calcext:value-type="float">
            <text:p>1011694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nico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3352814" calcext:value-type="float">
            <text:p>3352814</text:p>
          </table:table-cell>
          <table:table-cell/>
          <table:table-cell table:style-name="ce3" office:value-type="float" office:value="2207159" calcext:value-type="float">
            <text:p>2207159</text:p>
          </table:table-cell>
          <table:table-cell/>
          <table:table-cell table:style-name="ce3" office:value-type="float" office:value="5540977" calcext:value-type="float">
            <text:p>554097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pi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290750" calcext:value-type="float">
            <text:p>3290750</text:p>
          </table:table-cell>
          <table:table-cell/>
          <table:table-cell table:style-name="ce3" office:value-type="float" office:value="5050615" calcext:value-type="float">
            <text:p>5050615</text:p>
          </table:table-cell>
          <table:table-cell/>
          <table:table-cell table:style-name="ce3" office:value-type="float" office:value="9068823" calcext:value-type="float">
            <text:p>906882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lpire (metaforicamente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icominci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722431" calcext:value-type="float">
            <text:p>1722431</text:p>
          </table:table-cell>
          <table:table-cell/>
          <table:table-cell office:value-type="float" office:value="9773133" calcext:value-type="float">
            <text:p>9773133</text:p>
          </table:table-cell>
          <table:table-cell/>
          <table:table-cell office:value-type="float" office:value="9771690" calcext:value-type="float">
            <text:p>977169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ggigiorno</text:p>
          </table:table-cell>
          <table:table-cell table:style-name="ce3"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nunci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87334" calcext:value-type="float">
            <text:p>387334</text:p>
          </table:table-cell>
          <table:table-cell/>
          <table:table-cell table:style-name="ce3" office:value-type="float" office:value="2426163" calcext:value-type="float">
            <text:p>2426163</text:p>
          </table:table-cell>
          <table:table-cell/>
          <table:table-cell office:value-type="float" office:value="9165181" calcext:value-type="float">
            <text:p>916518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ADV</text:p>
          </table:table-cell>
          <table:table-cell table:style-name="ce3" office:value-type="float" office:value="3663850" calcext:value-type="float">
            <text:p>3663850</text:p>
          </table:table-cell>
          <table:table-cell/>
          <table:table-cell table:style-name="ce3" office:value-type="float" office:value="2430136" calcext:value-type="float">
            <text:p>2430136</text:p>
          </table:table-cell>
          <table:table-cell/>
          <table:table-cell table:style-name="ce3" office:value-type="float" office:value="2383867" calcext:value-type="float">
            <text:p>238386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orni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007210" calcext:value-type="float">
            <text:p>3007210</text:p>
          </table:table-cell>
          <table:table-cell/>
          <table:table-cell table:style-name="ce3" office:value-type="float" office:value="903229" calcext:value-type="float">
            <text:p>903229</text:p>
          </table:table-cell>
          <table:table-cell/>
          <table:table-cell table:style-name="ce3" office:value-type="float" office:value="2577344" calcext:value-type="float">
            <text:p>257734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inserire</text:p>
          </table:table-cell>
          <table:table-cell table:style-name="ce3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isogn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548210" calcext:value-type="float">
            <text:p>3548210</text:p>
          </table:table-cell>
          <table:table-cell/>
          <table:table-cell table:style-name="ce3" office:value-type="float" office:value="2209460" calcext:value-type="float">
            <text:p>2209460</text:p>
          </table:table-cell>
          <table:table-cell/>
          <table:table-cell table:style-name="ce3" office:value-type="float" office:value="1843921" calcext:value-type="float">
            <text:p>18439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mbalz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10236699" calcext:value-type="float">
            <text:p>10236699</text:p>
          </table:table-cell>
          <table:table-cell/>
          <table:table-cell office:value-type="float" office:value="10394885" calcext:value-type="float">
            <text:p>10394885</text:p>
          </table:table-cell>
          <table:table-cell/>
          <table:table-cell office:value-type="float" office:value="9904551" calcext:value-type="float">
            <text:p>99045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ivertire</text:p>
          </table:table-cell>
          <table:table-cell table:style-name="ce7" office:value-type="string" calcext:value-type="string">
            <text:p>VER</text:p>
          </table:table-cell>
          <table:table-cell table:style-name="ce3" office:value-type="float" office:value="2476415" calcext:value-type="float">
            <text:p>2476415</text:p>
          </table:table-cell>
          <table:table-cell table:style-name="ce12"/>
          <table:table-cell table:style-name="ce3" office:value-type="float" office:value="930652" calcext:value-type="float">
            <text:p>930652</text:p>
          </table:table-cell>
          <table:table-cell/>
          <table:table-cell office:value-type="float" office:value="9091426" calcext:value-type="float">
            <text:p>909142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ofessione</text:p>
          </table:table-cell>
          <table:table-cell table:style-name="ce3" office:value-type="string" calcext:value-type="string">
            <text:p>NOM</text:p>
          </table:table-cell>
          <table:table-cell table:style-name="ce17" office:value-type="float" office:value="10057307" calcext:value-type="float">
            <text:p>10057307</text:p>
          </table:table-cell>
          <table:table-cell/>
          <table:table-cell office:value-type="float" office:value="9988351" calcext:value-type="float">
            <text:p>9988351</text:p>
          </table:table-cell>
          <table:table-cell/>
          <table:table-cell office:value-type="float" office:value="10384925" calcext:value-type="float">
            <text:p>1038492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no</text:p>
          </table:table-cell>
          <table:table-cell table:style-name="ce3" office:value-type="string" calcext:value-type="string">
            <text:p>NOM</text:p>
          </table:table-cell>
          <table:table-cell office:value-type="float" office:value="2758474" calcext:value-type="float">
            <text:p>2758474</text:p>
          </table:table-cell>
          <table:table-cell/>
          <table:table-cell office:value-type="float" office:value="9868721" calcext:value-type="float">
            <text:p>9868721</text:p>
          </table:table-cell>
          <table:table-cell/>
          <table:table-cell office:value-type="float" office:value="9575895" calcext:value-type="float">
            <text:p>95758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nile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261960" calcext:value-type="float">
            <text:p>1026196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lativo</text:p>
          </table:table-cell>
          <table:table-cell table:style-name="ce3" office:value-type="string" calcext:value-type="string">
            <text:p>ADJ</text:p>
          </table:table-cell>
          <table:table-cell table:number-columns-repeated="7"/>
          <table:table-cell office:value-type="string" calcext:value-type="string">
            <text:p>competenze relative a differenti settori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erritori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430214" calcext:value-type="float">
            <text:p>2430214</text:p>
          </table:table-cell>
          <table:table-cell/>
          <table:table-cell table:style-name="ce3" office:value-type="float" office:value="750019" calcext:value-type="float">
            <text:p>750019</text:p>
          </table:table-cell>
          <table:table-cell/>
          <table:table-cell table:style-name="ce3" office:value-type="float" office:value="2201303" calcext:value-type="float">
            <text:p>220130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urtroppo</text:p>
          </table:table-cell>
          <table:table-cell table:style-name="ce3" office:value-type="string" calcext:value-type="string">
            <text:p>ADV</text:p>
          </table:table-cell>
          <table:table-cell table:style-name="ce3" office:value-type="float" office:value="2402142" calcext:value-type="float">
            <text:p>2402142</text:p>
          </table:table-cell>
          <table:table-cell/>
          <table:table-cell table:style-name="ce3" office:value-type="float" office:value="2124137" calcext:value-type="float">
            <text:p>2124137</text:p>
          </table:table-cell>
          <table:table-cell/>
          <table:table-cell table:style-name="ce3" office:value-type="float" office:value="2515979" calcext:value-type="float">
            <text:p>251597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rrente</text:p>
          </table:table-cell>
          <table:table-cell office:value-type="string" calcext:value-type="string">
            <text:p>NOM</text:p>
          </table:table-cell>
          <table:table-cell office:value-type="float" office:value="9120055" calcext:value-type="float">
            <text:p>9120055</text:p>
          </table:table-cell>
          <table:table-cell/>
          <table:table-cell office:value-type="float" office:value="9151729" calcext:value-type="float">
            <text:p>9151729</text:p>
          </table:table-cell>
          <table:table-cell/>
          <table:table-cell office:value-type="float" office:value="10455471" calcext:value-type="float">
            <text:p>1045547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rciapied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4998946" calcext:value-type="float">
            <text:p>4998946</text:p>
          </table:table-cell>
          <table:table-cell/>
          <table:table-cell office:value-type="float" office:value="9636155" calcext:value-type="float">
            <text:p>9636155</text:p>
          </table:table-cell>
          <table:table-cell/>
          <table:table-cell office:value-type="float" office:value="10486303" calcext:value-type="float">
            <text:p>1048630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spir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844768" calcext:value-type="float">
            <text:p>1844768</text:p>
          </table:table-cell>
          <table:table-cell/>
          <table:table-cell table:style-name="ce3" office:value-type="float" office:value="1719412" calcext:value-type="float">
            <text:p>1719412</text:p>
          </table:table-cell>
          <table:table-cell/>
          <table:table-cell table:style-name="ce3" office:value-type="float" office:value="841126" calcext:value-type="float">
            <text:p>84112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stanz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545193" calcext:value-type="float">
            <text:p>1545193</text:p>
          </table:table-cell>
          <table:table-cell/>
          <table:table-cell table:style-name="ce3" office:value-type="float" office:value="966176" calcext:value-type="float">
            <text:p>966176</text:p>
          </table:table-cell>
          <table:table-cell/>
          <table:table-cell office:value-type="float" office:value="10461837" calcext:value-type="float">
            <text:p>1046183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rtist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6607026" calcext:value-type="float">
            <text:p>6607026</text:p>
          </table:table-cell>
          <table:table-cell/>
          <table:table-cell table:style-name="ce3" office:value-type="float" office:value="3399401" calcext:value-type="float">
            <text:p>3399401</text:p>
          </table:table-cell>
          <table:table-cell/>
          <table:table-cell table:style-name="ce3" office:value-type="float" office:value="7242991" calcext:value-type="float">
            <text:p>724299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uperiore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716315" calcext:value-type="float">
            <text:p>716315</text:p>
          </table:table-cell>
          <table:table-cell/>
          <table:table-cell table:style-name="ce3" office:value-type="float" office:value="4852668" calcext:value-type="float">
            <text:p>4852668</text:p>
          </table:table-cell>
          <table:table-cell/>
          <table:table-cell office:value-type="float" office:value="10369928" calcext:value-type="float">
            <text:p>1036992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str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101567" calcext:value-type="float">
            <text:p>1101567</text:p>
          </table:table-cell>
          <table:table-cell/>
          <table:table-cell office:value-type="float" office:value="10253458" calcext:value-type="float">
            <text:p>10253458</text:p>
          </table:table-cell>
          <table:table-cell/>
          <table:table-cell office:value-type="float" office:value="10059232" calcext:value-type="float">
            <text:p>1005923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ltimediale</text:p>
          </table:table-cell>
          <table:table-cell table:style-name="ce3"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venzion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4700345" calcext:value-type="float">
            <text:p>4700345</text:p>
          </table:table-cell>
          <table:table-cell/>
          <table:table-cell table:style-name="ce3" office:value-type="float" office:value="7713787" calcext:value-type="float">
            <text:p>7713787</text:p>
          </table:table-cell>
          <table:table-cell/>
          <table:table-cell table:style-name="ce3" office:value-type="float" office:value="374605" calcext:value-type="float">
            <text:p>3746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dello</text:p>
          </table:table-cell>
          <table:table-cell table:style-name="ce3" office:value-type="string" calcext:value-type="string">
            <text:p>NOM</text:p>
          </table:table-cell>
          <table:table-cell office:value-type="float" office:value="1677491" calcext:value-type="float">
            <text:p>1677491</text:p>
          </table:table-cell>
          <table:table-cell/>
          <table:table-cell office:value-type="float" office:value="10022041" calcext:value-type="float">
            <text:p>10022041</text:p>
          </table:table-cell>
          <table:table-cell/>
          <table:table-cell office:value-type="float" office:value="9633386" calcext:value-type="float">
            <text:p>963338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odello di macchina, un modello che gli adulti non devono copiar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iscale</text:p>
          </table:table-cell>
          <table:table-cell table:style-name="ce3" office:value-type="string" calcext:value-type="string">
            <text:p>ADJ</text:p>
          </table:table-cell>
          <table:table-cell office:value-type="float" office:value="9640775" calcext:value-type="float">
            <text:p>964077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leg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50371" calcext:value-type="float">
            <text:p>35037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pubblic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458125" calcext:value-type="float">
            <text:p>2458125</text:p>
          </table:table-cell>
          <table:table-cell/>
          <table:table-cell office:value-type="float" office:value="9446232" calcext:value-type="float">
            <text:p>9446232</text:p>
          </table:table-cell>
          <table:table-cell/>
          <table:table-cell office:value-type="float" office:value="10007813" calcext:value-type="float">
            <text:p>1000781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rub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10162692" calcext:value-type="float">
            <text:p>10162692</text:p>
          </table:table-cell>
          <table:table-cell/>
          <table:table-cell office:value-type="float" office:value="9643882" calcext:value-type="float">
            <text:p>9643882</text:p>
          </table:table-cell>
          <table:table-cell/>
          <table:table-cell office:value-type="float" office:value="9274923" calcext:value-type="float">
            <text:p>927492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vedese</text:p>
          </table:table-cell>
          <table:table-cell table:style-name="ce6"/>
          <table:table-cell table:style-name="ce6" office:value-type="float" office:value="2448087" calcext:value-type="float">
            <text:p>2448087</text:p>
          </table:table-cell>
          <table:table-cell table:style-name="ce11" table:number-columns-repeated="1021"/>
        </table:table-row>
        <table:table-row table:style-name="ro1">
          <table:table-cell table:style-name="ce3" office:value-type="string" calcext:value-type="string">
            <text:p>conclusion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3654930" calcext:value-type="float">
            <text:p>3654930</text:p>
          </table:table-cell>
          <table:table-cell/>
          <table:table-cell office:value-type="float" office:value="9539529" calcext:value-type="float">
            <text:p>9539529</text:p>
          </table:table-cell>
          <table:table-cell/>
          <table:table-cell office:value-type="float" office:value="9489489" calcext:value-type="float">
            <text:p>948948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quisit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mmalare</text:p>
          </table:table-cell>
          <table:table-cell table:style-name="ce7" office:value-type="string" calcext:value-type="string">
            <text:p>VER</text:p>
          </table:table-cell>
          <table:table-cell table:style-name="ce3" office:value-type="float" office:value="2878565" calcext:value-type="float">
            <text:p>2878565</text:p>
          </table:table-cell>
          <table:table-cell/>
          <table:table-cell table:style-name="ce3" office:value-type="float" office:value="2206057" calcext:value-type="float">
            <text:p>2206057</text:p>
          </table:table-cell>
          <table:table-cell/>
          <table:table-cell table:style-name="ce17" office:value-type="float" office:value="1086137" calcext:value-type="float">
            <text:p>108613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strugge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137657" calcext:value-type="float">
            <text:p>1137657</text:p>
          </table:table-cell>
          <table:table-cell/>
          <table:table-cell office:value-type="float" office:value="3296228" calcext:value-type="float">
            <text:p>3296228</text:p>
          </table:table-cell>
          <table:table-cell/>
          <table:table-cell office:value-type="float" office:value="9487889" calcext:value-type="float">
            <text:p>948788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binazion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503559" calcext:value-type="float">
            <text:p>503559</text:p>
          </table:table-cell>
          <table:table-cell/>
          <table:table-cell office:value-type="float" office:value="9277459" calcext:value-type="float">
            <text:p>9277459</text:p>
          </table:table-cell>
          <table:table-cell/>
          <table:table-cell table:style-name="ce17" office:value-type="float" office:value="10358255" calcext:value-type="float">
            <text:p>1035825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anista</text:p>
          </table:table-cell>
          <table:table-cell table:style-name="ce3" office:value-type="string" calcext:value-type="string">
            <text:p>NOM</text:p>
          </table:table-cell>
          <table:table-cell office:value-type="float" office:value="500227" calcext:value-type="float">
            <text:p>500227</text:p>
          </table:table-cell>
          <table:table-cell/>
          <table:table-cell office:value-type="float" office:value="9211911" calcext:value-type="float">
            <text:p>9211911</text:p>
          </table:table-cell>
          <table:table-cell/>
          <table:table-cell table:style-name="ce17" office:value-type="float" office:value="9406034" calcext:value-type="float">
            <text:p>9406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cottare</text:p>
          </table:table-cell>
          <table:table-cell table:style-name="ce7" office:value-type="string" calcext:value-type="string">
            <text:p>VER</text:p>
          </table:table-cell>
          <table:table-cell table:number-columns-repeated="7"/>
          <table:table-cell office:value-type="string" calcext:value-type="string">
            <text:p>scottarsi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ariffa</text:p>
          </table:table-cell>
          <table:table-cell table:style-name="ce3" office:value-type="string" calcext:value-type="string">
            <text:p>NOM</text:p>
          </table:table-cell>
          <table:table-cell table:style-name="ce17" office:value-type="float" office:value="9143630" calcext:value-type="float">
            <text:p>9143630</text:p>
          </table:table-cell>
          <table:table-cell/>
          <table:table-cell office:value-type="float" office:value="9261922" calcext:value-type="float">
            <text:p>9261922</text:p>
          </table:table-cell>
          <table:table-cell/>
          <table:table-cell office:value-type="float" office:value="10028548" calcext:value-type="float">
            <text:p>1002854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miliare</text:p>
          </table:table-cell>
          <table:table-cell table:style-name="ce3" office:value-type="string" calcext:value-type="string">
            <text:p>NOM</text:p>
          </table:table-cell>
          <table:table-cell table:style-name="ce3"/>
          <table:table-cell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ingann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164266" calcext:value-type="float">
            <text:p>3164266</text:p>
          </table:table-cell>
          <table:table-cell/>
          <table:table-cell table:style-name="ce3" office:value-type="float" office:value="1606313" calcext:value-type="float">
            <text:p>1606313</text:p>
          </table:table-cell>
          <table:table-cell/>
          <table:table-cell office:value-type="float" office:value="9517703" calcext:value-type="float">
            <text:p>951770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uratore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game</text:p>
          </table:table-cell>
          <table:table-cell table:style-name="ce3" office:value-type="string" calcext:value-type="string">
            <text:p>NOM</text:p>
          </table:table-cell>
          <table:table-cell office:value-type="float" office:value="9099844" calcext:value-type="float">
            <text:p>9099844</text:p>
          </table:table-cell>
          <table:table-cell/>
          <table:table-cell office:value-type="float" office:value="9799367" calcext:value-type="float">
            <text:p>9799367</text:p>
          </table:table-cell>
          <table:table-cell/>
          <table:table-cell office:value-type="float" office:value="9877849" calcext:value-type="float">
            <text:p>987784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obabilità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473799" calcext:value-type="float">
            <text:p>10473799</text:p>
          </table:table-cell>
          <table:table-cell/>
          <table:table-cell office:value-type="float" office:value="9430267" calcext:value-type="float">
            <text:p>9430267</text:p>
          </table:table-cell>
          <table:table-cell/>
          <table:table-cell office:value-type="float" office:value="10167416" calcext:value-type="float">
            <text:p>1016741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tatt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350360" calcext:value-type="float">
            <text:p>350360</text:p>
          </table:table-cell>
          <table:table-cell/>
          <table:table-cell table:style-name="ce3" office:value-type="float" office:value="755316" calcext:value-type="float">
            <text:p>755316</text:p>
          </table:table-cell>
          <table:table-cell/>
          <table:table-cell table:style-name="ce3" office:value-type="float" office:value="2437991" calcext:value-type="float">
            <text:p>243799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imanere in contatto, contatto su social media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ntusiasm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382832" calcext:value-type="float">
            <text:p>382832</text:p>
          </table:table-cell>
          <table:table-cell/>
          <table:table-cell table:style-name="ce3" office:value-type="float" office:value="4915198" calcext:value-type="float">
            <text:p>4915198</text:p>
          </table:table-cell>
          <table:table-cell/>
          <table:table-cell table:style-name="ce17" office:value-type="float" office:value="10492908" calcext:value-type="float">
            <text:p>1049290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pprezz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2137491" calcext:value-type="float">
            <text:p>2137491</text:p>
          </table:table-cell>
          <table:table-cell/>
          <table:table-cell table:style-name="ce3" office:value-type="float" office:value="1227329" calcext:value-type="float">
            <text:p>1227329</text:p>
          </table:table-cell>
          <table:table-cell/>
          <table:table-cell table:style-name="ce3" office:value-type="float" office:value="2198475" calcext:value-type="float">
            <text:p>21984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tezza</text:p>
          </table:table-cell>
          <table:table-cell table:style-name="ce3" office:value-type="string" calcext:value-type="string">
            <text:p>NOM</text:p>
          </table:table-cell>
          <table:table-cell office:value-type="float" office:value="9361677" calcext:value-type="float">
            <text:p>9361677</text:p>
          </table:table-cell>
          <table:table-cell/>
          <table:table-cell office:value-type="float" office:value="10149027" calcext:value-type="float">
            <text:p>10149027</text:p>
          </table:table-cell>
          <table:table-cell/>
          <table:table-cell office:value-type="float" office:value="9194720" calcext:value-type="float">
            <text:p>919472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esenza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438236" calcext:value-type="float">
            <text:p>10438236</text:p>
          </table:table-cell>
          <table:table-cell/>
          <table:table-cell office:value-type="float" office:value="9281593" calcext:value-type="float">
            <text:p>9281593</text:p>
          </table:table-cell>
          <table:table-cell/>
          <table:table-cell office:value-type="float" office:value="10386269" calcext:value-type="float">
            <text:p>1038626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mpegnare</text:p>
          </table:table-cell>
          <table:table-cell table:style-name="ce7" office:value-type="string" calcext:value-type="string">
            <text:p>VER</text:p>
          </table:table-cell>
          <table:table-cell table:style-name="ce3"/>
          <table:table-cell/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pigrizia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mb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4718301" calcext:value-type="float">
            <text:p>4718301</text:p>
          </table:table-cell>
          <table:table-cell/>
          <table:table-cell office:value-type="float" office:value="10165385" calcext:value-type="float">
            <text:p>10165385</text:p>
          </table:table-cell>
          <table:table-cell/>
          <table:table-cell office:value-type="float" office:value="9396090" calcext:value-type="float">
            <text:p>9396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mpli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9889716" calcext:value-type="float">
            <text:p>98897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gitazione</text:p>
          </table:table-cell>
          <table:table-cell table:style-name="ce3" office:value-type="string" calcext:value-type="string">
            <text:p>NOM</text:p>
          </table:table-cell>
          <table:table-cell office:value-type="float" office:value="9593796" calcext:value-type="float">
            <text:p>9593796</text:p>
          </table:table-cell>
          <table:table-cell/>
          <table:table-cell office:value-type="float" office:value="9500055" calcext:value-type="float">
            <text:p>9500055</text:p>
          </table:table-cell>
          <table:table-cell/>
          <table:table-cell office:value-type="float" office:value="10246384" calcext:value-type="float">
            <text:p>102463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cambi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421669" calcext:value-type="float">
            <text:p>2421669</text:p>
          </table:table-cell>
          <table:table-cell/>
          <table:table-cell table:style-name="ce17" office:value-type="float" office:value="10377647" calcext:value-type="float">
            <text:p>10377647</text:p>
          </table:table-cell>
          <table:table-cell/>
          <table:table-cell office:value-type="float" office:value="9031388" calcext:value-type="float">
            <text:p>903138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ntascale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ntene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727153" calcext:value-type="float">
            <text:p>727153</text:p>
          </table:table-cell>
          <table:table-cell/>
          <table:table-cell table:style-name="ce3" office:value-type="float" office:value="1516964" calcext:value-type="float">
            <text:p>1516964</text:p>
          </table:table-cell>
          <table:table-cell/>
          <table:table-cell table:style-name="ce3" office:value-type="float" office:value="979782" calcext:value-type="float">
            <text:p>97978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mbient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999987" calcext:value-type="float">
            <text:p>999987</text:p>
          </table:table-cell>
          <table:table-cell table:number-columns-repeated="6"/>
          <table:table-cell office:value-type="string" calcext:value-type="string">
            <text:p>ambiente natural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comparso</text:p>
          </table:table-cell>
          <table:table-cell table:style-name="ce3" office:value-type="string" calcext:value-type="string">
            <text:p>ADJ</text:p>
          </table:table-cell>
          <table:table-cell office:value-type="float" office:value="10319624" calcext:value-type="float">
            <text:p>10319624</text:p>
          </table:table-cell>
          <table:table-cell/>
          <table:table-cell office:value-type="float" office:value="9817328" calcext:value-type="float">
            <text:p>9817328</text:p>
          </table:table-cell>
          <table:table-cell/>
          <table:table-cell office:value-type="float" office:value="9619736" calcext:value-type="float">
            <text:p>961973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fferent POS in the context sentences, but ok for meaning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istituto</text:p>
          </table:table-cell>
          <table:table-cell table:style-name="ce3" office:value-type="string" calcext:value-type="string">
            <text:p>NOM</text:p>
          </table:table-cell>
          <table:table-cell office:value-type="float" office:value="538991" calcext:value-type="float">
            <text:p>53899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tatt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1073334" calcext:value-type="float">
            <text:p>1073334</text:p>
          </table:table-cell>
          <table:table-cell/>
          <table:table-cell office:value-type="float" office:value="10121225" calcext:value-type="float">
            <text:p>10121225</text:p>
          </table:table-cell>
          <table:table-cell/>
          <table:table-cell office:value-type="float" office:value="10124975" calcext:value-type="float">
            <text:p>101249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pinion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388814" calcext:value-type="float">
            <text:p>388814</text:p>
          </table:table-cell>
          <table:table-cell/>
          <table:table-cell table:style-name="ce3" office:value-type="float" office:value="4853062" calcext:value-type="float">
            <text:p>4853062</text:p>
          </table:table-cell>
          <table:table-cell/>
          <table:table-cell table:style-name="ce3" office:value-type="float" office:value="423778" calcext:value-type="float">
            <text:p>42377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entenne</text:p>
          </table:table-cell>
          <table:table-cell table:style-name="ce3" office:value-type="string" calcext:value-type="string">
            <text:p>ADJ</text:p>
          </table:table-cell>
          <table:table-cell office:value-type="float" office:value="9045476" calcext:value-type="float">
            <text:p>904547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ssa</text:p>
          </table:table-cell>
          <table:table-cell table:style-name="ce3" office:value-type="string" calcext:value-type="string">
            <text:p>NOM</text:p>
          </table:table-cell>
          <table:table-cell office:value-type="float" office:value="1325453" calcext:value-type="float">
            <text:p>1325453</text:p>
          </table:table-cell>
          <table:table-cell/>
          <table:table-cell office:value-type="float" office:value="10059519" calcext:value-type="float">
            <text:p>10059519</text:p>
          </table:table-cell>
          <table:table-cell/>
          <table:table-cell office:value-type="float" office:value="9319354" calcext:value-type="float">
            <text:p>931935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assa grassa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sigli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527178" calcext:value-type="float">
            <text:p>527178</text:p>
          </table:table-cell>
          <table:table-cell/>
          <table:table-cell table:style-name="ce3" office:value-type="float" office:value="350630" calcext:value-type="float">
            <text:p>350630</text:p>
          </table:table-cell>
          <table:table-cell/>
          <table:table-cell table:style-name="ce3" office:value-type="float" office:value="3650563" calcext:value-type="float">
            <text:p>365056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lor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577344" calcext:value-type="float">
            <text:p>2577344</text:p>
          </table:table-cell>
          <table:table-cell/>
          <table:table-cell table:style-name="ce3" office:value-type="float" office:value="379772" calcext:value-type="float">
            <text:p>379772</text:p>
          </table:table-cell>
          <table:table-cell/>
          <table:table-cell table:style-name="ce3" office:value-type="float" office:value="379771" calcext:value-type="float">
            <text:p>37977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une</text:p>
          </table:table-cell>
          <table:table-cell table:style-name="ce4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omune</text:p>
          </table:table-cell>
          <table:table-cell table:style-name="ce4" office:value-type="string" calcext:value-type="string">
            <text:p>ADJ</text:p>
          </table:table-cell>
          <table:table-cell office:value-type="float" office:value="1152804" calcext:value-type="float">
            <text:p>1152804</text:p>
          </table:table-cell>
          <table:table-cell/>
          <table:table-cell office:value-type="float" office:value="1806206" calcext:value-type="float">
            <text:p>1806206</text:p>
          </table:table-cell>
          <table:table-cell/>
          <table:table-cell office:value-type="float" office:value="3003302" calcext:value-type="float">
            <text:p>300330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ozza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288316" calcext:value-type="float">
            <text:p>10288316</text:p>
          </table:table-cell>
          <table:table-cell/>
          <table:table-cell office:value-type="float" office:value="9322076" calcext:value-type="float">
            <text:p>9322076</text:p>
          </table:table-cell>
          <table:table-cell/>
          <table:table-cell office:value-type="float" office:value="9023776" calcext:value-type="float">
            <text:p>902377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rid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239441" calcext:value-type="float">
            <text:p>3239441</text:p>
          </table:table-cell>
          <table:table-cell/>
          <table:table-cell office:value-type="float" office:value="9459110" calcext:value-type="float">
            <text:p>9459110</text:p>
          </table:table-cell>
          <table:table-cell/>
          <table:table-cell office:value-type="float" office:value="9377246" calcext:value-type="float">
            <text:p>937724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glior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798069" calcext:value-type="float">
            <text:p>1798069</text:p>
          </table:table-cell>
          <table:table-cell/>
          <table:table-cell table:style-name="ce3" office:value-type="float" office:value="2998340" calcext:value-type="float">
            <text:p>2998340</text:p>
          </table:table-cell>
          <table:table-cell/>
          <table:table-cell office:value-type="float" office:value="9512767" calcext:value-type="float">
            <text:p>951276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esente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609598" calcext:value-type="float">
            <text:p>609598</text:p>
          </table:table-cell>
          <table:table-cell/>
          <table:table-cell table:style-name="ce3" office:value-type="float" office:value="609639" calcext:value-type="float">
            <text:p>609639</text:p>
          </table:table-cell>
          <table:table-cell/>
          <table:table-cell table:style-name="ce3" office:value-type="float" office:value="917388" calcext:value-type="float">
            <text:p>91738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tallo</text:p>
          </table:table-cell>
          <table:table-cell table:style-name="ce3" office:value-type="string" calcext:value-type="string">
            <text:p>NOM</text:p>
          </table:table-cell>
          <table:table-cell office:value-type="float" office:value="9987516" calcext:value-type="float">
            <text:p>9987516</text:p>
          </table:table-cell>
          <table:table-cell/>
          <table:table-cell office:value-type="float" office:value="9004692" calcext:value-type="float">
            <text:p>9004692</text:p>
          </table:table-cell>
          <table:table-cell/>
          <table:table-cell office:value-type="float" office:value="10404391" calcext:value-type="float">
            <text:p>1040439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olle</text:p>
          </table:table-cell>
          <table:table-cell table:style-name="ce3" office:value-type="string" calcext:value-type="string">
            <text:p>ADJ</text:p>
          </table:table-cell>
          <table:table-cell table:style-name="ce3" office:value-type="float" office:value="2231635" calcext:value-type="float">
            <text:p>2231635</text:p>
          </table:table-cell>
          <table:table-cell/>
          <table:table-cell office:value-type="float" office:value="9022092" calcext:value-type="float">
            <text:p>9022092</text:p>
          </table:table-cell>
          <table:table-cell/>
          <table:table-cell office:value-type="float" office:value="10460024" calcext:value-type="float">
            <text:p>10460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rale</text:p>
          </table:table-cell>
          <table:table-cell table:style-name="ce3" office:value-type="string" calcext:value-type="string">
            <text:p>ADJ</text:p>
          </table:table-cell>
          <table:table-cell office:value-type="float" office:value="4518" calcext:value-type="float">
            <text:p>45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adrare</text:p>
          </table:table-cell>
          <table:table-cell table:style-name="ce3"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rricchi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9201196" calcext:value-type="float">
            <text:p>9201196</text:p>
          </table:table-cell>
          <table:table-cell/>
          <table:table-cell office:value-type="float" office:value="9770588" calcext:value-type="float">
            <text:p>9770588</text:p>
          </table:table-cell>
          <table:table-cell table:number-columns-repeated="4"/>
          <table:table-cell office:value-type="string" calcext:value-type="string">
            <text:p>un’esperienza che arricchisc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acrifici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514736" calcext:value-type="float">
            <text:p>1514736</text:p>
          </table:table-cell>
          <table:table-cell/>
          <table:table-cell office:value-type="float" office:value="9580773" calcext:value-type="float">
            <text:p>9580773</text:p>
          </table:table-cell>
          <table:table-cell/>
          <table:table-cell office:value-type="float" office:value="10163997" calcext:value-type="float">
            <text:p>1016399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ruttivendolo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085815" calcext:value-type="float">
            <text:p>100858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ade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417183" calcext:value-type="float">
            <text:p>1417183</text:p>
          </table:table-cell>
          <table:table-cell/>
          <table:table-cell table:style-name="ce3" office:value-type="float" office:value="1854850" calcext:value-type="float">
            <text:p>1854850</text:p>
          </table:table-cell>
          <table:table-cell/>
          <table:table-cell office:value-type="float" office:value="10284229" calcext:value-type="float">
            <text:p>1028422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cadere del temp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vvicin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4525811" calcext:value-type="float">
            <text:p>4525811</text:p>
          </table:table-cell>
          <table:table-cell/>
          <table:table-cell table:style-name="ce3" office:value-type="float" office:value="1101811" calcext:value-type="float">
            <text:p>1101811</text:p>
          </table:table-cell>
          <table:table-cell/>
          <table:table-cell office:value-type="float" office:value="10248653" calcext:value-type="float">
            <text:p>1024865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a transitivo che riflessiv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istingue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438610" calcext:value-type="float">
            <text:p>1438610</text:p>
          </table:table-cell>
          <table:table-cell/>
          <table:table-cell table:style-name="ce3" office:value-type="float" office:value="715238" calcext:value-type="float">
            <text:p>715238</text:p>
          </table:table-cell>
          <table:table-cell/>
          <table:table-cell table:style-name="ce3" office:value-type="float" office:value="1405149" calcext:value-type="float">
            <text:p>140514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avata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stell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117127" calcext:value-type="float">
            <text:p>1117127</text:p>
          </table:table-cell>
          <table:table-cell/>
          <table:table-cell table:style-name="ce3" office:value-type="float" office:value="4473948" calcext:value-type="float">
            <text:p>4473948</text:p>
          </table:table-cell>
          <table:table-cell/>
          <table:table-cell office:value-type="float" office:value="9853366" calcext:value-type="float">
            <text:p>985336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troll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6699603" calcext:value-type="float">
            <text:p>6699603</text:p>
          </table:table-cell>
          <table:table-cell/>
          <table:table-cell table:style-name="ce3" office:value-type="float" office:value="1689096" calcext:value-type="float">
            <text:p>1689096</text:p>
          </table:table-cell>
          <table:table-cell/>
          <table:table-cell table:style-name="ce17" office:value-type="float" office:value="10422692" calcext:value-type="float">
            <text:p>104226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lor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606313" calcext:value-type="float">
            <text:p>1606313</text:p>
          </table:table-cell>
          <table:table-cell/>
          <table:table-cell table:style-name="ce3" office:value-type="float" office:value="1919313" calcext:value-type="float">
            <text:p>1919313</text:p>
          </table:table-cell>
          <table:table-cell/>
          <table:table-cell table:style-name="ce3" office:value-type="float" office:value="2895969" calcext:value-type="float">
            <text:p>289596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et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864999" calcext:value-type="float">
            <text:p>864999</text:p>
          </table:table-cell>
          <table:table-cell/>
          <table:table-cell table:style-name="ce3" office:value-type="float" office:value="998867" calcext:value-type="float">
            <text:p>998867</text:p>
          </table:table-cell>
          <table:table-cell/>
          <table:table-cell office:value-type="float" office:value="9647943" calcext:value-type="float">
            <text:p>964794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segn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350327" calcext:value-type="float">
            <text:p>350327</text:p>
          </table:table-cell>
          <table:table-cell/>
          <table:table-cell office:value-type="float" office:value="3405784" calcext:value-type="float">
            <text:p>3405784</text:p>
          </table:table-cell>
          <table:table-cell/>
          <table:table-cell office:value-type="float" office:value="9847172" calcext:value-type="float">
            <text:p>984717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pogliare</text:p>
          </table:table-cell>
          <table:table-cell table:style-name="ce7" office:value-type="string" calcext:value-type="string">
            <text:p>VER</text:p>
          </table:table-cell>
          <table:table-cell office:value-type="float" office:value="10218485" calcext:value-type="float">
            <text:p>1021848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portanz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794726" calcext:value-type="float">
            <text:p>1794726</text:p>
          </table:table-cell>
          <table:table-cell/>
          <table:table-cell table:style-name="ce3" office:value-type="float" office:value="5981266" calcext:value-type="float">
            <text:p>5981266</text:p>
          </table:table-cell>
          <table:table-cell/>
          <table:table-cell table:style-name="ce3" office:value-type="float" office:value="4595" calcext:value-type="float">
            <text:p>45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774556" calcext:value-type="float">
            <text:p>2774556</text:p>
          </table:table-cell>
          <table:table-cell/>
          <table:table-cell office:value-type="float" office:value="9761017" calcext:value-type="float">
            <text:p>9761017</text:p>
          </table:table-cell>
          <table:table-cell/>
          <table:table-cell office:value-type="float" office:value="10369114" calcext:value-type="float">
            <text:p>1036911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ffonde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9422468" calcext:value-type="float">
            <text:p>9422468</text:p>
          </table:table-cell>
          <table:table-cell/>
          <table:table-cell office:value-type="float" office:value="9750650" calcext:value-type="float">
            <text:p>9750650</text:p>
          </table:table-cell>
          <table:table-cell/>
          <table:table-cell table:style-name="ce17" office:value-type="float" office:value="9389229" calcext:value-type="float">
            <text:p>938922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pacità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784746" calcext:value-type="float">
            <text:p>2784746</text:p>
          </table:table-cell>
          <table:table-cell/>
          <table:table-cell table:style-name="ce3" office:value-type="float" office:value="874413" calcext:value-type="float">
            <text:p>874413</text:p>
          </table:table-cell>
          <table:table-cell/>
          <table:table-cell table:style-name="ce3" office:value-type="float" office:value="2427303" calcext:value-type="float">
            <text:p>242730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iquid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1827103" calcext:value-type="float">
            <text:p>1827103</text:p>
          </table:table-cell>
          <table:table-cell/>
          <table:table-cell office:value-type="float" office:value="9598774" calcext:value-type="float">
            <text:p>9598774</text:p>
          </table:table-cell>
          <table:table-cell/>
          <table:table-cell office:value-type="float" office:value="9564471" calcext:value-type="float">
            <text:p>956447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vvenimento</text:p>
          </table:table-cell>
          <table:table-cell table:style-name="ce3" office:value-type="string" calcext:value-type="string">
            <text:p>NOM</text:p>
          </table:table-cell>
          <table:table-cell office:value-type="float" office:value="9887059" calcext:value-type="float">
            <text:p>9887059</text:p>
          </table:table-cell>
          <table:table-cell/>
          <table:table-cell office:value-type="float" office:value="9917624" calcext:value-type="float">
            <text:p>9917624</text:p>
          </table:table-cell>
          <table:table-cell/>
          <table:table-cell office:value-type="float" office:value="10318538" calcext:value-type="float">
            <text:p>1031853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ito</text:p>
          </table:table-cell>
          <table:table-cell table:style-name="ce3"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sito web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dizione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4484103" calcext:value-type="float">
            <text:p>4484103</text:p>
          </table:table-cell>
          <table:table-cell/>
          <table:table-cell table:style-name="ce3" office:value-type="float" office:value="4583641" calcext:value-type="float">
            <text:p>4583641</text:p>
          </table:table-cell>
          <table:table-cell/>
          <table:table-cell table:style-name="ce3" office:value-type="float" office:value="3059136" calcext:value-type="float">
            <text:p>305913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 certe condizioni; il libro si può prendere a condizione che…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copri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852947" calcext:value-type="float">
            <text:p>852947</text:p>
          </table:table-cell>
          <table:table-cell/>
          <table:table-cell table:style-name="ce3" office:value-type="float" office:value="928141" calcext:value-type="float">
            <text:p>928141</text:p>
          </table:table-cell>
          <table:table-cell/>
          <table:table-cell table:style-name="ce3" office:value-type="float" office:value="429424" calcext:value-type="float">
            <text:p>4294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vi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formatic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formatico</text:p>
          </table:table-cell>
          <table:table-cell table:style-name="ce3" office:value-type="string" calcext:value-type="string">
            <text:p>ADJ</text:p>
          </table:table-cell>
          <table:table-cell office:value-type="float" office:value="10089929" calcext:value-type="float">
            <text:p>10089929</text:p>
          </table:table-cell>
          <table:table-cell/>
          <table:table-cell office:value-type="float" office:value="10216207" calcext:value-type="float">
            <text:p>10216207</text:p>
          </table:table-cell>
          <table:table-cell/>
          <table:table-cell table:style-name="ce17" office:value-type="float" office:value="3272231" calcext:value-type="float">
            <text:p>327223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opor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412799" calcext:value-type="float">
            <text:p>412799</text:p>
          </table:table-cell>
          <table:table-cell/>
          <table:table-cell office:value-type="float" office:value="1870191" calcext:value-type="float">
            <text:p>1870191</text:p>
          </table:table-cell>
          <table:table-cell/>
          <table:table-cell office:value-type="float" office:value="10041310" calcext:value-type="float">
            <text:p>1004131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sager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10382664" calcext:value-type="float">
            <text:p>10382664</text:p>
          </table:table-cell>
          <table:table-cell/>
          <table:table-cell office:value-type="float" office:value="9681792" calcext:value-type="float">
            <text:p>9681792</text:p>
          </table:table-cell>
          <table:table-cell/>
          <table:table-cell office:value-type="float" office:value="9759514" calcext:value-type="float">
            <text:p>975951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stene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1763786" calcext:value-type="float">
            <text:p>1763786</text:p>
          </table:table-cell>
          <table:table-cell/>
          <table:table-cell table:style-name="ce3" office:value-type="float" office:value="3391616" calcext:value-type="float">
            <text:p>3391616</text:p>
          </table:table-cell>
          <table:table-cell/>
          <table:table-cell table:style-name="ce3" office:value-type="float" office:value="3391624" calcext:value-type="float">
            <text:p>33916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ratuitamente</text:p>
          </table:table-cell>
          <table:table-cell table:style-name="ce3" office:value-type="string" calcext:value-type="string">
            <text:p>ADV</text:p>
          </table:table-cell>
          <table:table-cell office:value-type="float" office:value="4075159" calcext:value-type="float">
            <text:p>4075159</text:p>
          </table:table-cell>
          <table:table-cell/>
          <table:table-cell office:value-type="float" office:value="9039524" calcext:value-type="float">
            <text:p>9039524</text:p>
          </table:table-cell>
          <table:table-cell/>
          <table:table-cell table:style-name="ce17" office:value-type="float" office:value="9510357" calcext:value-type="float">
            <text:p>951035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ipico</text:p>
          </table:table-cell>
          <table:table-cell table:style-name="ce3" office:value-type="string" calcext:value-type="string">
            <text:p>ADJ</text:p>
          </table:table-cell>
          <table:table-cell office:value-type="float" office:value="10048212" calcext:value-type="float">
            <text:p>10048212</text:p>
          </table:table-cell>
          <table:table-cell/>
          <table:table-cell office:value-type="float" office:value="10173627" calcext:value-type="float">
            <text:p>10173627</text:p>
          </table:table-cell>
          <table:table-cell/>
          <table:table-cell office:value-type="float" office:value="9480788" calcext:value-type="float">
            <text:p>948078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peranz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966474" calcext:value-type="float">
            <text:p>966474</text:p>
          </table:table-cell>
          <table:table-cell/>
          <table:table-cell table:style-name="ce3" office:value-type="float" office:value="632989" calcext:value-type="float">
            <text:p>632989</text:p>
          </table:table-cell>
          <table:table-cell/>
          <table:table-cell table:style-name="ce3" office:value-type="float" office:value="429388" calcext:value-type="float">
            <text:p>42938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lle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037940" calcext:value-type="float">
            <text:p>1003794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pendenza</text:p>
          </table:table-cell>
          <table:table-cell table:style-name="ce3" office:value-type="string" calcext:value-type="string">
            <text:p>NOM</text:p>
          </table:table-cell>
          <table:table-cell office:value-type="float" office:value="3044958" calcext:value-type="float">
            <text:p>3044958</text:p>
          </table:table-cell>
          <table:table-cell/>
          <table:table-cell table:style-name="ce17" office:value-type="float" office:value="10373562" calcext:value-type="float">
            <text:p>10373562</text:p>
          </table:table-cell>
          <table:table-cell/>
          <table:table-cell office:value-type="float" office:value="10304997" calcext:value-type="float">
            <text:p>1030499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dato</text:p>
          </table:table-cell>
          <table:table-cell table:style-name="ce8"/>
          <table:table-cell table:style-name="ce8" office:value-type="float" office:value="393854" calcext:value-type="float">
            <text:p>393854</text:p>
          </table:table-cell>
          <table:table-cell table:style-name="ce19" table:number-columns-repeated="1021"/>
        </table:table-row>
        <table:table-row table:style-name="ro1">
          <table:table-cell table:style-name="ce7" office:value-type="string" calcext:value-type="string">
            <text:p>occupare</text:p>
          </table:table-cell>
          <table:table-cell table:style-name="ce7" office:value-type="string" calcext:value-type="string">
            <text:p>VER</text:p>
          </table:table-cell>
          <table:table-cell table:style-name="ce3" office:value-type="float" office:value="3710929" calcext:value-type="float">
            <text:p>3710929</text:p>
          </table:table-cell>
          <table:table-cell/>
          <table:table-cell table:style-name="ce3" office:value-type="float" office:value="1751834" calcext:value-type="float">
            <text:p>1751834</text:p>
          </table:table-cell>
          <table:table-cell/>
          <table:table-cell office:value-type="float" office:value="10488051" calcext:value-type="float">
            <text:p>1048805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 occupa dei diritti delle persone più deboli/ si occupa di cani abbandonati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uramente</text:p>
          </table:table-cell>
          <table:table-cell table:style-name="ce3" office:value-type="string" calcext:value-type="string">
            <text:p>ADV</text:p>
          </table:table-cell>
          <table:table-cell table:style-name="ce3" office:value-type="float" office:value="4509049" calcext:value-type="float">
            <text:p>4509049</text:p>
          </table:table-cell>
          <table:table-cell/>
          <table:table-cell office:value-type="float" office:value="1086137" calcext:value-type="float">
            <text:p>1086137</text:p>
          </table:table-cell>
          <table:table-cell/>
          <table:table-cell office:value-type="float" office:value="3388923" calcext:value-type="float">
            <text:p>338892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ssumere</text:p>
          </table:table-cell>
          <table:table-cell table:style-name="ce3" office:value-type="string" calcext:value-type="string">
            <text:p>VER</text:p>
          </table:table-cell>
          <table:table-cell table:style-name="ce18" office:value-type="float" office:value="4922690" calcext:value-type="float">
            <text:p>4922690</text:p>
          </table:table-cell>
          <table:table-cell table:number-columns-repeated="6"/>
          <table:table-cell office:value-type="string" calcext:value-type="string">
            <text:p>assumere vitamine, assumere un’importanza particolar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inamico</text:p>
          </table:table-cell>
          <table:table-cell table:style-name="ce3" office:value-type="string" calcext:value-type="string">
            <text:p>ADJ</text:p>
          </table:table-cell>
          <table:table-cell office:value-type="float" office:value="10372152" calcext:value-type="float">
            <text:p>10372152</text:p>
          </table:table-cell>
          <table:table-cell/>
          <table:table-cell office:value-type="float" office:value="9452830" calcext:value-type="float">
            <text:p>9452830</text:p>
          </table:table-cell>
          <table:table-cell/>
          <table:table-cell office:value-type="float" office:value="10011956" calcext:value-type="float">
            <text:p>1001195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arattere dinamico e apert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icerca</text:p>
          </table:table-cell>
          <table:table-cell table:style-name="ce3" office:value-type="string" calcext:value-type="string">
            <text:p>NOM</text:p>
          </table:table-cell>
          <table:table-cell office:value-type="float" office:value="1857421" calcext:value-type="float">
            <text:p>1857421</text:p>
          </table:table-cell>
          <table:table-cell/>
          <table:table-cell table:style-name="ce3" office:value-type="float" office:value="373843" calcext:value-type="float">
            <text:p>373843</text:p>
          </table:table-cell>
          <table:table-cell/>
          <table:table-cell table:style-name="ce3" office:value-type="float" office:value="10443080" calcext:value-type="float">
            <text:p>1044308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rotta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tesa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6980566" calcext:value-type="float">
            <text:p>6980566</text:p>
          </table:table-cell>
          <table:table-cell/>
          <table:table-cell office:value-type="float" office:value="9169830" calcext:value-type="float">
            <text:p>9169830</text:p>
          </table:table-cell>
          <table:table-cell/>
          <table:table-cell office:value-type="float" office:value="10318119" calcext:value-type="float">
            <text:p>1031811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evitabile</text:p>
          </table:table-cell>
          <table:table-cell table:style-name="ce3" office:value-type="string" calcext:value-type="string">
            <text:p>ADJ</text:p>
          </table:table-cell>
          <table:table-cell office:value-type="float" office:value="9990256" calcext:value-type="float">
            <text:p>9990256</text:p>
          </table:table-cell>
          <table:table-cell/>
          <table:table-cell office:value-type="float" office:value="9650736" calcext:value-type="float">
            <text:p>9650736</text:p>
          </table:table-cell>
          <table:table-cell/>
          <table:table-cell office:value-type="float" office:value="9154581" calcext:value-type="float">
            <text:p>915458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bbandonato</text:p>
          </table:table-cell>
          <table:table-cell table:style-name="ce3" office:value-type="string" calcext:value-type="string">
            <text:p>ADJ</text:p>
          </table:table-cell>
          <table:table-cell office:value-type="float" office:value="9928220" calcext:value-type="float">
            <text:p>9928220</text:p>
          </table:table-cell>
          <table:table-cell/>
          <table:table-cell office:value-type="float" office:value="9390771" calcext:value-type="float">
            <text:p>9390771</text:p>
          </table:table-cell>
          <table:table-cell/>
          <table:table-cell office:value-type="float" office:value="9170305" calcext:value-type="float">
            <text:p>91703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pari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10464150" calcext:value-type="float">
            <text:p>104641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ppresent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833616" calcext:value-type="float">
            <text:p>833616</text:p>
          </table:table-cell>
          <table:table-cell/>
          <table:table-cell office:value-type="float" office:value="3350711" calcext:value-type="float">
            <text:p>3350711</text:p>
          </table:table-cell>
          <table:table-cell/>
          <table:table-cell office:value-type="float" office:value="4420737" calcext:value-type="float">
            <text:p>442073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taggioso</text:p>
          </table:table-cell>
          <table:table-cell table:style-name="ce3"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cheggiare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float" office:value="3262861" calcext:value-type="float">
            <text:p>3262861</text:p>
          </table:table-cell>
          <table:table-cell/>
          <table:table-cell office:value-type="float" office:value="2268230" calcext:value-type="float">
            <text:p>2268230</text:p>
          </table:table-cell>
          <table:table-cell/>
          <table:table-cell office:value-type="float" office:value="10140804" calcext:value-type="float">
            <text:p>1014080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olastico</text:p>
          </table:table-cell>
          <table:table-cell office:value-type="string" calcext:value-type="string">
            <text:p>ADJ</text:p>
          </table:table-cell>
          <table:table-cell office:value-type="float" office:value="2201230" calcext:value-type="float">
            <text:p>2201230</text:p>
          </table:table-cell>
          <table:table-cell/>
          <table:table-cell table:style-name="ce3" office:value-type="float" office:value="3414305" calcext:value-type="float">
            <text:p>3414305</text:p>
          </table:table-cell>
          <table:table-cell/>
          <table:table-cell office:value-type="float" office:value="409295" calcext:value-type="float">
            <text:p>4092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NOM</text:p>
          </table:table-cell>
          <table:table-cell office:value-type="float" office:value="2127898" calcext:value-type="float">
            <text:p>2127898</text:p>
          </table:table-cell>
          <table:table-cell/>
          <table:table-cell office:value-type="float" office:value="9347532" calcext:value-type="float">
            <text:p>9347532</text:p>
          </table:table-cell>
          <table:table-cell/>
          <table:table-cell office:value-type="float" office:value="9689284" calcext:value-type="float">
            <text:p>96892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zion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tomo</text:p>
          </table:table-cell>
          <table:table-cell office:value-type="string" calcext:value-type="string">
            <text:p>NOM</text:p>
          </table:table-cell>
          <table:table-cell office:value-type="float" office:value="1265056" calcext:value-type="float">
            <text:p>1265056</text:p>
          </table:table-cell>
          <table:table-cell/>
          <table:table-cell office:value-type="float" office:value="9728773" calcext:value-type="float">
            <text:p>9728773</text:p>
          </table:table-cell>
          <table:table-cell/>
          <table:table-cell office:value-type="float" office:value="10217322" calcext:value-type="float">
            <text:p>1021732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ità</text:p>
          </table:table-cell>
          <table:table-cell office:value-type="string" calcext:value-type="string">
            <text:p>NOM</text:p>
          </table:table-cell>
          <table:table-cell office:value-type="float" office:value="399343" calcext:value-type="float">
            <text:p>3993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ibilmente</text:p>
          </table:table-cell>
          <table:table-cell office:value-type="string" calcext:value-type="string">
            <text:p>ADV</text:p>
          </table:table-cell>
          <table:table-cell office:value-type="float" office:value="2221839" calcext:value-type="float">
            <text:p>2221839</text:p>
          </table:table-cell>
          <table:table-cell/>
          <table:table-cell office:value-type="float" office:value="10092093" calcext:value-type="float">
            <text:p>10092093</text:p>
          </table:table-cell>
          <table:table-cell/>
          <table:table-cell office:value-type="float" office:value="9906972" calcext:value-type="float">
            <text:p>990697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NOM</text:p>
          </table:table-cell>
          <table:table-cell office:value-type="float" office:value="1578295" calcext:value-type="float">
            <text:p>1578295</text:p>
          </table:table-cell>
          <table:table-cell/>
          <table:table-cell office:value-type="float" office:value="2943707" calcext:value-type="float">
            <text:p>2943707</text:p>
          </table:table-cell>
          <table:table-cell/>
          <table:table-cell table:style-name="ce17" office:value-type="float" office:value="2456034" calcext:value-type="float">
            <text:p>245603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 base di pasta / basi teoriche / alla base di qualcosa / condizione base</text:p>
          </table:table-cell>
          <table:table-cell/>
          <table:table-cell office:value-type="string" calcext:value-type="string">
            <text:p>in base a 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omposizione</text:p>
          </table:table-cell>
          <table:table-cell table:style-name="ce3" office:value-type="string" calcext:value-type="string">
            <text:p>NOM</text:p>
          </table:table-cell>
          <table:table-cell office:value-type="float" office:value="9007035" calcext:value-type="float">
            <text:p>9007035</text:p>
          </table:table-cell>
          <table:table-cell table:number-columns-repeated="6"/>
          <table:table-cell office:value-type="string" calcext:value-type="string">
            <text:p>composizione musi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lia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scrivere</text:p>
          </table:table-cell>
          <table:table-cell table:style-name="ce9" office:value-type="string" calcext:value-type="string">
            <text:p>VER</text:p>
          </table:table-cell>
          <table:table-cell office:value-type="float" office:value="508077" calcext:value-type="float">
            <text:p>508077</text:p>
          </table:table-cell>
          <table:table-cell/>
          <table:table-cell table:style-name="ce17" office:value-type="float" office:value="9958294" calcext:value-type="float">
            <text:p>9958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bbligo</text:p>
          </table:table-cell>
          <table:table-cell office:value-type="string" calcext:value-type="string">
            <text:p>NOM</text:p>
          </table:table-cell>
          <table:table-cell office:value-type="float" office:value="9317806" calcext:value-type="float">
            <text:p>9317806</text:p>
          </table:table-cell>
          <table:table-cell/>
          <table:table-cell office:value-type="float" office:value="10197394" calcext:value-type="float">
            <text:p>10197394</text:p>
          </table:table-cell>
          <table:table-cell/>
          <table:table-cell office:value-type="float" office:value="9452239" calcext:value-type="float">
            <text:p>945223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sso</text:p>
          </table:table-cell>
          <table:table-cell office:value-type="string" calcext:value-type="string">
            <text:p>NOM</text:p>
          </table:table-cell>
          <table:table-cell office:value-type="float" office:value="3566763" calcext:value-type="float">
            <text:p>3566763</text:p>
          </table:table-cell>
          <table:table-cell/>
          <table:table-cell office:value-type="float" office:value="9326768" calcext:value-type="float">
            <text:p>9326768</text:p>
          </table:table-cell>
          <table:table-cell/>
          <table:table-cell office:value-type="float" office:value="9254699" calcext:value-type="float">
            <text:p>925469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llegrare</text:p>
          </table:table-cell>
          <table:table-cell office:value-type="string" calcext:value-type="string">
            <text:p>VER</text:p>
          </table:table-cell>
          <table:table-cell office:value-type="float" office:value="2784799" calcext:value-type="float">
            <text:p>27847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egno</text:p>
          </table:table-cell>
          <table:table-cell table:style-name="ce3" office:value-type="string" calcext:value-type="string">
            <text:p>NOM</text:p>
          </table:table-cell>
          <table:table-cell office:value-type="float" office:value="10370622" calcext:value-type="float">
            <text:p>10370622</text:p>
          </table:table-cell>
          <table:table-cell/>
          <table:table-cell office:value-type="float" office:value="9993182" calcext:value-type="float">
            <text:p>9993182</text:p>
          </table:table-cell>
          <table:table-cell/>
          <table:table-cell office:value-type="float" office:value="3078245" calcext:value-type="float">
            <text:p>307824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ssà</text:p>
          </table:table-cell>
          <table:table-cell office:value-type="string" calcext:value-type="string">
            <text:p>ADV</text:p>
          </table:table-cell>
          <table:table-cell office:value-type="float" office:value="3671416" calcext:value-type="float">
            <text:p>3671416</text:p>
          </table:table-cell>
          <table:table-cell/>
          <table:table-cell table:style-name="ce3" office:value-type="float" office:value="1765896" calcext:value-type="float">
            <text:p>1765896</text:p>
          </table:table-cell>
          <table:table-cell/>
          <table:table-cell table:style-name="ce17" office:value-type="float" office:value="10139724" calcext:value-type="float">
            <text:p>101397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ziare</text:p>
          </table:table-cell>
          <table:table-cell office:value-type="string" calcext:value-type="string">
            <text:p>VER</text:p>
          </table:table-cell>
          <table:table-cell office:value-type="float" office:value="10141594" calcext:value-type="float">
            <text:p>101415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lessere</text:p>
          </table:table-cell>
          <table:table-cell office:value-type="string" calcext:value-type="string">
            <text:p>NOM</text:p>
          </table:table-cell>
          <table:table-cell office:value-type="float" office:value="9312251" calcext:value-type="float">
            <text:p>9312251</text:p>
          </table:table-cell>
          <table:table-cell/>
          <table:table-cell office:value-type="float" office:value="9625148" calcext:value-type="float">
            <text:p>9625148</text:p>
          </table:table-cell>
          <table:table-cell/>
          <table:table-cell office:value-type="float" office:value="9438677" calcext:value-type="float">
            <text:p>943867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oc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450419" calcext:value-type="float">
            <text:p>9450419</text:p>
          </table:table-cell>
          <table:table-cell/>
          <table:table-cell table:style-name="ce17" office:value-type="float" office:value="9535736" calcext:value-type="float">
            <text:p>9535736</text:p>
          </table:table-cell>
          <table:table-cell/>
          <table:table-cell table:style-name="ce17" office:value-type="float" office:value="9551310" calcext:value-type="float">
            <text:p>955131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gere</text:p>
          </table:table-cell>
          <table:table-cell office:value-type="string" calcext:value-type="string">
            <text:p>VER</text:p>
          </table:table-cell>
          <table:table-cell office:value-type="float" office:value="2706263" calcext:value-type="float">
            <text:p>2706263</text:p>
          </table:table-cell>
          <table:table-cell/>
          <table:table-cell office:value-type="float" office:value="4954629" calcext:value-type="float">
            <text:p>4954629</text:p>
          </table:table-cell>
          <table:table-cell/>
          <table:table-cell table:style-name="ce3" office:value-type="float" office:value="990630" calcext:value-type="float">
            <text:p>99063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mostrare</text:p>
          </table:table-cell>
          <table:table-cell office:value-type="string" calcext:value-type="string">
            <text:p>VER</text:p>
          </table:table-cell>
          <table:table-cell office:value-type="float" office:value="2430335" calcext:value-type="float">
            <text:p>2430335</text:p>
          </table:table-cell>
          <table:table-cell/>
          <table:table-cell office:value-type="float" office:value="4551848" calcext:value-type="float">
            <text:p>4551848</text:p>
          </table:table-cell>
          <table:table-cell/>
          <table:table-cell office:value-type="float" office:value="1859693" calcext:value-type="float">
            <text:p>185969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uotare</text:p>
          </table:table-cell>
          <table:table-cell office:value-type="string" calcext:value-type="string">
            <text:p>VER</text:p>
          </table:table-cell>
          <table:table-cell office:value-type="float" office:value="9930161" calcext:value-type="float">
            <text:p>9930161</text:p>
          </table:table-cell>
          <table:table-cell/>
          <table:table-cell office:value-type="float" office:value="9154452" calcext:value-type="float">
            <text:p>9154452</text:p>
          </table:table-cell>
          <table:table-cell/>
          <table:table-cell office:value-type="float" office:value="9999666" calcext:value-type="float">
            <text:p>999966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uciare</text:p>
          </table:table-cell>
          <table:table-cell office:value-type="string" calcext:value-type="string">
            <text:p>VER</text:p>
          </table:table-cell>
          <table:table-cell office:value-type="float" office:value="1765084" calcext:value-type="float">
            <text:p>1765084</text:p>
          </table:table-cell>
          <table:table-cell/>
          <table:table-cell office:value-type="float" office:value="3270928" calcext:value-type="float">
            <text:p>3270928</text:p>
          </table:table-cell>
          <table:table-cell/>
          <table:table-cell office:value-type="float" office:value="5901662" calcext:value-type="float">
            <text:p>590166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tolineatur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orare</text:p>
          </table:table-cell>
          <table:table-cell office:value-type="string" calcext:value-type="string">
            <text:p>VER</text:p>
          </table:table-cell>
          <table:table-cell office:value-type="float" office:value="375457" calcext:value-type="float">
            <text:p>375457</text:p>
          </table:table-cell>
          <table:table-cell/>
          <table:table-cell office:value-type="float" office:value="930997" calcext:value-type="float">
            <text:p>930997</text:p>
          </table:table-cell>
          <table:table-cell/>
          <table:table-cell office:value-type="float" office:value="1645575" calcext:value-type="float">
            <text:p>16455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ienda</text:p>
          </table:table-cell>
          <table:table-cell office:value-type="string" calcext:value-type="string">
            <text:p>NOM</text:p>
          </table:table-cell>
          <table:table-cell office:value-type="float" office:value="3456502" calcext:value-type="float">
            <text:p>3456502</text:p>
          </table:table-cell>
          <table:table-cell/>
          <table:table-cell office:value-type="float" office:value="2213818" calcext:value-type="float">
            <text:p>2213818</text:p>
          </table:table-cell>
          <table:table-cell/>
          <table:table-cell office:value-type="float" office:value="1838484" calcext:value-type="float">
            <text:p>18384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mine</text:p>
          </table:table-cell>
          <table:table-cell office:value-type="string" calcext:value-type="string">
            <text:p>NOM</text:p>
          </table:table-cell>
          <table:table-cell office:value-type="float" office:value="756461" calcext:value-type="float">
            <text:p>756461</text:p>
          </table:table-cell>
          <table:table-cell/>
          <table:table-cell table:style-name="ce3" office:value-type="float" office:value="720451" calcext:value-type="float">
            <text:p>720451</text:p>
          </table:table-cell>
          <table:table-cell/>
          <table:table-cell table:style-name="ce17" office:value-type="float" office:value="9831754" calcext:value-type="float">
            <text:p>983175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rmine inteso come paro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ronto</text:p>
          </table:table-cell>
          <table:table-cell office:value-type="string" calcext:value-type="string">
            <text:p>NOM</text:p>
          </table:table-cell>
          <table:table-cell office:value-type="float" office:value="1912817" calcext:value-type="float">
            <text:p>1912817</text:p>
          </table:table-cell>
          <table:table-cell/>
          <table:table-cell office:value-type="float" office:value="2195967" calcext:value-type="float">
            <text:p>2195967</text:p>
          </table:table-cell>
          <table:table-cell/>
          <table:table-cell table:style-name="ce3" office:value-type="float" office:value="1108875" calcext:value-type="float">
            <text:p>11088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tinatario</text:p>
          </table:table-cell>
          <table:table-cell office:value-type="string" calcext:value-type="string">
            <text:p>NOM</text:p>
          </table:table-cell>
          <table:table-cell office:value-type="float" office:value="9938619" calcext:value-type="float">
            <text:p>99386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zione</text:p>
          </table:table-cell>
          <table:table-cell office:value-type="string" calcext:value-type="string">
            <text:p>NOM</text:p>
          </table:table-cell>
          <table:table-cell office:value-type="float" office:value="9646621" calcext:value-type="float">
            <text:p>9646621</text:p>
          </table:table-cell>
          <table:table-cell/>
          <table:table-cell table:style-name="ce17" office:value-type="float" office:value="1020523" calcext:value-type="float">
            <text:p>1020523</text:p>
          </table:table-cell>
          <table:table-cell/>
          <table:table-cell office:value-type="float" office:value="9875094" calcext:value-type="float">
            <text:p>987509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uttura</text:p>
          </table:table-cell>
          <table:table-cell office:value-type="string" calcext:value-type="string">
            <text:p>NOM</text:p>
          </table:table-cell>
          <table:table-cell office:value-type="float" office:value="2863868" calcext:value-type="float">
            <text:p>2863868</text:p>
          </table:table-cell>
          <table:table-cell/>
          <table:table-cell office:value-type="float" office:value="1853823" calcext:value-type="float">
            <text:p>1853823</text:p>
          </table:table-cell>
          <table:table-cell/>
          <table:table-cell table:style-name="ce17" office:value-type="float" office:value="9767885" calcext:value-type="float">
            <text:p>976788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rontare</text:p>
          </table:table-cell>
          <table:table-cell office:value-type="string" calcext:value-type="string">
            <text:p>VER</text:p>
          </table:table-cell>
          <table:table-cell office:value-type="float" office:value="1844156" calcext:value-type="float">
            <text:p>1844156</text:p>
          </table:table-cell>
          <table:table-cell/>
          <table:table-cell office:value-type="float" office:value="2430893" calcext:value-type="float">
            <text:p>2430893</text:p>
          </table:table-cell>
          <table:table-cell/>
          <table:table-cell table:style-name="ce3" office:value-type="float" office:value="1853138" calcext:value-type="float">
            <text:p>185313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stenza</text:p>
          </table:table-cell>
          <table:table-cell office:value-type="string" calcext:value-type="string">
            <text:p>NOM</text:p>
          </table:table-cell>
          <table:table-cell office:value-type="float" office:value="9487889" calcext:value-type="float">
            <text:p>9487889</text:p>
          </table:table-cell>
          <table:table-cell/>
          <table:table-cell office:value-type="float" office:value="9282774" calcext:value-type="float">
            <text:p>9282774</text:p>
          </table:table-cell>
          <table:table-cell/>
          <table:table-cell table:style-name="ce17" office:value-type="float" office:value="9866589" calcext:value-type="float">
            <text:p>986658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itto</text:p>
          </table:table-cell>
          <table:table-cell office:value-type="string" calcext:value-type="string">
            <text:p>ADJ</text:p>
          </table:table-cell>
          <table:table-cell table:style-name="ce3" office:value-type="float" office:value="380539" calcext:value-type="float">
            <text:p>380539</text:p>
          </table:table-cell>
          <table:table-cell/>
          <table:table-cell office:value-type="float" office:value="4542501" calcext:value-type="float">
            <text:p>4542501</text:p>
          </table:table-cell>
          <table:table-cell/>
          <table:table-cell table:style-name="ce3" office:value-type="float" office:value="4999310" calcext:value-type="float">
            <text:p>49993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same scritto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egistrare</text:p>
          </table:table-cell>
          <table:table-cell office:value-type="string" calcext:value-type="string">
            <text:p>VER</text:p>
          </table:table-cell>
          <table:table-cell office:value-type="float" office:value="9055817" calcext:value-type="float">
            <text:p>9055817</text:p>
          </table:table-cell>
          <table:table-cell table:number-columns-repeated="6"/>
          <table:table-cell office:value-type="string" calcext:value-type="string">
            <text:p>ti devi registrare al si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ndezza</text:p>
          </table:table-cell>
          <table:table-cell office:value-type="string" calcext:value-type="string">
            <text:p>NOM</text:p>
          </table:table-cell>
          <table:table-cell office:value-type="float" office:value="10228570" calcext:value-type="float">
            <text:p>10228570</text:p>
          </table:table-cell>
          <table:table-cell/>
          <table:table-cell office:value-type="float" office:value="9029753" calcext:value-type="float">
            <text:p>9029753</text:p>
          </table:table-cell>
          <table:table-cell/>
          <table:table-cell office:value-type="float" office:value="10427227" calcext:value-type="float">
            <text:p>1042722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tare</text:p>
          </table:table-cell>
          <table:table-cell office:value-type="string" calcext:value-type="string">
            <text:p>VER</text:p>
          </table:table-cell>
          <table:table-cell office:value-type="float" office:value="1853832" calcext:value-type="float">
            <text:p>1853832</text:p>
          </table:table-cell>
          <table:table-cell/>
          <table:table-cell office:value-type="float" office:value="5005247" calcext:value-type="float">
            <text:p>5005247</text:p>
          </table:table-cell>
          <table:table-cell/>
          <table:table-cell office:value-type="float" office:value="894220" calcext:value-type="float">
            <text:p>89422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rovare</text:p>
          </table:table-cell>
          <table:table-cell office:value-type="string" calcext:value-type="string">
            <text:p>VER</text:p>
          </table:table-cell>
          <table:table-cell office:value-type="float" office:value="9467835" calcext:value-type="float">
            <text:p>94678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maco</text:p>
          </table:table-cell>
          <table:table-cell office:value-type="string" calcext:value-type="string">
            <text:p>NOM</text:p>
          </table:table-cell>
          <table:table-cell table:style-name="ce3" office:value-type="float" office:value="1915002" calcext:value-type="float">
            <text:p>1915002</text:p>
          </table:table-cell>
          <table:table-cell/>
          <table:table-cell office:value-type="float" office:value="691418" calcext:value-type="float">
            <text:p>691418</text:p>
          </table:table-cell>
          <table:table-cell/>
          <table:table-cell office:value-type="float" office:value="2993496" calcext:value-type="float">
            <text:p>299349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t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637637" calcext:value-type="float">
            <text:p>9637637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uper</text:p>
          </table:table-cell>
          <table:table-cell table:style-name="ce11" table:number-columns-repeated="1023"/>
        </table:table-row>
        <table:table-row table:style-name="ro1">
          <table:table-cell table:style-name="ce3" office:value-type="string" calcext:value-type="string">
            <text:p>nazionale</text:p>
          </table:table-cell>
          <table:table-cell table:style-name="ce3" office:value-type="string" calcext:value-type="string">
            <text:p>ADJ</text:p>
          </table:table-cell>
          <table:table-cell office:value-type="float" office:value="1635133" calcext:value-type="float">
            <text:p>1635133</text:p>
          </table:table-cell>
          <table:table-cell/>
          <table:table-cell office:value-type="float" office:value="2335211" calcext:value-type="float">
            <text:p>2335211</text:p>
          </table:table-cell>
          <table:table-cell/>
          <table:table-cell office:value-type="float" office:value="2283512" calcext:value-type="float">
            <text:p>228351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mic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697619" calcext:value-type="float">
            <text:p>9697619</text:p>
          </table:table-cell>
          <table:table-cell/>
          <table:table-cell office:value-type="float" office:value="862245" calcext:value-type="float">
            <text:p>862245</text:p>
          </table:table-cell>
          <table:table-cell/>
          <table:table-cell office:value-type="float" office:value="1101811" calcext:value-type="float">
            <text:p>110181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fortevole</text:p>
          </table:table-cell>
          <table:table-cell office:value-type="string" calcext:value-type="string">
            <text:p>ADJ</text:p>
          </table:table-cell>
          <table:table-cell office:value-type="float" office:value="10103353" calcext:value-type="float">
            <text:p>10103353</text:p>
          </table:table-cell>
          <table:table-cell/>
          <table:table-cell table:style-name="ce17" office:value-type="float" office:value="9340253" calcext:value-type="float">
            <text:p>9340253</text:p>
          </table:table-cell>
          <table:table-cell/>
          <table:table-cell table:style-name="ce17" office:value-type="float" office:value="10241041" calcext:value-type="float">
            <text:p>1024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vveni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612176" calcext:value-type="float">
            <text:p>612176</text:p>
          </table:table-cell>
          <table:table-cell/>
          <table:table-cell office:value-type="float" office:value="1063154" calcext:value-type="float">
            <text:p>1063154</text:p>
          </table:table-cell>
          <table:table-cell/>
          <table:table-cell office:value-type="float" office:value="3745052" calcext:value-type="float">
            <text:p>3745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inglese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radicalmente</text:p>
          </table:table-cell>
          <table:table-cell office:value-type="string" calcext:value-type="string">
            <text:p>ADV</text:p>
          </table:table-cell>
          <table:table-cell office:value-type="float" office:value="1718953" calcext:value-type="float">
            <text:p>1718953</text:p>
          </table:table-cell>
          <table:table-cell/>
          <table:table-cell office:value-type="float" office:value="9934225" calcext:value-type="float">
            <text:p>9934225</text:p>
          </table:table-cell>
          <table:table-cell/>
          <table:table-cell office:value-type="float" office:value="9859319" calcext:value-type="float">
            <text:p>985931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lustre</text:p>
          </table:table-cell>
          <table:table-cell office:value-type="string" calcext:value-type="string">
            <text:p>ADJ</text:p>
          </table:table-cell>
          <table:table-cell office:value-type="float" office:value="1211170" calcext:value-type="float">
            <text:p>1211170</text:p>
          </table:table-cell>
          <table:table-cell/>
          <table:table-cell office:value-type="float" office:value="9568606" calcext:value-type="float">
            <text:p>9568606</text:p>
          </table:table-cell>
          <table:table-cell/>
          <table:table-cell office:value-type="float" office:value="9697818" calcext:value-type="float">
            <text:p>969781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adere</text:p>
          </table:table-cell>
          <table:table-cell office:value-type="string" calcext:value-type="string">
            <text:p>VER</text:p>
          </table:table-cell>
          <table:table-cell office:value-type="float" office:value="1516789" calcext:value-type="float">
            <text:p>1516789</text:p>
          </table:table-cell>
          <table:table-cell/>
          <table:table-cell office:value-type="float" office:value="694025" calcext:value-type="float">
            <text:p>694025</text:p>
          </table:table-cell>
          <table:table-cell/>
          <table:table-cell office:value-type="float" office:value="3297775" calcext:value-type="float">
            <text:p>32977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ttore</text:p>
          </table:table-cell>
          <table:table-cell office:value-type="string" calcext:value-type="string">
            <text:p>NOM</text:p>
          </table:table-cell>
          <table:table-cell office:value-type="float" office:value="1865863" calcext:value-type="float">
            <text:p>1865863</text:p>
          </table:table-cell>
          <table:table-cell/>
          <table:table-cell office:value-type="float" office:value="1853101" calcext:value-type="float">
            <text:p>1853101</text:p>
          </table:table-cell>
          <table:table-cell/>
          <table:table-cell table:style-name="ce17" office:value-type="float" office:value="10431656" calcext:value-type="float">
            <text:p>104316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let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281747" calcext:value-type="float">
            <text:p>9281747</text:p>
          </table:table-cell>
          <table:table-cell/>
          <table:table-cell office:value-type="float" office:value="9212151" calcext:value-type="float">
            <text:p>9212151</text:p>
          </table:table-cell>
          <table:table-cell/>
          <table:table-cell office:value-type="float" office:value="9209596" calcext:value-type="float">
            <text:p>920959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ore</text:p>
          </table:table-cell>
          <table:table-cell office:value-type="string" calcext:value-type="string">
            <text:p>NOM</text:p>
          </table:table-cell>
          <table:table-cell office:value-type="float" office:value="935782" calcext:value-type="float">
            <text:p>935782</text:p>
          </table:table-cell>
          <table:table-cell/>
          <table:table-cell table:style-name="ce3" office:value-type="float" office:value="422481" calcext:value-type="float">
            <text:p>422481</text:p>
          </table:table-cell>
          <table:table-cell/>
          <table:table-cell office:value-type="float" office:value="1343958" calcext:value-type="float">
            <text:p>134395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giormente</text:p>
          </table:table-cell>
          <table:table-cell office:value-type="string" calcext:value-type="string">
            <text:p>ADV</text:p>
          </table:table-cell>
          <table:table-cell office:value-type="float" office:value="2201288" calcext:value-type="float">
            <text:p>2201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upire</text:p>
          </table:table-cell>
          <table:table-cell office:value-type="string" calcext:value-type="string">
            <text:p>VER</text:p>
          </table:table-cell>
          <table:table-cell office:value-type="float" office:value="2277251" calcext:value-type="float">
            <text:p>2277251</text:p>
          </table:table-cell>
          <table:table-cell/>
          <table:table-cell office:value-type="float" office:value="3174310" calcext:value-type="float">
            <text:p>3174310</text:p>
          </table:table-cell>
          <table:table-cell/>
          <table:table-cell table:style-name="ce3" office:value-type="float" office:value="630482" calcext:value-type="float">
            <text:p>63048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odamente</text:p>
          </table:table-cell>
          <table:table-cell table:style-name="ce3" office:value-type="string" calcext:value-type="string">
            <text:p>ADV</text:p>
          </table:table-cell>
          <table:table-cell office:value-type="float" office:value="9677253" calcext:value-type="float">
            <text:p>9677253</text:p>
          </table:table-cell>
          <table:table-cell/>
          <table:table-cell table:style-name="ce17" office:value-type="float" office:value="9218873" calcext:value-type="float">
            <text:p>9218873</text:p>
          </table:table-cell>
          <table:table-cell/>
          <table:table-cell office:value-type="float" office:value="10047807" calcext:value-type="float">
            <text:p>1004780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t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reoccupare</text:p>
          </table:table-cell>
          <table:table-cell table:style-name="ce9" office:value-type="string" calcext:value-type="string">
            <text:p>VER</text:p>
          </table:table-cell>
          <table:table-cell office:value-type="float" office:value="860617" calcext:value-type="float">
            <text:p>860617</text:p>
          </table:table-cell>
          <table:table-cell/>
          <table:table-cell office:value-type="float" office:value="2193564" calcext:value-type="float">
            <text:p>2193564</text:p>
          </table:table-cell>
          <table:table-cell/>
          <table:table-cell office:value-type="float" office:value="2784835" calcext:value-type="float">
            <text:p>278483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unicativ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ac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10074825" calcext:value-type="float">
            <text:p>10074825</text:p>
          </table:table-cell>
          <table:table-cell/>
          <table:table-cell office:value-type="float" office:value="9313755" calcext:value-type="float">
            <text:p>9313755</text:p>
          </table:table-cell>
          <table:table-cell/>
          <table:table-cell office:value-type="float" office:value="9864370" calcext:value-type="float">
            <text:p>986437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uto</text:p>
          </table:table-cell>
          <table:table-cell office:value-type="string" calcext:value-type="string">
            <text:p>ADJ</text:p>
          </table:table-cell>
          <table:table-cell office:value-type="float" office:value="10398936" calcext:value-type="float">
            <text:p>103989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uria</text:p>
          </table:table-cell>
          <table:table-cell office:value-type="string" calcext:value-type="string">
            <text:p>NOM</text:p>
          </table:table-cell>
          <table:table-cell office:value-type="float" office:value="9740700" calcext:value-type="float">
            <text:p>9740700</text:p>
          </table:table-cell>
          <table:table-cell/>
          <table:table-cell office:value-type="float" office:value="9751820" calcext:value-type="float">
            <text:p>9751820</text:p>
          </table:table-cell>
          <table:table-cell/>
          <table:table-cell office:value-type="float" office:value="10238721" calcext:value-type="float">
            <text:p>102387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norama</text:p>
          </table:table-cell>
          <table:table-cell office:value-type="string" calcext:value-type="string">
            <text:p>NOM</text:p>
          </table:table-cell>
          <table:table-cell office:value-type="float" office:value="403026" calcext:value-type="float">
            <text:p>403026</text:p>
          </table:table-cell>
          <table:table-cell/>
          <table:table-cell table:style-name="ce17" office:value-type="float" office:value="9433182" calcext:value-type="float">
            <text:p>9433182</text:p>
          </table:table-cell>
          <table:table-cell/>
          <table:table-cell office:value-type="float" office:value="10121584" calcext:value-type="float">
            <text:p>101215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ntasios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de</text:p>
          </table:table-cell>
          <table:table-cell office:value-type="string" calcext:value-type="string">
            <text:p>NOM</text:p>
          </table:table-cell>
          <table:table-cell office:value-type="float" office:value="1664836" calcext:value-type="float">
            <text:p>1664836</text:p>
          </table:table-cell>
          <table:table-cell/>
          <table:table-cell office:value-type="float" office:value="4700837" calcext:value-type="float">
            <text:p>4700837</text:p>
          </table:table-cell>
          <table:table-cell/>
          <table:table-cell office:value-type="float" office:value="9534444" calcext:value-type="float">
            <text:p>953444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corare</text:p>
          </table:table-cell>
          <table:table-cell office:value-type="string" calcext:value-type="string">
            <text:p>VER</text:p>
          </table:table-cell>
          <table:table-cell office:value-type="float" office:value="2189454" calcext:value-type="float">
            <text:p>2189454</text:p>
          </table:table-cell>
          <table:table-cell/>
          <table:table-cell office:value-type="float" office:value="9626595" calcext:value-type="float">
            <text:p>9626595</text:p>
          </table:table-cell>
          <table:table-cell/>
          <table:table-cell table:style-name="ce17" office:value-type="float" office:value="10280107" calcext:value-type="float">
            <text:p>1028010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toporre</text:p>
          </table:table-cell>
          <table:table-cell office:value-type="string" calcext:value-type="string">
            <text:p>VER</text:p>
          </table:table-cell>
          <table:table-cell office:value-type="float" office:value="602293" calcext:value-type="float">
            <text:p>602293</text:p>
          </table:table-cell>
          <table:table-cell/>
          <table:table-cell office:value-type="float" office:value="749956" calcext:value-type="float">
            <text:p>749956</text:p>
          </table:table-cell>
          <table:table-cell/>
          <table:table-cell office:value-type="float" office:value="10320306" calcext:value-type="float">
            <text:p>1032030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sso</text:p>
          </table:table-cell>
          <table:table-cell office:value-type="string" calcext:value-type="string">
            <text:p>NOM</text:p>
          </table:table-cell>
          <table:table-cell office:value-type="float" office:value="2426824" calcext:value-type="float">
            <text:p>2426824</text:p>
          </table:table-cell>
          <table:table-cell/>
          <table:table-cell office:value-type="float" office:value="1183610" calcext:value-type="float">
            <text:p>1183610</text:p>
          </table:table-cell>
          <table:table-cell/>
          <table:table-cell office:value-type="float" office:value="3406992" calcext:value-type="float">
            <text:p>34069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ili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unno</text:p>
          </table:table-cell>
          <table:table-cell office:value-type="string" calcext:value-type="string">
            <text:p>NOM</text:p>
          </table:table-cell>
          <table:table-cell office:value-type="float" office:value="3056945" calcext:value-type="float">
            <text:p>3056945</text:p>
          </table:table-cell>
          <table:table-cell/>
          <table:table-cell office:value-type="float" office:value="2291338" calcext:value-type="float">
            <text:p>2291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cendere</text:p>
          </table:table-cell>
          <table:table-cell office:value-type="string" calcext:value-type="string">
            <text:p>VER</text:p>
          </table:table-cell>
          <table:table-cell office:value-type="float" office:value="2056533" calcext:value-type="float">
            <text:p>2056533</text:p>
          </table:table-cell>
          <table:table-cell/>
          <table:table-cell office:value-type="float" office:value="976832" calcext:value-type="float">
            <text:p>9768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ettere</text:p>
          </table:table-cell>
          <table:table-cell office:value-type="string" calcext:value-type="string">
            <text:p>VER</text:p>
          </table:table-cell>
          <table:table-cell office:value-type="float" office:value="759863" calcext:value-type="float">
            <text:p>759863</text:p>
          </table:table-cell>
          <table:table-cell/>
          <table:table-cell office:value-type="float" office:value="383777" calcext:value-type="float">
            <text:p>383777</text:p>
          </table:table-cell>
          <table:table-cell/>
          <table:table-cell office:value-type="float" office:value="3369600" calcext:value-type="float">
            <text:p>336960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nalista</text:p>
          </table:table-cell>
          <table:table-cell office:value-type="string" calcext:value-type="string">
            <text:p>NOM</text:p>
          </table:table-cell>
          <table:table-cell office:value-type="float" office:value="9740700" calcext:value-type="float">
            <text:p>9740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tore</text:p>
          </table:table-cell>
          <table:table-cell office:value-type="string" calcext:value-type="string">
            <text:p>NOM</text:p>
          </table:table-cell>
          <table:table-cell office:value-type="float" office:value="9190415" calcext:value-type="float">
            <text:p>91904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ire</text:p>
          </table:table-cell>
          <table:table-cell office:value-type="string" calcext:value-type="string">
            <text:p>VER</text:p>
          </table:table-cell>
          <table:table-cell office:value-type="float" office:value="1309738" calcext:value-type="float">
            <text:p>1309738</text:p>
          </table:table-cell>
          <table:table-cell/>
          <table:table-cell office:value-type="float" office:value="1588671" calcext:value-type="float">
            <text:p>1588671</text:p>
          </table:table-cell>
          <table:table-cell/>
          <table:table-cell office:value-type="float" office:value="9578439" calcext:value-type="float">
            <text:p>957843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ento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mmatic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atamente</text:p>
          </table:table-cell>
          <table:table-cell office:value-type="string" calcext:value-type="string">
            <text:p>ADV</text:p>
          </table:table-cell>
          <table:table-cell office:value-type="float" office:value="9607756" calcext:value-type="float">
            <text:p>96077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NOM</text:p>
          </table:table-cell>
          <table:table-cell office:value-type="float" office:value="9463647" calcext:value-type="float">
            <text:p>9463647</text:p>
          </table:table-cell>
          <table:table-cell/>
          <table:table-cell office:value-type="float" office:value="9168738" calcext:value-type="float">
            <text:p>9168738</text:p>
          </table:table-cell>
          <table:table-cell/>
          <table:table-cell office:value-type="float" office:value="9960619" calcext:value-type="float">
            <text:p>996061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bblicizzare</text:p>
          </table:table-cell>
          <table:table-cell office:value-type="string" calcext:value-type="string">
            <text:p>VER</text:p>
          </table:table-cell>
          <table:table-cell office:value-type="float" office:value="10120446" calcext:value-type="float">
            <text:p>101204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dire</text:p>
          </table:table-cell>
          <table:table-cell office:value-type="string" calcext:value-type="string">
            <text:p>VER</text:p>
          </table:table-cell>
          <table:table-cell office:value-type="float" office:value="1842400" calcext:value-type="float">
            <text:p>1842400</text:p>
          </table:table-cell>
          <table:table-cell/>
          <table:table-cell office:value-type="float" office:value="377115" calcext:value-type="float">
            <text:p>377115</text:p>
          </table:table-cell>
          <table:table-cell/>
          <table:table-cell office:value-type="float" office:value="10318723" calcext:value-type="float">
            <text:p>1031872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itor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ittad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NOM</text:p>
          </table:table-cell>
          <table:table-cell office:value-type="float" office:value="841779" calcext:value-type="float">
            <text:p>841779</text:p>
          </table:table-cell>
          <table:table-cell/>
          <table:table-cell table:style-name="ce17" office:value-type="float" office:value="642653" calcext:value-type="float">
            <text:p>642653</text:p>
          </table:table-cell>
          <table:table-cell/>
          <table:table-cell office:value-type="float" office:value="2151366" calcext:value-type="float">
            <text:p>215136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e</text:p>
          </table:table-cell>
          <table:table-cell office:value-type="string" calcext:value-type="string">
            <text:p>ADJ</text:p>
          </table:table-cell>
          <table:table-cell office:value-type="float" office:value="4610281" calcext:value-type="float">
            <text:p>4610281</text:p>
          </table:table-cell>
          <table:table-cell/>
          <table:table-cell office:value-type="float" office:value="9426031" calcext:value-type="float">
            <text:p>9426031</text:p>
          </table:table-cell>
          <table:table-cell/>
          <table:table-cell office:value-type="float" office:value="10061469" calcext:value-type="float">
            <text:p>1006146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rosti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rrito</text:p>
          </table:table-cell>
          <table:table-cell office:value-type="string" calcext:value-type="string">
            <text:p>ADJ</text:p>
          </table:table-cell>
          <table:table-cell office:value-type="float" office:value="9156538" calcext:value-type="float">
            <text:p>9156538</text:p>
          </table:table-cell>
          <table:table-cell/>
          <table:table-cell office:value-type="float" office:value="9389053" calcext:value-type="float">
            <text:p>9389053</text:p>
          </table:table-cell>
          <table:table-cell/>
          <table:table-cell office:value-type="float" office:value="10225098" calcext:value-type="float">
            <text:p>10225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manzo</text:p>
          </table:table-cell>
          <table:table-cell office:value-type="string" calcext:value-type="string">
            <text:p>NOM</text:p>
          </table:table-cell>
          <table:table-cell office:value-type="float" office:value="4166917" calcext:value-type="float">
            <text:p>4166917</text:p>
          </table:table-cell>
          <table:table-cell/>
          <table:table-cell office:value-type="float" office:value="636143" calcext:value-type="float">
            <text:p>636143</text:p>
          </table:table-cell>
          <table:table-cell/>
          <table:table-cell office:value-type="float" office:value="3629194" calcext:value-type="float">
            <text:p>362919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igente</text:p>
          </table:table-cell>
          <table:table-cell office:value-type="string" calcext:value-type="string">
            <text:p>ADJ</text:p>
          </table:table-cell>
          <table:table-cell office:value-type="float" office:value="3260860" calcext:value-type="float">
            <text:p>3260860</text:p>
          </table:table-cell>
          <table:table-cell/>
          <table:table-cell office:value-type="float" office:value="9400876" calcext:value-type="float">
            <text:p>9400876</text:p>
          </table:table-cell>
          <table:table-cell/>
          <table:table-cell table:style-name="ce17" office:value-type="float" office:value="9143605" calcext:value-type="float">
            <text:p>91436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rendere</text:p>
          </table:table-cell>
          <table:table-cell office:value-type="string" calcext:value-type="string">
            <text:p>VER</text:p>
          </table:table-cell>
          <table:table-cell office:value-type="float" office:value="9282010" calcext:value-type="float">
            <text:p>928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stacolare</text:p>
          </table:table-cell>
          <table:table-cell office:value-type="string" calcext:value-type="string">
            <text:p>VER</text:p>
          </table:table-cell>
          <table:table-cell office:value-type="float" office:value="9732086" calcext:value-type="float">
            <text:p>9732086</text:p>
          </table:table-cell>
          <table:table-cell/>
          <table:table-cell office:value-type="float" office:value="9702782" calcext:value-type="float">
            <text:p>9702782</text:p>
          </table:table-cell>
          <table:table-cell/>
          <table:table-cell office:value-type="float" office:value="9335005" calcext:value-type="float">
            <text:p>9335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sumo</text:p>
          </table:table-cell>
          <table:table-cell office:value-type="string" calcext:value-type="string">
            <text:p>NOM</text:p>
          </table:table-cell>
          <table:table-cell office:value-type="float" office:value="2416904" calcext:value-type="float">
            <text:p>2416904</text:p>
          </table:table-cell>
          <table:table-cell/>
          <table:table-cell office:value-type="float" office:value="1765048" calcext:value-type="float">
            <text:p>1765048</text:p>
          </table:table-cell>
          <table:table-cell/>
          <table:table-cell table:style-name="ce17" office:value-type="float" office:value="10115321" calcext:value-type="float">
            <text:p>101153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magra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iderevole</text:p>
          </table:table-cell>
          <table:table-cell office:value-type="string" calcext:value-type="string">
            <text:p>ADJ</text:p>
          </table:table-cell>
          <table:table-cell office:value-type="float" office:value="9365127" calcext:value-type="float">
            <text:p>9365127</text:p>
          </table:table-cell>
          <table:table-cell/>
          <table:table-cell office:value-type="float" office:value="9821694" calcext:value-type="float">
            <text:p>9821694</text:p>
          </table:table-cell>
          <table:table-cell/>
          <table:table-cell office:value-type="float" office:value="9975626" calcext:value-type="float">
            <text:p>997562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pia</text:p>
          </table:table-cell>
          <table:table-cell office:value-type="string" calcext:value-type="string">
            <text:p>NOM</text:p>
          </table:table-cell>
          <table:table-cell office:value-type="float" office:value="2576399" calcext:value-type="float">
            <text:p>2576399</text:p>
          </table:table-cell>
          <table:table-cell/>
          <table:table-cell office:value-type="float" office:value="9563834" calcext:value-type="float">
            <text:p>9563834</text:p>
          </table:table-cell>
          <table:table-cell/>
          <table:table-cell office:value-type="float" office:value="10375521" calcext:value-type="float">
            <text:p>103755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ottare</text:p>
          </table:table-cell>
          <table:table-cell office:value-type="string" calcext:value-type="string">
            <text:p>VER</text:p>
          </table:table-cell>
          <table:table-cell office:value-type="float" office:value="9972513" calcext:value-type="float">
            <text:p>9972513</text:p>
          </table:table-cell>
          <table:table-cell/>
          <table:table-cell office:value-type="float" office:value="10467758" calcext:value-type="float">
            <text:p>10467758</text:p>
          </table:table-cell>
          <table:table-cell/>
          <table:table-cell office:value-type="float" office:value="10467730" calcext:value-type="float">
            <text:p>1046773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spagnolo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possibilità</text:p>
          </table:table-cell>
          <table:table-cell office:value-type="string" calcext:value-type="string">
            <text:p>NOM</text:p>
          </table:table-cell>
          <table:table-cell office:value-type="float" office:value="1878618" calcext:value-type="float">
            <text:p>1878618</text:p>
          </table:table-cell>
          <table:table-cell/>
          <table:table-cell office:value-type="float" office:value="3769842" calcext:value-type="float">
            <text:p>3769842</text:p>
          </table:table-cell>
          <table:table-cell/>
          <table:table-cell office:value-type="float" office:value="2442151" calcext:value-type="float">
            <text:p>24421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vola</text:p>
          </table:table-cell>
          <table:table-cell office:value-type="string" calcext:value-type="string">
            <text:p>NOM</text:p>
          </table:table-cell>
          <table:table-cell office:value-type="float" office:value="4504981" calcext:value-type="float">
            <text:p>4504981</text:p>
          </table:table-cell>
          <table:table-cell/>
          <table:table-cell office:value-type="float" office:value="4542505" calcext:value-type="float">
            <text:p>4542505</text:p>
          </table:table-cell>
          <table:table-cell/>
          <table:table-cell table:style-name="ce17" office:value-type="float" office:value="10220391" calcext:value-type="float">
            <text:p>1022039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venire</text:p>
          </table:table-cell>
          <table:table-cell office:value-type="string" calcext:value-type="string">
            <text:p>VER</text:p>
          </table:table-cell>
          <table:table-cell office:value-type="float" office:value="946780" calcext:value-type="float">
            <text:p>946780</text:p>
          </table:table-cell>
          <table:table-cell/>
          <table:table-cell office:value-type="float" office:value="9707412" calcext:value-type="float">
            <text:p>9707412</text:p>
          </table:table-cell>
          <table:table-cell/>
          <table:table-cell office:value-type="float" office:value="9513068" calcext:value-type="float">
            <text:p>951306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ordinare</text:p>
          </table:table-cell>
          <table:table-cell office:value-type="string" calcext:value-type="string">
            <text:p>VER</text:p>
          </table:table-cell>
          <table:table-cell office:value-type="float" office:value="9723397" calcext:value-type="float">
            <text:p>97233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orso</text:p>
          </table:table-cell>
          <table:table-cell office:value-type="string" calcext:value-type="string">
            <text:p>NOM</text:p>
          </table:table-cell>
          <table:table-cell office:value-type="float" office:value="9409295" calcext:value-type="float">
            <text:p>9409295</text:p>
          </table:table-cell>
          <table:table-cell/>
          <table:table-cell office:value-type="float" office:value="9905971" calcext:value-type="float">
            <text:p>9905971</text:p>
          </table:table-cell>
          <table:table-cell/>
          <table:table-cell table:style-name="ce17" office:value-type="float" office:value="10197505" calcext:value-type="float">
            <text:p>101975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imo</text:p>
          </table:table-cell>
          <table:table-cell office:value-type="string" calcext:value-type="string">
            <text:p>NOM</text:p>
          </table:table-cell>
          <table:table-cell office:value-type="float" office:value="2215457" calcext:value-type="float">
            <text:p>2215457</text:p>
          </table:table-cell>
          <table:table-cell/>
          <table:table-cell table:style-name="ce17" office:value-type="float" office:value="10393528" calcext:value-type="float">
            <text:p>10393528</text:p>
          </table:table-cell>
          <table:table-cell/>
          <table:table-cell table:style-name="ce17" office:value-type="float" office:value="9982570" calcext:value-type="float">
            <text:p>998257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imo</text:p>
          </table:table-cell>
          <table:table-cell office:value-type="string" calcext:value-type="string">
            <text:p>ADJ</text:p>
          </table:table-cell>
          <table:table-cell office:value-type="float" office:value="4841388" calcext:value-type="float">
            <text:p>4841388</text:p>
          </table:table-cell>
          <table:table-cell/>
          <table:table-cell table:style-name="ce17" office:value-type="float" office:value="9831777" calcext:value-type="float">
            <text:p>9831777</text:p>
          </table:table-cell>
          <table:table-cell/>
          <table:table-cell table:style-name="ce17" office:value-type="float" office:value="9416348" calcext:value-type="float">
            <text:p>94163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pporto</text:p>
          </table:table-cell>
          <table:table-cell office:value-type="string" calcext:value-type="string">
            <text:p>NOM</text:p>
          </table:table-cell>
          <table:table-cell office:value-type="float" office:value="2438460" calcext:value-type="float">
            <text:p>2438460</text:p>
          </table:table-cell>
          <table:table-cell/>
          <table:table-cell office:value-type="float" office:value="1852464" calcext:value-type="float">
            <text:p>1852464</text:p>
          </table:table-cell>
          <table:table-cell/>
          <table:table-cell office:value-type="float" office:value="1840935" calcext:value-type="float">
            <text:p>184093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are</text:p>
          </table:table-cell>
          <table:table-cell office:value-type="string" calcext:value-type="string">
            <text:p>VER</text:p>
          </table:table-cell>
          <table:table-cell office:value-type="float" office:value="2782288" calcext:value-type="float">
            <text:p>2782288</text:p>
          </table:table-cell>
          <table:table-cell/>
          <table:table-cell office:value-type="float" office:value="2205998" calcext:value-type="float">
            <text:p>2205998</text:p>
          </table:table-cell>
          <table:table-cell/>
          <table:table-cell office:value-type="float" office:value="1872402" calcext:value-type="float">
            <text:p>187240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coltatore</text:p>
          </table:table-cell>
          <table:table-cell office:value-type="string" calcext:value-type="string">
            <text:p>NOM</text:p>
          </table:table-cell>
          <table:table-cell office:value-type="float" office:value="9026529" calcext:value-type="float">
            <text:p>90265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bianch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oglio</text:p>
          </table:table-cell>
          <table:table-cell office:value-type="string" calcext:value-type="string">
            <text:p>NOM</text:p>
          </table:table-cell>
          <table:table-cell office:value-type="float" office:value="9970363" calcext:value-type="float">
            <text:p>9970363</text:p>
          </table:table-cell>
          <table:table-cell/>
          <table:table-cell office:value-type="float" office:value="10441803" calcext:value-type="float">
            <text:p>10441803</text:p>
          </table:table-cell>
          <table:table-cell/>
          <table:table-cell office:value-type="float" office:value="10247115" calcext:value-type="float">
            <text:p>1024711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cialist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umento</text:p>
          </table:table-cell>
          <table:table-cell office:value-type="string" calcext:value-type="string">
            <text:p>NOM</text:p>
          </table:table-cell>
          <table:table-cell office:value-type="float" office:value="2205998" calcext:value-type="float">
            <text:p>2205998</text:p>
          </table:table-cell>
          <table:table-cell/>
          <table:table-cell office:value-type="float" office:value="2477732" calcext:value-type="float">
            <text:p>2477732</text:p>
          </table:table-cell>
          <table:table-cell/>
          <table:table-cell office:value-type="float" office:value="1869319" calcext:value-type="float">
            <text:p>186931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maginare</text:p>
          </table:table-cell>
          <table:table-cell office:value-type="string" calcext:value-type="string">
            <text:p>VER</text:p>
          </table:table-cell>
          <table:table-cell office:value-type="float" office:value="1677682" calcext:value-type="float">
            <text:p>1677682</text:p>
          </table:table-cell>
          <table:table-cell/>
          <table:table-cell office:value-type="float" office:value="2440528" calcext:value-type="float">
            <text:p>2440528</text:p>
          </table:table-cell>
          <table:table-cell/>
          <table:table-cell office:value-type="float" office:value="903213" calcext:value-type="float">
            <text:p>90321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ricoltore</text:p>
          </table:table-cell>
          <table:table-cell office:value-type="string" calcext:value-type="string">
            <text:p>NOM</text:p>
          </table:table-cell>
          <table:table-cell office:value-type="float" office:value="2429163" calcext:value-type="float">
            <text:p>2429163</text:p>
          </table:table-cell>
          <table:table-cell/>
          <table:table-cell office:value-type="float" office:value="9031846" calcext:value-type="float">
            <text:p>9031846</text:p>
          </table:table-cell>
          <table:table-cell/>
          <table:table-cell office:value-type="float" office:value="4954359" calcext:value-type="float">
            <text:p>495435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olino</text:p>
          </table:table-cell>
          <table:table-cell office:value-type="string" calcext:value-type="string">
            <text:p>NOM</text:p>
          </table:table-cell>
          <table:table-cell office:value-type="float" office:value="351824" calcext:value-type="float">
            <text:p>351824</text:p>
          </table:table-cell>
          <table:table-cell/>
          <table:table-cell office:value-type="float" office:value="10104450" calcext:value-type="float">
            <text:p>10104450</text:p>
          </table:table-cell>
          <table:table-cell/>
          <table:table-cell office:value-type="float" office:value="10104451" calcext:value-type="float">
            <text:p>101044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olutiv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tituzione</text:p>
          </table:table-cell>
          <table:table-cell office:value-type="string" calcext:value-type="string">
            <text:p>NOM</text:p>
          </table:table-cell>
          <table:table-cell office:value-type="float" office:value="10490667" calcext:value-type="float">
            <text:p>10490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olo</text:p>
          </table:table-cell>
          <table:table-cell office:value-type="string" calcext:value-type="string">
            <text:p>NOM</text:p>
          </table:table-cell>
          <table:table-cell office:value-type="float" office:value="3841610" calcext:value-type="float">
            <text:p>3841610</text:p>
          </table:table-cell>
          <table:table-cell/>
          <table:table-cell office:value-type="float" office:value="2575471" calcext:value-type="float">
            <text:p>2575471</text:p>
          </table:table-cell>
          <table:table-cell/>
          <table:table-cell office:value-type="float" office:value="1313205" calcext:value-type="float">
            <text:p>13132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arabo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inaugurare</text:p>
          </table:table-cell>
          <table:table-cell office:value-type="string" calcext:value-type="string">
            <text:p>VER</text:p>
          </table:table-cell>
          <table:table-cell office:value-type="float" office:value="9070330" calcext:value-type="float">
            <text:p>9070330</text:p>
          </table:table-cell>
          <table:table-cell/>
          <table:table-cell office:value-type="float" office:value="10330693" calcext:value-type="float">
            <text:p>10330693</text:p>
          </table:table-cell>
          <table:table-cell/>
          <table:table-cell office:value-type="float" office:value="10330681" calcext:value-type="float">
            <text:p>1033068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ppa</text:p>
          </table:table-cell>
          <table:table-cell table:style-name="ce3" office:value-type="string" calcext:value-type="string">
            <text:p>NOM</text:p>
          </table:table-cell>
          <table:table-cell office:value-type="float" office:value="1265197" calcext:value-type="float">
            <text:p>1265197</text:p>
          </table:table-cell>
          <table:table-cell/>
          <table:table-cell office:value-type="float" office:value="9146242" calcext:value-type="float">
            <text:p>9146242</text:p>
          </table:table-cell>
          <table:table-cell/>
          <table:table-cell office:value-type="float" office:value="9679086" calcext:value-type="float">
            <text:p>9679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izione</text:p>
          </table:table-cell>
          <table:table-cell office:value-type="string" calcext:value-type="string">
            <text:p>NOM</text:p>
          </table:table-cell>
          <table:table-cell office:value-type="float" office:value="9058654" calcext:value-type="float">
            <text:p>9058654</text:p>
          </table:table-cell>
          <table:table-cell/>
          <table:table-cell office:value-type="float" office:value="10104709" calcext:value-type="float">
            <text:p>10104709</text:p>
          </table:table-cell>
          <table:table-cell/>
          <table:table-cell table:style-name="ce17" office:value-type="float" office:value="10040523" calcext:value-type="float">
            <text:p>1004052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osizione lavorati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ploratore</text:p>
          </table:table-cell>
          <table:table-cell office:value-type="string" calcext:value-type="string">
            <text:p>NOM</text:p>
          </table:table-cell>
          <table:table-cell office:value-type="float" office:value="9155737" calcext:value-type="float">
            <text:p>91557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boidr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ziativa</text:p>
          </table:table-cell>
          <table:table-cell office:value-type="string" calcext:value-type="string">
            <text:p>NOM</text:p>
          </table:table-cell>
          <table:table-cell office:value-type="float" office:value="4394279" calcext:value-type="float">
            <text:p>4394279</text:p>
          </table:table-cell>
          <table:table-cell/>
          <table:table-cell table:style-name="ce17" office:value-type="float" office:value="1834083" calcext:value-type="float">
            <text:p>1834083</text:p>
          </table:table-cell>
          <table:table-cell/>
          <table:table-cell table:style-name="ce17" office:value-type="float" office:value="10038788" calcext:value-type="float">
            <text:p>1003878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sico</text:p>
          </table:table-cell>
          <table:table-cell office:value-type="string" calcext:value-type="string">
            <text:p>ADJ</text:p>
          </table:table-cell>
          <table:table-cell office:value-type="float" office:value="2426969" calcext:value-type="float">
            <text:p>2426969</text:p>
          </table:table-cell>
          <table:table-cell/>
          <table:table-cell table:style-name="ce17" office:value-type="float" office:value="10264304" calcext:value-type="float">
            <text:p>10264304</text:p>
          </table:table-cell>
          <table:table-cell/>
          <table:table-cell office:value-type="float" office:value="10300700" calcext:value-type="float">
            <text:p>1030070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eggiamento</text:p>
          </table:table-cell>
          <table:table-cell office:value-type="string" calcext:value-type="string">
            <text:p>NOM</text:p>
          </table:table-cell>
          <table:table-cell office:value-type="float" office:value="9505886" calcext:value-type="float">
            <text:p>9505886</text:p>
          </table:table-cell>
          <table:table-cell/>
          <table:table-cell office:value-type="float" office:value="9993311" calcext:value-type="float">
            <text:p>9993311</text:p>
          </table:table-cell>
          <table:table-cell/>
          <table:table-cell office:value-type="float" office:value="10376065" calcext:value-type="float">
            <text:p>10376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borsetta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mediocre</text:p>
          </table:table-cell>
          <table:table-cell office:value-type="string" calcext:value-type="string">
            <text:p>ADJ</text:p>
          </table:table-cell>
          <table:table-cell office:value-type="float" office:value="9770537" calcext:value-type="float">
            <text:p>9770537</text:p>
          </table:table-cell>
          <table:table-cell/>
          <table:table-cell office:value-type="float" office:value="10065972" calcext:value-type="float">
            <text:p>10065972</text:p>
          </table:table-cell>
          <table:table-cell/>
          <table:table-cell office:value-type="float" office:value="2632781" calcext:value-type="float">
            <text:p>263278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ffrire</text:p>
          </table:table-cell>
          <table:table-cell office:value-type="string" calcext:value-type="string">
            <text:p>VER</text:p>
          </table:table-cell>
          <table:table-cell office:value-type="float" office:value="4922687" calcext:value-type="float">
            <text:p>4922687</text:p>
          </table:table-cell>
          <table:table-cell/>
          <table:table-cell office:value-type="float" office:value="2943755" calcext:value-type="float">
            <text:p>2943755</text:p>
          </table:table-cell>
          <table:table-cell/>
          <table:table-cell office:value-type="float" office:value="666011" calcext:value-type="float">
            <text:p>666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eratore</text:p>
          </table:table-cell>
          <table:table-cell office:value-type="string" calcext:value-type="string">
            <text:p>NOM</text:p>
          </table:table-cell>
          <table:table-cell office:value-type="float" office:value="569338" calcext:value-type="float">
            <text:p>569338</text:p>
          </table:table-cell>
          <table:table-cell/>
          <table:table-cell office:value-type="float" office:value="10109592" calcext:value-type="float">
            <text:p>10109592</text:p>
          </table:table-cell>
          <table:table-cell/>
          <table:table-cell office:value-type="float" office:value="9465087" calcext:value-type="float">
            <text:p>946508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tizia</text:p>
          </table:table-cell>
          <table:table-cell office:value-type="string" calcext:value-type="string">
            <text:p>NOM</text:p>
          </table:table-cell>
          <table:table-cell office:value-type="float" office:value="1758771" calcext:value-type="float">
            <text:p>1758771</text:p>
          </table:table-cell>
          <table:table-cell/>
          <table:table-cell office:value-type="float" office:value="1772889" calcext:value-type="float">
            <text:p>1772889</text:p>
          </table:table-cell>
          <table:table-cell/>
          <table:table-cell office:value-type="float" office:value="375246" calcext:value-type="float">
            <text:p>37524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lesso</text:p>
          </table:table-cell>
          <table:table-cell office:value-type="string" calcext:value-type="string">
            <text:p>ADJ</text:p>
          </table:table-cell>
          <table:table-cell office:value-type="float" office:value="2038916" calcext:value-type="float">
            <text:p>2038916</text:p>
          </table:table-cell>
          <table:table-cell/>
          <table:table-cell office:value-type="float" office:value="3753377" calcext:value-type="float">
            <text:p>3753377</text:p>
          </table:table-cell>
          <table:table-cell/>
          <table:table-cell office:value-type="float" office:value="3077830" calcext:value-type="float">
            <text:p>30778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ific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099490" calcext:value-type="float">
            <text:p>9099490</text:p>
          </table:table-cell>
          <table:table-cell/>
          <table:table-cell office:value-type="float" office:value="10014390" calcext:value-type="float">
            <text:p>10014390</text:p>
          </table:table-cell>
          <table:table-cell/>
          <table:table-cell office:value-type="float" office:value="9095695" calcext:value-type="float">
            <text:p>90956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eme</text:p>
          </table:table-cell>
          <table:table-cell office:value-type="string" calcext:value-type="string">
            <text:p>ADV</text:p>
          </table:table-cell>
          <table:table-cell office:value-type="float" office:value="4377786" calcext:value-type="float">
            <text:p>4377786</text:p>
          </table:table-cell>
          <table:table-cell/>
          <table:table-cell office:value-type="float" office:value="3576088" calcext:value-type="float">
            <text:p>3576088</text:p>
          </table:table-cell>
          <table:table-cell/>
          <table:table-cell office:value-type="float" office:value="1577853" calcext:value-type="float">
            <text:p>157785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festazione</text:p>
          </table:table-cell>
          <table:table-cell office:value-type="string" calcext:value-type="string">
            <text:p>NOM</text:p>
          </table:table-cell>
          <table:table-cell office:value-type="float" office:value="9000781" calcext:value-type="float">
            <text:p>9000781</text:p>
          </table:table-cell>
          <table:table-cell/>
          <table:table-cell office:value-type="float" office:value="10005480" calcext:value-type="float">
            <text:p>10005480</text:p>
          </table:table-cell>
          <table:table-cell/>
          <table:table-cell office:value-type="float" office:value="9672407" calcext:value-type="float">
            <text:p>967240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tua</text:p>
          </table:table-cell>
          <table:table-cell office:value-type="string" calcext:value-type="string">
            <text:p>NOM</text:p>
          </table:table-cell>
          <table:table-cell office:value-type="float" office:value="9289348" calcext:value-type="float">
            <text:p>9289348</text:p>
          </table:table-cell>
          <table:table-cell/>
          <table:table-cell office:value-type="float" office:value="9756654" calcext:value-type="float">
            <text:p>9756654</text:p>
          </table:table-cell>
          <table:table-cell/>
          <table:table-cell table:style-name="ce17" office:value-type="float" office:value="9113212" calcext:value-type="float">
            <text:p>911321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avventur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o</text:p>
          </table:table-cell>
          <table:table-cell office:value-type="string" calcext:value-type="string">
            <text:p>ADJ</text:p>
          </table:table-cell>
          <table:table-cell office:value-type="float" office:value="4862991" calcext:value-type="float">
            <text:p>4862991</text:p>
          </table:table-cell>
          <table:table-cell/>
          <table:table-cell office:value-type="float" office:value="621047" calcext:value-type="float">
            <text:p>621047</text:p>
          </table:table-cell>
          <table:table-cell/>
          <table:table-cell office:value-type="float" office:value="947745" calcext:value-type="float">
            <text:p>94774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urità</text:p>
          </table:table-cell>
          <table:table-cell office:value-type="string" calcext:value-type="string">
            <text:p>NOM</text:p>
          </table:table-cell>
          <table:table-cell office:value-type="float" office:value="9407559" calcext:value-type="float">
            <text:p>9407559</text:p>
          </table:table-cell>
          <table:table-cell/>
          <table:table-cell office:value-type="float" office:value="9407795" calcext:value-type="float">
            <text:p>9407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ire</text:p>
          </table:table-cell>
          <table:table-cell office:value-type="string" calcext:value-type="string">
            <text:p>VER</text:p>
          </table:table-cell>
          <table:table-cell office:value-type="float" office:value="1762755" calcext:value-type="float">
            <text:p>1762755</text:p>
          </table:table-cell>
          <table:table-cell/>
          <table:table-cell office:value-type="float" office:value="2209370" calcext:value-type="float">
            <text:p>2209370</text:p>
          </table:table-cell>
          <table:table-cell/>
          <table:table-cell office:value-type="float" office:value="2963083" calcext:value-type="float">
            <text:p>2963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spettare</text:p>
          </table:table-cell>
          <table:table-cell office:value-type="string" calcext:value-type="string">
            <text:p>VER</text:p>
          </table:table-cell>
          <table:table-cell office:value-type="float" office:value="2092829" calcext:value-type="float">
            <text:p>2092829</text:p>
          </table:table-cell>
          <table:table-cell/>
          <table:table-cell office:value-type="float" office:value="3545639" calcext:value-type="float">
            <text:p>3545639</text:p>
          </table:table-cell>
          <table:table-cell/>
          <table:table-cell office:value-type="float" office:value="5534295" calcext:value-type="float">
            <text:p>55342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dilige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quina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po</text:p>
          </table:table-cell>
          <table:table-cell office:value-type="string" calcext:value-type="string">
            <text:p>NOM</text:p>
          </table:table-cell>
          <table:table-cell office:value-type="float" office:value="628056" calcext:value-type="float">
            <text:p>628056</text:p>
          </table:table-cell>
          <table:table-cell/>
          <table:table-cell office:value-type="float" office:value="872051" calcext:value-type="float">
            <text:p>872051</text:p>
          </table:table-cell>
          <table:table-cell/>
          <table:table-cell office:value-type="float" office:value="9572789" calcext:value-type="float">
            <text:p>957278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rio</text:p>
          </table:table-cell>
          <table:table-cell office:value-type="string" calcext:value-type="string">
            <text:p>ADJ</text:p>
          </table:table-cell>
          <table:table-cell office:value-type="float" office:value="2162898" calcext:value-type="float">
            <text:p>2162898</text:p>
          </table:table-cell>
          <table:table-cell/>
          <table:table-cell office:value-type="float" office:value="2510709" calcext:value-type="float">
            <text:p>2510709</text:p>
          </table:table-cell>
          <table:table-cell/>
          <table:table-cell office:value-type="float" office:value="3025401" calcext:value-type="float">
            <text:p>302540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duzione</text:p>
          </table:table-cell>
          <table:table-cell office:value-type="string" calcext:value-type="string">
            <text:p>NOM</text:p>
          </table:table-cell>
          <table:table-cell office:value-type="float" office:value="10467471" calcext:value-type="float">
            <text:p>10467471</text:p>
          </table:table-cell>
          <table:table-cell/>
          <table:table-cell office:value-type="float" office:value="10199103" calcext:value-type="float">
            <text:p>10199103</text:p>
          </table:table-cell>
          <table:table-cell/>
          <table:table-cell office:value-type="float" office:value="10220226" calcext:value-type="float">
            <text:p>1022022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oduzione di automobil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du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spensabile</text:p>
          </table:table-cell>
          <table:table-cell office:value-type="string" calcext:value-type="string">
            <text:p>ADJ</text:p>
          </table:table-cell>
          <table:table-cell office:value-type="float" office:value="9981545" calcext:value-type="float">
            <text:p>9981545</text:p>
          </table:table-cell>
          <table:table-cell/>
          <table:table-cell office:value-type="float" office:value="9202986" calcext:value-type="float">
            <text:p>9202986</text:p>
          </table:table-cell>
          <table:table-cell/>
          <table:table-cell office:value-type="float" office:value="10318282" calcext:value-type="float">
            <text:p>1031828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uttà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itore</text:p>
          </table:table-cell>
          <table:table-cell office:value-type="string" calcext:value-type="string">
            <text:p>NOM</text:p>
          </table:table-cell>
          <table:table-cell office:value-type="float" office:value="401495" calcext:value-type="float">
            <text:p>401495</text:p>
          </table:table-cell>
          <table:table-cell/>
          <table:table-cell office:value-type="float" office:value="6140291" calcext:value-type="float">
            <text:p>6140291</text:p>
          </table:table-cell>
          <table:table-cell/>
          <table:table-cell table:style-name="ce17" office:value-type="float" office:value="10058425" calcext:value-type="float">
            <text:p>1005842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mpositore musi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iderare</text:p>
          </table:table-cell>
          <table:table-cell office:value-type="string" calcext:value-type="string">
            <text:p>VER</text:p>
          </table:table-cell>
          <table:table-cell office:value-type="float" office:value="5792117" calcext:value-type="float">
            <text:p>5792117</text:p>
          </table:table-cell>
          <table:table-cell/>
          <table:table-cell office:value-type="float" office:value="1834561" calcext:value-type="float">
            <text:p>1834561</text:p>
          </table:table-cell>
          <table:table-cell/>
          <table:table-cell office:value-type="float" office:value="4684" calcext:value-type="float">
            <text:p>46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heologia</text:p>
          </table:table-cell>
          <table:table-cell office:value-type="string" calcext:value-type="string">
            <text:p>NOM</text:p>
          </table:table-cell>
          <table:table-cell office:value-type="float" office:value="9019571" calcext:value-type="float">
            <text:p>90195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erbia</text:p>
          </table:table-cell>
          <table:table-cell office:value-type="string" calcext:value-type="string">
            <text:p>NOM</text:p>
          </table:table-cell>
          <table:table-cell office:value-type="float" office:value="9771258" calcext:value-type="float">
            <text:p>9771258</text:p>
          </table:table-cell>
          <table:table-cell/>
          <table:table-cell office:value-type="float" office:value="9637038" calcext:value-type="float">
            <text:p>963703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lpa</text:p>
          </table:table-cell>
          <table:table-cell table:style-name="ce3" office:value-type="string" calcext:value-type="string">
            <text:p>NOM</text:p>
          </table:table-cell>
          <table:table-cell office:value-type="float" office:value="1858526" calcext:value-type="float">
            <text:p>1858526</text:p>
          </table:table-cell>
          <table:table-cell/>
          <table:table-cell office:value-type="float" office:value="4525811" calcext:value-type="float">
            <text:p>4525811</text:p>
          </table:table-cell>
          <table:table-cell/>
          <table:table-cell office:value-type="float" office:value="10087466" calcext:value-type="float">
            <text:p>1008746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ancio </text:p>
          </table:table-cell>
          <table:table-cell office:value-type="string" calcext:value-type="string">
            <text:p>NOM</text:p>
          </table:table-cell>
          <table:table-cell office:value-type="float" office:value="2050233" calcext:value-type="float">
            <text:p>2050233</text:p>
          </table:table-cell>
          <table:table-cell/>
          <table:table-cell office:value-type="float" office:value="10075362" calcext:value-type="float">
            <text:p>10075362</text:p>
          </table:table-cell>
          <table:table-cell/>
          <table:table-cell office:value-type="float" office:value="9068799" calcext:value-type="float">
            <text:p>906879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posta</text:p>
          </table:table-cell>
          <table:table-cell office:value-type="string" calcext:value-type="string">
            <text:p>NOM</text:p>
          </table:table-cell>
          <table:table-cell office:value-type="float" office:value="1842563" calcext:value-type="float">
            <text:p>1842563</text:p>
          </table:table-cell>
          <table:table-cell/>
          <table:table-cell office:value-type="float" office:value="4553452" calcext:value-type="float">
            <text:p>4553452</text:p>
          </table:table-cell>
          <table:table-cell/>
          <table:table-cell office:value-type="float" office:value="4510" calcext:value-type="float">
            <text:p>451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estione</text:p>
          </table:table-cell>
          <table:table-cell office:value-type="string" calcext:value-type="string">
            <text:p>NOM</text:p>
          </table:table-cell>
          <table:table-cell office:value-type="float" office:value="4558" calcext:value-type="float">
            <text:p>4558</text:p>
          </table:table-cell>
          <table:table-cell/>
          <table:table-cell office:value-type="float" office:value="1754616" calcext:value-type="float">
            <text:p>1754616</text:p>
          </table:table-cell>
          <table:table-cell/>
          <table:table-cell office:value-type="float" office:value="2867846" calcext:value-type="float">
            <text:p>286784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nnerizz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cessario</text:p>
          </table:table-cell>
          <table:table-cell office:value-type="string" calcext:value-type="string">
            <text:p>ADJ</text:p>
          </table:table-cell>
          <table:table-cell office:value-type="float" office:value="4925416" calcext:value-type="float">
            <text:p>4925416</text:p>
          </table:table-cell>
          <table:table-cell/>
          <table:table-cell office:value-type="float" office:value="5800765" calcext:value-type="float">
            <text:p>5800765</text:p>
          </table:table-cell>
          <table:table-cell/>
          <table:table-cell office:value-type="float" office:value="373858" calcext:value-type="float">
            <text:p>37385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s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1200965" calcext:value-type="float">
            <text:p>1200965</text:p>
          </table:table-cell>
          <table:table-cell/>
          <table:table-cell office:value-type="float" office:value="3269735" calcext:value-type="float">
            <text:p>3269735</text:p>
          </table:table-cell>
          <table:table-cell/>
          <table:table-cell office:value-type="float" office:value="1964322" calcext:value-type="float">
            <text:p>196432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battere</text:p>
          </table:table-cell>
          <table:table-cell office:value-type="string" calcext:value-type="string">
            <text:p>VER</text:p>
          </table:table-cell>
          <table:table-cell office:value-type="float" office:value="992748" calcext:value-type="float">
            <text:p>992748</text:p>
          </table:table-cell>
          <table:table-cell/>
          <table:table-cell office:value-type="float" office:value="4703557" calcext:value-type="float">
            <text:p>4703557</text:p>
          </table:table-cell>
          <table:table-cell/>
          <table:table-cell office:value-type="float" office:value="432995" calcext:value-type="float">
            <text:p>4329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ozionante</text:p>
          </table:table-cell>
          <table:table-cell office:value-type="string" calcext:value-type="string">
            <text:p>ADJ</text:p>
          </table:table-cell>
          <table:table-cell office:value-type="float" office:value="3435789" calcext:value-type="float">
            <text:p>3435789</text:p>
          </table:table-cell>
          <table:table-cell/>
          <table:table-cell office:value-type="float" office:value="2412248" calcext:value-type="float">
            <text:p>2412248</text:p>
          </table:table-cell>
          <table:table-cell/>
          <table:table-cell office:value-type="float" office:value="9225804" calcext:value-type="float">
            <text:p>922580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smettere</text:p>
          </table:table-cell>
          <table:table-cell office:value-type="string" calcext:value-type="string">
            <text:p>VER</text:p>
          </table:table-cell>
          <table:table-cell office:value-type="float" office:value="9022629" calcext:value-type="float">
            <text:p>9022629</text:p>
          </table:table-cell>
          <table:table-cell/>
          <table:table-cell office:value-type="float" office:value="9026533" calcext:value-type="float">
            <text:p>9026533</text:p>
          </table:table-cell>
          <table:table-cell/>
          <table:table-cell office:value-type="float" office:value="9569307" calcext:value-type="float">
            <text:p>956930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asmettere segnale, trasmettere valori ai figl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ss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tica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pratica dei viaggi low 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ssuno</text:p>
          </table:table-cell>
          <table:table-cell office:value-type="string" calcext:value-type="string">
            <text:p>ADJ</text:p>
          </table:table-cell>
          <table:table-cell table:style-name="ce3" office:value-type="float" office:value="2912961" calcext:value-type="float">
            <text:p>2912961</text:p>
          </table:table-cell>
          <table:table-cell/>
          <table:table-cell office:value-type="float" office:value="2227907" calcext:value-type="float">
            <text:p>2227907</text:p>
          </table:table-cell>
          <table:table-cell/>
          <table:table-cell office:value-type="float" office:value="5562486" calcext:value-type="float">
            <text:p>556248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tente</text:p>
          </table:table-cell>
          <table:table-cell table:style-name="ce3" office:value-type="string" calcext:value-type="string">
            <text:p>NOM</text:p>
          </table:table-cell>
          <table:table-cell table:style-name="ce17" office:value-type="float" office:value="727003" calcext:value-type="float">
            <text:p>7270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iziotto</text:p>
          </table:table-cell>
          <table:table-cell office:value-type="string" calcext:value-type="string">
            <text:p>NOM</text:p>
          </table:table-cell>
          <table:table-cell office:value-type="float" office:value="1765105" calcext:value-type="float">
            <text:p>1765105</text:p>
          </table:table-cell>
          <table:table-cell/>
          <table:table-cell office:value-type="float" office:value="2685546" calcext:value-type="float">
            <text:p>2685546</text:p>
          </table:table-cell>
          <table:table-cell/>
          <table:table-cell table:style-name="ce3" office:value-type="float" office:value="5770292" calcext:value-type="float">
            <text:p>57702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curamente</text:p>
          </table:table-cell>
          <table:table-cell office:value-type="string" calcext:value-type="string">
            <text:p>ADV</text:p>
          </table:table-cell>
          <table:table-cell table:style-name="ce3" office:value-type="float" office:value="3987348" calcext:value-type="float">
            <text:p>3987348</text:p>
          </table:table-cell>
          <table:table-cell/>
          <table:table-cell office:value-type="float" office:value="9503460" calcext:value-type="float">
            <text:p>9503460</text:p>
          </table:table-cell>
          <table:table-cell/>
          <table:table-cell office:value-type="float" office:value="9000223" calcext:value-type="float">
            <text:p>900022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vvisa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1758723" calcext:value-type="float">
            <text:p>1758723</text:p>
          </table:table-cell>
          <table:table-cell/>
          <table:table-cell table:style-name="ce17" office:value-type="float" office:value="9929116" calcext:value-type="float">
            <text:p>9929116</text:p>
          </table:table-cell>
          <table:table-cell/>
          <table:table-cell office:value-type="float" office:value="1758717" calcext:value-type="float">
            <text:p>175871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na</text:p>
          </table:table-cell>
          <table:table-cell office:value-type="string" calcext:value-type="string">
            <text:p>NOM</text:p>
          </table:table-cell>
          <table:table-cell office:value-type="float" office:value="1577854" calcext:value-type="float">
            <text:p>1577854</text:p>
          </table:table-cell>
          <table:table-cell/>
          <table:table-cell office:value-type="float" office:value="3223608" calcext:value-type="float">
            <text:p>3223608</text:p>
          </table:table-cell>
          <table:table-cell/>
          <table:table-cell office:value-type="float" office:value="10016147" calcext:value-type="float">
            <text:p>1001614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mbito teatrale/cinematografico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ccurato</text:p>
          </table:table-cell>
          <table:table-cell table:style-name="ce3" office:value-type="string" calcext:value-type="string">
            <text:p>ADJ</text:p>
          </table:table-cell>
          <table:table-cell office:value-type="float" office:value="1759642" calcext:value-type="float">
            <text:p>1759642</text:p>
          </table:table-cell>
          <table:table-cell/>
          <table:table-cell table:style-name="ce17" office:value-type="float" office:value="9047818" calcext:value-type="float">
            <text:p>9047818</text:p>
          </table:table-cell>
          <table:table-cell/>
          <table:table-cell table:style-name="ce17" office:value-type="float" office:value="9628725" calcext:value-type="float">
            <text:p>962872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mbrell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tigl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nire</text:p>
          </table:table-cell>
          <table:table-cell office:value-type="string" calcext:value-type="string">
            <text:p>VER</text:p>
          </table:table-cell>
          <table:table-cell office:value-type="float" office:value="1633225" calcext:value-type="float">
            <text:p>1633225</text:p>
          </table:table-cell>
          <table:table-cell/>
          <table:table-cell table:style-name="ce17" office:value-type="float" office:value="10380881" calcext:value-type="float">
            <text:p>10380881</text:p>
          </table:table-cell>
          <table:table-cell/>
          <table:table-cell office:value-type="float" office:value="9528427" calcext:value-type="float">
            <text:p>952842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orretto</text:p>
          </table:table-cell>
          <table:table-cell office:value-type="string" calcext:value-type="string">
            <text:p>ADJ</text:p>
          </table:table-cell>
          <table:table-cell office:value-type="float" office:value="10092321" calcext:value-type="float">
            <text:p>10092321</text:p>
          </table:table-cell>
          <table:table-cell/>
          <table:table-cell office:value-type="float" office:value="9134146" calcext:value-type="float">
            <text:p>9134146</text:p>
          </table:table-cell>
          <table:table-cell/>
          <table:table-cell office:value-type="float" office:value="9768184" calcext:value-type="float">
            <text:p>97681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va</text:p>
          </table:table-cell>
          <table:table-cell office:value-type="string" calcext:value-type="string">
            <text:p>NOM</text:p>
          </table:table-cell>
          <table:table-cell office:value-type="float" office:value="1764874" calcext:value-type="float">
            <text:p>1764874</text:p>
          </table:table-cell>
          <table:table-cell table:number-columns-repeated="6"/>
          <table:table-cell office:value-type="string" calcext:value-type="string">
            <text:p>prova di matemati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gliere</text:p>
          </table:table-cell>
          <table:table-cell office:value-type="string" calcext:value-type="string">
            <text:p>VER</text:p>
          </table:table-cell>
          <table:table-cell office:value-type="float" office:value="2056093" calcext:value-type="float">
            <text:p>2056093</text:p>
          </table:table-cell>
          <table:table-cell/>
          <table:table-cell table:style-name="ce17" office:value-type="float" office:value="9247648" calcext:value-type="float">
            <text:p>9247648</text:p>
          </table:table-cell>
          <table:table-cell/>
          <table:table-cell table:style-name="ce17" office:value-type="float" office:value="9667494" calcext:value-type="float">
            <text:p>966749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e</text:p>
          </table:table-cell>
          <table:table-cell office:value-type="string" calcext:value-type="string">
            <text:p>NOM</text:p>
          </table:table-cell>
          <table:table-cell office:value-type="float" office:value="379608" calcext:value-type="float">
            <text:p>379608</text:p>
          </table:table-cell>
          <table:table-cell/>
          <table:table-cell office:value-type="float" office:value="2728287" calcext:value-type="float">
            <text:p>2728287</text:p>
          </table:table-cell>
          <table:table-cell/>
          <table:table-cell table:style-name="ce17" office:value-type="float" office:value="9470844" calcext:value-type="float">
            <text:p>947084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collare</text:p>
          </table:table-cell>
          <table:table-cell office:value-type="string" calcext:value-type="string">
            <text:p>VER</text:p>
          </table:table-cell>
          <table:table-cell office:value-type="float" office:value="3743981" calcext:value-type="float">
            <text:p>3743981</text:p>
          </table:table-cell>
          <table:table-cell/>
          <table:table-cell office:value-type="float" office:value="3420838" calcext:value-type="float">
            <text:p>3420838</text:p>
          </table:table-cell>
          <table:table-cell/>
          <table:table-cell table:style-name="ce17" office:value-type="float" office:value="10078389" calcext:value-type="float">
            <text:p>1007838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ndare</text:p>
          </table:table-cell>
          <table:table-cell office:value-type="string" calcext:value-type="string">
            <text:p>VER</text:p>
          </table:table-cell>
          <table:table-cell office:value-type="float" office:value="2433015" calcext:value-type="float">
            <text:p>2433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osservat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10031944" calcext:value-type="float">
            <text:p>10031944</text:p>
          </table:table-cell>
          <table:table-cell/>
          <table:table-cell table:style-name="ce17" office:value-type="float" office:value="10288817" calcext:value-type="float">
            <text:p>10288817</text:p>
          </table:table-cell>
          <table:table-cell/>
          <table:table-cell table:style-name="ce17" office:value-type="float" office:value="9643138" calcext:value-type="float">
            <text:p>964313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colar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963086" calcext:value-type="float">
            <text:p>9963086</text:p>
          </table:table-cell>
          <table:table-cell/>
          <table:table-cell table:style-name="ce17" office:value-type="float" office:value="9681076" calcext:value-type="float">
            <text:p>9681076</text:p>
          </table:table-cell>
          <table:table-cell/>
          <table:table-cell table:style-name="ce17" office:value-type="float" office:value="9797077" calcext:value-type="float">
            <text:p>979707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 particolare, un particolar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particolare</text:p>
          </table:table-cell>
          <table:table-cell table:style-name="ce12" office:value-type="string" calcext:value-type="string">
            <text:p>ADJ</text:p>
          </table:table-cell>
          <table:table-cell table:style-name="ce12" office:value-type="float" office:value="2456093" calcext:value-type="float">
            <text:p>2456093</text:p>
          </table:table-cell>
          <table:table-cell table:style-name="ce12"/>
          <table:table-cell table:style-name="ce12" office:value-type="float" office:value="9644694" calcext:value-type="float">
            <text:p>9644694</text:p>
          </table:table-cell>
          <table:table-cell table:style-name="ce12"/>
          <table:table-cell table:style-name="ce12" office:value-type="float" office:value="9217094" calcext:value-type="float">
            <text:p>9217094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1015"/>
        </table:table-row>
        <table:table-row table:style-name="ro1">
          <table:table-cell table:style-name="ce4" office:value-type="string" calcext:value-type="string">
            <text:p>accorgere</text:p>
          </table:table-cell>
          <table:table-cell table:style-name="ce4" office:value-type="string" calcext:value-type="string">
            <text:p>VER</text:p>
          </table:table-cell>
          <table:table-cell table:style-name="ce12" office:value-type="float" office:value="3487076" calcext:value-type="float">
            <text:p>3487076</text:p>
          </table:table-cell>
          <table:table-cell table:style-name="ce12"/>
          <table:table-cell table:style-name="ce12" office:value-type="float" office:value="3264332" calcext:value-type="float">
            <text:p>3264332</text:p>
          </table:table-cell>
          <table:table-cell table:style-name="ce12"/>
          <table:table-cell table:style-name="ce12" office:value-type="float" office:value="1736257" calcext:value-type="float">
            <text:p>1736257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1015"/>
        </table:table-row>
        <table:table-row table:style-name="ro1">
          <table:table-cell office:value-type="string" calcext:value-type="string">
            <text:p>allievo</text:p>
          </table:table-cell>
          <table:table-cell office:value-type="string" calcext:value-type="string">
            <text:p>NOM</text:p>
          </table:table-cell>
          <table:table-cell office:value-type="float" office:value="2456093" calcext:value-type="float">
            <text:p>2456093</text:p>
          </table:table-cell>
          <table:table-cell/>
          <table:table-cell office:value-type="float" office:value="896791" calcext:value-type="float">
            <text:p>896791</text:p>
          </table:table-cell>
          <table:table-cell/>
          <table:table-cell office:value-type="float" office:value="3213019" calcext:value-type="float">
            <text:p>3213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imonianza</text:p>
          </table:table-cell>
          <table:table-cell office:value-type="string" calcext:value-type="string">
            <text:p>NOM</text:p>
          </table:table-cell>
          <table:table-cell office:value-type="float" office:value="9925268" calcext:value-type="float">
            <text:p>9925268</text:p>
          </table:table-cell>
          <table:table-cell/>
          <table:table-cell office:value-type="float" office:value="9831791" calcext:value-type="float">
            <text:p>9831791</text:p>
          </table:table-cell>
          <table:table-cell/>
          <table:table-cell table:style-name="ce17" office:value-type="float" office:value="9672170" calcext:value-type="float">
            <text:p>967217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filo</text:p>
          </table:table-cell>
          <table:table-cell office:value-type="string" calcext:value-type="string">
            <text:p>NOM</text:p>
          </table:table-cell>
          <table:table-cell office:value-type="float" office:value="1461855" calcext:value-type="float">
            <text:p>1461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il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llia</text:p>
          </table:table-cell>
          <table:table-cell office:value-type="string" calcext:value-type="string">
            <text:p>NOM</text:p>
          </table:table-cell>
          <table:table-cell office:value-type="float" office:value="3343630" calcext:value-type="float">
            <text:p>3343630</text:p>
          </table:table-cell>
          <table:table-cell/>
          <table:table-cell table:style-name="ce17" office:value-type="float" office:value="10313315" calcext:value-type="float">
            <text:p>10313315</text:p>
          </table:table-cell>
          <table:table-cell/>
          <table:table-cell office:value-type="float" office:value="9829641" calcext:value-type="float">
            <text:p>982964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cultura</text:p>
          </table:table-cell>
          <table:table-cell table:style-name="ce3" office:value-type="string" calcext:value-type="string">
            <text:p>NOM</text:p>
          </table:table-cell>
          <table:table-cell office:value-type="float" office:value="9554489" calcext:value-type="float">
            <text:p>9554489</text:p>
          </table:table-cell>
          <table:table-cell/>
          <table:table-cell office:value-type="float" office:value="9641361" calcext:value-type="float">
            <text:p>9641361</text:p>
          </table:table-cell>
          <table:table-cell/>
          <table:table-cell office:value-type="float" office:value="9644730" calcext:value-type="float">
            <text:p>964473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salire</text:p>
          </table:table-cell>
          <table:table-cell office:value-type="string" calcext:value-type="string">
            <text:p>VER</text:p>
          </table:table-cell>
          <table:table-cell office:value-type="float" office:value="9799347" calcext:value-type="float">
            <text:p>9799347</text:p>
          </table:table-cell>
          <table:table-cell/>
          <table:table-cell office:value-type="float" office:value="9570099" calcext:value-type="float">
            <text:p>9570099</text:p>
          </table:table-cell>
          <table:table-cell/>
          <table:table-cell office:value-type="float" office:value="9747785" calcext:value-type="float">
            <text:p>974778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isalire le tubature, risalire all’epoca 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ficaci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299322" calcext:value-type="float">
            <text:p>102993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zione</text:p>
          </table:table-cell>
          <table:table-cell office:value-type="string" calcext:value-type="string">
            <text:p>NOM</text:p>
          </table:table-cell>
          <table:table-cell office:value-type="float" office:value="3897610" calcext:value-type="float">
            <text:p>3897610</text:p>
          </table:table-cell>
          <table:table-cell/>
          <table:table-cell office:value-type="float" office:value="1827034" calcext:value-type="float">
            <text:p>1827034</text:p>
          </table:table-cell>
          <table:table-cell/>
          <table:table-cell office:value-type="float" office:value="621740" calcext:value-type="float">
            <text:p>62174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eral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2687418" calcext:value-type="float">
            <text:p>2687418</text:p>
          </table:table-cell>
          <table:table-cell/>
          <table:table-cell table:style-name="ce17" office:value-type="float" office:value="9912092" calcext:value-type="float">
            <text:p>9912092</text:p>
          </table:table-cell>
          <table:table-cell/>
          <table:table-cell office:value-type="float" office:value="9261098" calcext:value-type="float">
            <text:p>926109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 gener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ADJ</text:p>
          </table:table-cell>
          <table:table-cell office:value-type="float" office:value="2427548" calcext:value-type="float">
            <text:p>2427548</text:p>
          </table:table-cell>
          <table:table-cell/>
          <table:table-cell table:style-name="ce17" office:value-type="float" office:value="9588504" calcext:value-type="float">
            <text:p>9588504</text:p>
          </table:table-cell>
          <table:table-cell/>
          <table:table-cell table:style-name="ce17" office:value-type="float" office:value="9131858" calcext:value-type="float">
            <text:p>913185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ento</text:p>
          </table:table-cell>
          <table:table-cell office:value-type="string" calcext:value-type="string">
            <text:p>NOM</text:p>
          </table:table-cell>
          <table:table-cell table:style-name="ce3" office:value-type="float" office:value="1964322" calcext:value-type="float">
            <text:p>1964322</text:p>
          </table:table-cell>
          <table:table-cell/>
          <table:table-cell office:value-type="float" office:value="897248" calcext:value-type="float">
            <text:p>897248</text:p>
          </table:table-cell>
          <table:table-cell/>
          <table:table-cell table:style-name="ce3" office:value-type="float" office:value="2903233" calcext:value-type="float">
            <text:p>290323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otidianamente</text:p>
          </table:table-cell>
          <table:table-cell office:value-type="string" calcext:value-type="string">
            <text:p>ADV</text:p>
          </table:table-cell>
          <table:table-cell office:value-type="float" office:value="4434530" calcext:value-type="float">
            <text:p>4434530</text:p>
          </table:table-cell>
          <table:table-cell/>
          <table:table-cell office:value-type="float" office:value="9771465" calcext:value-type="float">
            <text:p>9771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gnitosamente</text:p>
          </table:table-cell>
          <table:table-cell office:value-type="string" calcext:value-type="string">
            <text:p>ADV</text:p>
          </table:table-cell>
          <table:table-cell office:value-type="float" office:value="9840819" calcext:value-type="float">
            <text:p>98408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taglio</text:p>
          </table:table-cell>
          <table:table-cell office:value-type="string" calcext:value-type="string">
            <text:p>NOM</text:p>
          </table:table-cell>
          <table:table-cell office:value-type="float" office:value="9641917" calcext:value-type="float">
            <text:p>9641917</text:p>
          </table:table-cell>
          <table:table-cell/>
          <table:table-cell office:value-type="float" office:value="9867627" calcext:value-type="float">
            <text:p>9867627</text:p>
          </table:table-cell>
          <table:table-cell/>
          <table:table-cell table:style-name="ce17" office:value-type="float" office:value="9451096" calcext:value-type="float">
            <text:p>945109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nte</text:p>
          </table:table-cell>
          <table:table-cell office:value-type="string" calcext:value-type="string">
            <text:p>ADJ</text:p>
          </table:table-cell>
          <table:table-cell table:style-name="ce3" office:value-type="float" office:value="2384663" calcext:value-type="float">
            <text:p>2384663</text:p>
          </table:table-cell>
          <table:table-cell/>
          <table:table-cell table:style-name="ce3" office:value-type="float" office:value="719474" calcext:value-type="float">
            <text:p>719474</text:p>
          </table:table-cell>
          <table:table-cell/>
          <table:table-cell table:style-name="ce3" office:value-type="float" office:value="3000700" calcext:value-type="float">
            <text:p>300070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portament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4892548" calcext:value-type="float">
            <text:p>4892548</text:p>
          </table:table-cell>
          <table:table-cell/>
          <table:table-cell office:value-type="float" office:value="2771914" calcext:value-type="float">
            <text:p>2771914</text:p>
          </table:table-cell>
          <table:table-cell/>
          <table:table-cell office:value-type="float" office:value="1055751" calcext:value-type="float">
            <text:p>10557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fascinante</text:p>
          </table:table-cell>
          <table:table-cell office:value-type="string" calcext:value-type="string">
            <text:p>ADJ</text:p>
          </table:table-cell>
          <table:table-cell office:value-type="float" office:value="621740" calcext:value-type="float">
            <text:p>621740</text:p>
          </table:table-cell>
          <table:table-cell/>
          <table:table-cell office:value-type="float" office:value="2998378" calcext:value-type="float">
            <text:p>2998378</text:p>
          </table:table-cell>
          <table:table-cell/>
          <table:table-cell office:value-type="float" office:value="1905383" calcext:value-type="float">
            <text:p>190538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cercatore</text:p>
          </table:table-cell>
          <table:table-cell office:value-type="string" calcext:value-type="string">
            <text:p>NOM</text:p>
          </table:table-cell>
          <table:table-cell office:value-type="float" office:value="1846947" calcext:value-type="float">
            <text:p>1846947</text:p>
          </table:table-cell>
          <table:table-cell/>
          <table:table-cell office:value-type="float" office:value="1846945" calcext:value-type="float">
            <text:p>1846945</text:p>
          </table:table-cell>
          <table:table-cell/>
          <table:table-cell office:value-type="float" office:value="2437684" calcext:value-type="float">
            <text:p>24376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sitatore</text:p>
          </table:table-cell>
          <table:table-cell office:value-type="string" calcext:value-type="string">
            <text:p>NOM</text:p>
          </table:table-cell>
          <table:table-cell table:style-name="ce3" office:value-type="float" office:value="350408" calcext:value-type="float">
            <text:p>350408</text:p>
          </table:table-cell>
          <table:table-cell/>
          <table:table-cell office:value-type="float" office:value="10057878" calcext:value-type="float">
            <text:p>10057878</text:p>
          </table:table-cell>
          <table:table-cell/>
          <table:table-cell office:value-type="float" office:value="10058016" calcext:value-type="float">
            <text:p>10058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tamina</text:p>
          </table:table-cell>
          <table:table-cell office:value-type="string" calcext:value-type="string">
            <text:p>NOM</text:p>
          </table:table-cell>
          <table:table-cell office:value-type="float" office:value="4984421" calcext:value-type="float">
            <text:p>4984421</text:p>
          </table:table-cell>
          <table:table-cell/>
          <table:table-cell table:style-name="ce17" office:value-type="float" office:value="9763000" calcext:value-type="float">
            <text:p>9763000</text:p>
          </table:table-cell>
          <table:table-cell/>
          <table:table-cell table:style-name="ce17" office:value-type="float" office:value="10126451" calcext:value-type="float">
            <text:p>101264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ccino</text:p>
          </table:table-cell>
          <table:table-cell office:value-type="string" calcext:value-type="string">
            <text:p>NOM</text:p>
          </table:table-cell>
          <table:table-cell office:value-type="float" office:value="7192424" calcext:value-type="float">
            <text:p>7192424</text:p>
          </table:table-cell>
          <table:table-cell/>
          <table:table-cell table:style-name="ce17" office:value-type="float" office:value="9956294" calcext:value-type="float">
            <text:p>9956294</text:p>
          </table:table-cell>
          <table:table-cell/>
          <table:table-cell table:style-name="ce17" office:value-type="float" office:value="10160769" calcext:value-type="float">
            <text:p>1016076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sa</text:p>
          </table:table-cell>
          <table:table-cell office:value-type="string" calcext:value-type="string">
            <text:p>NOM</text:p>
          </table:table-cell>
          <table:table-cell office:value-type="float" office:value="2596590" calcext:value-type="float">
            <text:p>2596590</text:p>
          </table:table-cell>
          <table:table-cell/>
          <table:table-cell office:value-type="float" office:value="1570092" calcext:value-type="float">
            <text:p>1570092</text:p>
          </table:table-cell>
          <table:table-cell/>
          <table:table-cell office:value-type="float" office:value="2383461" calcext:value-type="float">
            <text:p>238346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itolo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2364212" calcext:value-type="float">
            <text:p>2364212</text:p>
          </table:table-cell>
          <table:table-cell/>
          <table:table-cell office:value-type="float" office:value="6173071" calcext:value-type="float">
            <text:p>6173071</text:p>
          </table:table-cell>
          <table:table-cell/>
          <table:table-cell office:value-type="float" office:value="3264402" calcext:value-type="float">
            <text:p>326440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pres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053844" calcext:value-type="float">
            <text:p>10053844</text:p>
          </table:table-cell>
          <table:table-cell/>
          <table:table-cell table:style-name="ce17" office:value-type="float" office:value="9385415" calcext:value-type="float">
            <text:p>9385415</text:p>
          </table:table-cell>
          <table:table-cell/>
          <table:table-cell office:value-type="float" office:value="9448427" calcext:value-type="float">
            <text:p>944842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ipresa 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almente</text:p>
          </table:table-cell>
          <table:table-cell office:value-type="string" calcext:value-type="string">
            <text:p>ADV</text:p>
          </table:table-cell>
          <table:table-cell table:style-name="ce17" office:value-type="float" office:value="9186099" calcext:value-type="float">
            <text:p>9186099</text:p>
          </table:table-cell>
          <table:table-cell/>
          <table:table-cell table:style-name="ce17" office:value-type="float" office:value="10221191" calcext:value-type="float">
            <text:p>10221191</text:p>
          </table:table-cell>
          <table:table-cell/>
          <table:table-cell table:style-name="ce17" office:value-type="float" office:value="9192987" calcext:value-type="float">
            <text:p>919298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ffetto</text:p>
          </table:table-cell>
          <table:table-cell office:value-type="string" calcext:value-type="string">
            <text:p>NOM</text:p>
          </table:table-cell>
          <table:table-cell office:value-type="float" office:value="4874141" calcext:value-type="float">
            <text:p>4874141</text:p>
          </table:table-cell>
          <table:table-cell/>
          <table:table-cell office:value-type="float" office:value="3418770" calcext:value-type="float">
            <text:p>3418770</text:p>
          </table:table-cell>
          <table:table-cell/>
          <table:table-cell table:style-name="ce3" office:value-type="float" office:value="1904609" calcext:value-type="float">
            <text:p>190460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lebr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10060789" calcext:value-type="float">
            <text:p>10060789</text:p>
          </table:table-cell>
          <table:table-cell/>
          <table:table-cell table:style-name="ce17" office:value-type="float" office:value="9256603" calcext:value-type="float">
            <text:p>9256603</text:p>
          </table:table-cell>
          <table:table-cell/>
          <table:table-cell table:style-name="ce17" office:value-type="float" office:value="9116839" calcext:value-type="float">
            <text:p>911683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stancare</text:p>
          </table:table-cell>
          <table:table-cell table:style-name="ce13" office:value-type="string" calcext:value-type="string">
            <text:p>VER</text:p>
          </table:table-cell>
          <table:table-cell office:value-type="float" office:value="1766141" calcext:value-type="float">
            <text:p>1766141</text:p>
          </table:table-cell>
          <table:table-cell/>
          <table:table-cell table:style-name="ce17" office:value-type="float" office:value="9385861" calcext:value-type="float">
            <text:p>9385861</text:p>
          </table:table-cell>
          <table:table-cell/>
          <table:table-cell table:style-name="ce17" office:value-type="float" office:value="9948702" calcext:value-type="float">
            <text:p>994870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sporre</text:p>
          </table:table-cell>
          <table:table-cell table:style-name="ce3" office:value-type="string" calcext:value-type="string">
            <text:p>VER</text:p>
          </table:table-cell>
          <table:table-cell table:style-name="ce17" office:value-type="float" office:value="900413" calcext:value-type="float">
            <text:p>900413</text:p>
          </table:table-cell>
          <table:table-cell/>
          <table:table-cell table:style-name="ce17" office:value-type="float" office:value="10398286" calcext:value-type="float">
            <text:p>10398286</text:p>
          </table:table-cell>
          <table:table-cell table:number-columns-repeated="4"/>
          <table:table-cell office:value-type="string" calcext:value-type="string">
            <text:p>esporre al so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un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ciugacapelli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onoscere</text:p>
          </table:table-cell>
          <table:table-cell office:value-type="string" calcext:value-type="string">
            <text:p>VER</text:p>
          </table:table-cell>
          <table:table-cell office:value-type="float" office:value="3116608" calcext:value-type="float">
            <text:p>3116608</text:p>
          </table:table-cell>
          <table:table-cell/>
          <table:table-cell office:value-type="float" office:value="1574453" calcext:value-type="float">
            <text:p>1574453</text:p>
          </table:table-cell>
          <table:table-cell/>
          <table:table-cell office:value-type="float" office:value="1699893" calcext:value-type="float">
            <text:p>169989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oluzion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056808" calcext:value-type="float">
            <text:p>10056808</text:p>
          </table:table-cell>
          <table:table-cell/>
          <table:table-cell table:style-name="ce17" office:value-type="float" office:value="10392526" calcext:value-type="float">
            <text:p>10392526</text:p>
          </table:table-cell>
          <table:table-cell/>
          <table:table-cell office:value-type="float" office:value="9549973" calcext:value-type="float">
            <text:p>954997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ui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2121642" calcext:value-type="float">
            <text:p>2121642</text:p>
          </table:table-cell>
          <table:table-cell/>
          <table:table-cell table:style-name="ce17" office:value-type="float" office:value="749452" calcext:value-type="float">
            <text:p>749452</text:p>
          </table:table-cell>
          <table:table-cell/>
          <table:table-cell table:style-name="ce17" office:value-type="float" office:value="9976275" calcext:value-type="float">
            <text:p>997627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 seguito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uit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293426" calcext:value-type="float">
            <text:p>9293426</text:p>
          </table:table-cell>
          <table:table-cell/>
          <table:table-cell table:style-name="ce17" office:value-type="float" office:value="9728773" calcext:value-type="float">
            <text:p>9728773</text:p>
          </table:table-cell>
          <table:table-cell/>
          <table:table-cell table:style-name="ce17" office:value-type="float" office:value="10059664" calcext:value-type="float">
            <text:p>1005966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levare</text:p>
          </table:table-cell>
          <table:table-cell office:value-type="string" calcext:value-type="string">
            <text:p>VER</text:p>
          </table:table-cell>
          <table:table-cell office:value-type="float" office:value="10103077" calcext:value-type="float">
            <text:p>10103077</text:p>
          </table:table-cell>
          <table:table-cell/>
          <table:table-cell office:value-type="float" office:value="10438787" calcext:value-type="float">
            <text:p>10438787</text:p>
          </table:table-cell>
          <table:table-cell/>
          <table:table-cell office:value-type="float" office:value="10373748" calcext:value-type="float">
            <text:p>1037374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rno</text:p>
          </table:table-cell>
          <table:table-cell office:value-type="string" calcext:value-type="string">
            <text:p>NOM</text:p>
          </table:table-cell>
          <table:table-cell office:value-type="float" office:value="2213750" calcext:value-type="float">
            <text:p>2213750</text:p>
          </table:table-cell>
          <table:table-cell/>
          <table:table-cell table:style-name="ce17" office:value-type="float" office:value="9420162" calcext:value-type="float">
            <text:p>9420162</text:p>
          </table:table-cell>
          <table:table-cell/>
          <table:table-cell table:style-name="ce17" office:value-type="float" office:value="9870639" calcext:value-type="float">
            <text:p>987063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o</text:p>
          </table:table-cell>
          <table:table-cell office:value-type="string" calcext:value-type="string">
            <text:p>ADJ</text:p>
          </table:table-cell>
          <table:table-cell office:value-type="float" office:value="874313" calcext:value-type="float">
            <text:p>874313</text:p>
          </table:table-cell>
          <table:table-cell/>
          <table:table-cell office:value-type="float" office:value="1312501" calcext:value-type="float">
            <text:p>1312501</text:p>
          </table:table-cell>
          <table:table-cell/>
          <table:table-cell table:style-name="ce3" office:value-type="float" office:value="4476394" calcext:value-type="float">
            <text:p>447639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unità</text:p>
          </table:table-cell>
          <table:table-cell table:style-name="ce3" office:value-type="string" calcext:value-type="string">
            <text:p>NOM</text:p>
          </table:table-cell>
          <table:table-cell office:value-type="float" office:value="1349822" calcext:value-type="float">
            <text:p>1349822</text:p>
          </table:table-cell>
          <table:table-cell/>
          <table:table-cell office:value-type="float" office:value="4422176" calcext:value-type="float">
            <text:p>4422176</text:p>
          </table:table-cell>
          <table:table-cell/>
          <table:table-cell table:style-name="ce17" office:value-type="float" office:value="9878142" calcext:value-type="float">
            <text:p>987814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sonaggi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313007" calcext:value-type="float">
            <text:p>10313007</text:p>
          </table:table-cell>
          <table:table-cell/>
          <table:table-cell table:style-name="ce17" office:value-type="float" office:value="10054025" calcext:value-type="float">
            <text:p>10054025</text:p>
          </table:table-cell>
          <table:table-cell/>
          <table:table-cell table:style-name="ce17" office:value-type="float" office:value="10386456" calcext:value-type="float">
            <text:p>103864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osato</text:p>
          </table:table-cell>
          <table:table-cell office:value-type="string" calcext:value-type="string">
            <text:p>ADJ</text:p>
          </table:table-cell>
          <table:table-cell office:value-type="float" office:value="2421198" calcext:value-type="float">
            <text:p>2421198</text:p>
          </table:table-cell>
          <table:table-cell/>
          <table:table-cell office:value-type="float" office:value="702297" calcext:value-type="float">
            <text:p>702297</text:p>
          </table:table-cell>
          <table:table-cell/>
          <table:table-cell table:style-name="ce17" office:value-type="float" office:value="9788302" calcext:value-type="float">
            <text:p>978830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</text:p>
          </table:table-cell>
          <table:table-cell table:style-name="ce3" office:value-type="string" calcext:value-type="string">
            <text:p>NOM</text:p>
          </table:table-cell>
          <table:table-cell office:value-type="float" office:value="1964028" calcext:value-type="float">
            <text:p>1964028</text:p>
          </table:table-cell>
          <table:table-cell/>
          <table:table-cell office:value-type="float" office:value="3027041" calcext:value-type="float">
            <text:p>3027041</text:p>
          </table:table-cell>
          <table:table-cell/>
          <table:table-cell office:value-type="float" office:value="1117127" calcext:value-type="float">
            <text:p>111712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eramente</text:p>
          </table:table-cell>
          <table:table-cell office:value-type="string" calcext:value-type="string">
            <text:p>ADV</text:p>
          </table:table-cell>
          <table:table-cell table:style-name="ce17" office:value-type="float" office:value="9011606" calcext:value-type="float">
            <text:p>9011606</text:p>
          </table:table-cell>
          <table:table-cell/>
          <table:table-cell table:style-name="ce17" office:value-type="float" office:value="10344751" calcext:value-type="float">
            <text:p>10344751</text:p>
          </table:table-cell>
          <table:table-cell/>
          <table:table-cell table:style-name="ce17" office:value-type="float" office:value="9803434" calcext:value-type="float">
            <text:p>980343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mbors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350474" calcext:value-type="float">
            <text:p>10350474</text:p>
          </table:table-cell>
          <table:table-cell/>
          <table:table-cell table:style-name="ce17" office:value-type="float" office:value="10247828" calcext:value-type="float">
            <text:p>10247828</text:p>
          </table:table-cell>
          <table:table-cell/>
          <table:table-cell table:style-name="ce17" office:value-type="float" office:value="10227278" calcext:value-type="float">
            <text:p>1022727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g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toria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tto</text:p>
          </table:table-cell>
          <table:table-cell office:value-type="string" calcext:value-type="string">
            <text:p>ADJ</text:p>
          </table:table-cell>
          <table:table-cell office:value-type="float" office:value="1693145" calcext:value-type="float">
            <text:p>1693145</text:p>
          </table:table-cell>
          <table:table-cell/>
          <table:table-cell table:style-name="ce17" office:value-type="float" office:value="9006939" calcext:value-type="float">
            <text:p>9006939</text:p>
          </table:table-cell>
          <table:table-cell/>
          <table:table-cell table:style-name="ce17" office:value-type="float" office:value="10050198" calcext:value-type="float">
            <text:p>1005019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rezzo</text:p>
          </table:table-cell>
          <table:table-cell office:value-type="string" calcext:value-type="string">
            <text:p>NOM</text:p>
          </table:table-cell>
          <table:table-cell office:value-type="float" office:value="2383804" calcext:value-type="float">
            <text:p>2383804</text:p>
          </table:table-cell>
          <table:table-cell/>
          <table:table-cell table:style-name="ce17" office:value-type="float" office:value="10097646" calcext:value-type="float">
            <text:p>100976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dro</text:p>
          </table:table-cell>
          <table:table-cell office:value-type="string" calcext:value-type="string">
            <text:p>NOM</text:p>
          </table:table-cell>
          <table:table-cell office:value-type="float" office:value="2685546" calcext:value-type="float">
            <text:p>2685546</text:p>
          </table:table-cell>
          <table:table-cell/>
          <table:table-cell office:value-type="float" office:value="350304" calcext:value-type="float">
            <text:p>350304</text:p>
          </table:table-cell>
          <table:table-cell/>
          <table:table-cell office:value-type="float" office:value="1331175" calcext:value-type="float">
            <text:p>13311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esteggiat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tic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otizz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10061601" calcext:value-type="float">
            <text:p>10061601</text:p>
          </table:table-cell>
          <table:table-cell/>
          <table:table-cell office:value-type="float" office:value="10059332" calcext:value-type="float">
            <text:p>100593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ferimen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365159" calcext:value-type="float">
            <text:p>10365159</text:p>
          </table:table-cell>
          <table:table-cell/>
          <table:table-cell table:style-name="ce17" office:value-type="float" office:value="10212324" calcext:value-type="float">
            <text:p>10212324</text:p>
          </table:table-cell>
          <table:table-cell/>
          <table:table-cell office:value-type="float" office:value="9965713" calcext:value-type="float">
            <text:p>996571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vocare</text:p>
          </table:table-cell>
          <table:table-cell office:value-type="string" calcext:value-type="string">
            <text:p>VER</text:p>
          </table:table-cell>
          <table:table-cell office:value-type="float" office:value="2328756" calcext:value-type="float">
            <text:p>2328756</text:p>
          </table:table-cell>
          <table:table-cell/>
          <table:table-cell table:style-name="ce17" office:value-type="float" office:value="9077664" calcext:value-type="float">
            <text:p>9077664</text:p>
          </table:table-cell>
          <table:table-cell/>
          <table:table-cell table:style-name="ce17" office:value-type="float" office:value="9488412" calcext:value-type="float">
            <text:p>948841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ausa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re</text:p>
          </table:table-cell>
          <table:table-cell office:value-type="string" calcext:value-type="string">
            <text:p>VER</text:p>
          </table:table-cell>
          <table:table-cell office:value-type="float" office:value="1910190" calcext:value-type="float">
            <text:p>1910190</text:p>
          </table:table-cell>
          <table:table-cell/>
          <table:table-cell office:value-type="float" office:value="3425603" calcext:value-type="float">
            <text:p>3425603</text:p>
          </table:table-cell>
          <table:table-cell/>
          <table:table-cell table:style-name="ce3" office:value-type="float" office:value="1539321" calcext:value-type="float">
            <text:p>15393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te</text:p>
          </table:table-cell>
          <table:table-cell office:value-type="string" calcext:value-type="string">
            <text:p>NOM</text:p>
          </table:table-cell>
          <table:table-cell table:style-name="ce3" office:value-type="float" office:value="5459958" calcext:value-type="float">
            <text:p>5459958</text:p>
          </table:table-cell>
          <table:table-cell/>
          <table:table-cell office:value-type="float" office:value="3462874" calcext:value-type="float">
            <text:p>3462874</text:p>
          </table:table-cell>
          <table:table-cell/>
          <table:table-cell office:value-type="float" office:value="1791881" calcext:value-type="float">
            <text:p>179188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porito</text:p>
          </table:table-cell>
          <table:table-cell office:value-type="string" calcext:value-type="string">
            <text:p>ADJ</text:p>
          </table:table-cell>
          <table:table-cell office:value-type="float" office:value="9753446" calcext:value-type="float">
            <text:p>9753446</text:p>
          </table:table-cell>
          <table:table-cell/>
          <table:table-cell office:value-type="float" office:value="9677162" calcext:value-type="float">
            <text:p>9677162</text:p>
          </table:table-cell>
          <table:table-cell/>
          <table:table-cell office:value-type="float" office:value="10285308" calcext:value-type="float">
            <text:p>1028530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so</text:p>
          </table:table-cell>
          <table:table-cell office:value-type="string" calcext:value-type="string">
            <text:p>NOM</text:p>
          </table:table-cell>
          <table:table-cell office:value-type="float" office:value="3116608" calcext:value-type="float">
            <text:p>3116608</text:p>
          </table:table-cell>
          <table:table-cell/>
          <table:table-cell office:value-type="float" office:value="2449761" calcext:value-type="float">
            <text:p>2449761</text:p>
          </table:table-cell>
          <table:table-cell/>
          <table:table-cell table:style-name="ce3" office:value-type="float" office:value="946807" calcext:value-type="float">
            <text:p>94680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ngraziare</text:p>
          </table:table-cell>
          <table:table-cell office:value-type="string" calcext:value-type="string">
            <text:p>VER</text:p>
          </table:table-cell>
          <table:table-cell office:value-type="float" office:value="1402851" calcext:value-type="float">
            <text:p>1402851</text:p>
          </table:table-cell>
          <table:table-cell/>
          <table:table-cell office:value-type="float" office:value="1005871" calcext:value-type="float">
            <text:p>1005871</text:p>
          </table:table-cell>
          <table:table-cell/>
          <table:table-cell table:style-name="ce3" office:value-type="float" office:value="5571385" calcext:value-type="float">
            <text:p>557138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redibile</text:p>
          </table:table-cell>
          <table:table-cell office:value-type="string" calcext:value-type="string">
            <text:p>ADJ</text:p>
          </table:table-cell>
          <table:table-cell office:value-type="float" office:value="2516175" calcext:value-type="float">
            <text:p>2516175</text:p>
          </table:table-cell>
          <table:table-cell/>
          <table:table-cell table:style-name="ce17" office:value-type="float" office:value="10080751" calcext:value-type="float">
            <text:p>10080751</text:p>
          </table:table-cell>
          <table:table-cell/>
          <table:table-cell table:style-name="ce17" office:value-type="float" office:value="10253559" calcext:value-type="float">
            <text:p>1025355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fes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087197" calcext:value-type="float">
            <text:p>10087197</text:p>
          </table:table-cell>
          <table:table-cell/>
          <table:table-cell table:style-name="ce17" office:value-type="float" office:value="9135114" calcext:value-type="float">
            <text:p>9135114</text:p>
          </table:table-cell>
          <table:table-cell/>
          <table:table-cell table:style-name="ce17" office:value-type="float" office:value="9206173" calcext:value-type="float">
            <text:p>920617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anza</text:p>
          </table:table-cell>
          <table:table-cell office:value-type="string" calcext:value-type="string">
            <text:p>NOM</text:p>
          </table:table-cell>
          <table:table-cell office:value-type="float" office:value="2197529" calcext:value-type="float">
            <text:p>2197529</text:p>
          </table:table-cell>
          <table:table-cell/>
          <table:table-cell table:style-name="ce17" office:value-type="float" office:value="9289691" calcext:value-type="float">
            <text:p>9289691</text:p>
          </table:table-cell>
          <table:table-cell/>
          <table:table-cell table:style-name="ce17" office:value-type="float" office:value="9829819" calcext:value-type="float">
            <text:p>982981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s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170486" calcext:value-type="float">
            <text:p>10170486</text:p>
          </table:table-cell>
          <table:table-cell/>
          <table:table-cell table:style-name="ce17" office:value-type="float" office:value="9716325" calcext:value-type="float">
            <text:p>9716325</text:p>
          </table:table-cell>
          <table:table-cell/>
          <table:table-cell table:style-name="ce17" office:value-type="float" office:value="9700138" calcext:value-type="float">
            <text:p>970013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cnologia</text:p>
          </table:table-cell>
          <table:table-cell office:value-type="string" calcext:value-type="string">
            <text:p>NOM</text:p>
          </table:table-cell>
          <table:table-cell office:value-type="float" office:value="707735" calcext:value-type="float">
            <text:p>707735</text:p>
          </table:table-cell>
          <table:table-cell/>
          <table:table-cell office:value-type="float" office:value="3202878" calcext:value-type="float">
            <text:p>3202878</text:p>
          </table:table-cell>
          <table:table-cell/>
          <table:table-cell office:value-type="float" office:value="3410107" calcext:value-type="float">
            <text:p>341010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ccon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3020705" calcext:value-type="float">
            <text:p>3020705</text:p>
          </table:table-cell>
          <table:table-cell/>
          <table:table-cell table:style-name="ce17" office:value-type="float" office:value="3233446" calcext:value-type="float">
            <text:p>3233446</text:p>
          </table:table-cell>
          <table:table-cell/>
          <table:table-cell table:style-name="ce17" office:value-type="float" office:value="1196995" calcext:value-type="float">
            <text:p>119699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dizion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657390" calcext:value-type="float">
            <text:p>9657390</text:p>
          </table:table-cell>
          <table:table-cell/>
          <table:table-cell table:style-name="ce17" office:value-type="float" office:value="9667078" calcext:value-type="float">
            <text:p>9667078</text:p>
          </table:table-cell>
          <table:table-cell/>
          <table:table-cell table:style-name="ce17" office:value-type="float" office:value="10061394" calcext:value-type="float">
            <text:p>1006139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ventare</text:p>
          </table:table-cell>
          <table:table-cell office:value-type="string" calcext:value-type="string">
            <text:p>VER</text:p>
          </table:table-cell>
          <table:table-cell office:value-type="float" office:value="10231051" calcext:value-type="float">
            <text:p>10231051</text:p>
          </table:table-cell>
          <table:table-cell/>
          <table:table-cell table:style-name="ce17" office:value-type="float" office:value="10388103" calcext:value-type="float">
            <text:p>10388103</text:p>
          </table:table-cell>
          <table:table-cell/>
          <table:table-cell table:style-name="ce17" office:value-type="float" office:value="10240110" calcext:value-type="float">
            <text:p>1024011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ulcano</text:p>
          </table:table-cell>
          <table:table-cell office:value-type="string" calcext:value-type="string">
            <text:p>NOM</text:p>
          </table:table-cell>
          <table:table-cell office:value-type="float" office:value="3461759" calcext:value-type="float">
            <text:p>3461759</text:p>
          </table:table-cell>
          <table:table-cell/>
          <table:table-cell office:value-type="float" office:value="500255" calcext:value-type="float">
            <text:p>500255</text:p>
          </table:table-cell>
          <table:table-cell/>
          <table:table-cell table:style-name="ce17" office:value-type="float" office:value="9601879" calcext:value-type="float">
            <text:p>960187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gredie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ropolita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ADJ</text:p>
          </table:table-cell>
          <table:table-cell office:value-type="float" office:value="373528" calcext:value-type="float">
            <text:p>373528</text:p>
          </table:table-cell>
          <table:table-cell/>
          <table:table-cell table:style-name="ce17" office:value-type="float" office:value="9350927" calcext:value-type="float">
            <text:p>9350927</text:p>
          </table:table-cell>
          <table:table-cell/>
          <table:table-cell table:style-name="ce17" office:value-type="float" office:value="9246472" calcext:value-type="float">
            <text:p>924647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endere</text:p>
          </table:table-cell>
          <table:table-cell office:value-type="string" calcext:value-type="string">
            <text:p>VER</text:p>
          </table:table-cell>
          <table:table-cell office:value-type="float" office:value="1014471" calcext:value-type="float">
            <text:p>1014471</text:p>
          </table:table-cell>
          <table:table-cell/>
          <table:table-cell office:value-type="float" office:value="350800" calcext:value-type="float">
            <text:p>350800</text:p>
          </table:table-cell>
          <table:table-cell/>
          <table:table-cell table:style-name="ce3" office:value-type="float" office:value="2212511" calcext:value-type="float">
            <text:p>221251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alsiccia</text:p>
          </table:table-cell>
          <table:table-cell table:style-name="ce3" office:value-type="string" calcext:value-type="string">
            <text:p>NOM</text:p>
          </table:table-cell>
          <table:table-cell table:style-name="ce17" office:value-type="float" office:value="9230300" calcext:value-type="float">
            <text:p>92303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hiacciaio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uccesso</text:p>
          </table:table-cell>
          <table:table-cell table:style-name="ce3" office:value-type="string" calcext:value-type="string">
            <text:p>NOM</text:p>
          </table:table-cell>
          <table:table-cell office:value-type="float" office:value="1662750" calcext:value-type="float">
            <text:p>1662750</text:p>
          </table:table-cell>
          <table:table-cell/>
          <table:table-cell office:value-type="float" office:value="1786040" calcext:value-type="float">
            <text:p>1786040</text:p>
          </table:table-cell>
          <table:table-cell/>
          <table:table-cell table:style-name="ce3" office:value-type="float" office:value="1312501" calcext:value-type="float">
            <text:p>131250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cretezz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dott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10045615" calcext:value-type="float">
            <text:p>100456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fascin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2197397" calcext:value-type="float">
            <text:p>2197397</text:p>
          </table:table-cell>
          <table:table-cell/>
          <table:table-cell table:style-name="ce17" office:value-type="float" office:value="9368288" calcext:value-type="float">
            <text:p>9368288</text:p>
          </table:table-cell>
          <table:table-cell/>
          <table:table-cell table:style-name="ce17" office:value-type="float" office:value="9290656" calcext:value-type="float">
            <text:p>92906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ci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229654" calcext:value-type="float">
            <text:p>9229654</text:p>
          </table:table-cell>
          <table:table-cell/>
          <table:table-cell table:style-name="ce17" office:value-type="float" office:value="10163255" calcext:value-type="float">
            <text:p>10163255</text:p>
          </table:table-cell>
          <table:table-cell/>
          <table:table-cell table:style-name="ce17" office:value-type="float" office:value="9220401" calcext:value-type="float">
            <text:p>922040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co</text:p>
          </table:table-cell>
          <table:table-cell office:value-type="string" calcext:value-type="string">
            <text:p>NOM</text:p>
          </table:table-cell>
          <table:table-cell office:value-type="float" office:value="3477389" calcext:value-type="float">
            <text:p>3477389</text:p>
          </table:table-cell>
          <table:table-cell/>
          <table:table-cell office:value-type="float" office:value="2412089" calcext:value-type="float">
            <text:p>2412089</text:p>
          </table:table-cell>
          <table:table-cell/>
          <table:table-cell table:style-name="ce3" office:value-type="float" office:value="609493" calcext:value-type="float">
            <text:p>60949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arga</text:p>
          </table:table-cell>
          <table:table-cell table:style-name="ce3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ecuperare</text:p>
          </table:table-cell>
          <table:table-cell table:style-name="ce14" office:value-type="string" calcext:value-type="string">
            <text:p>VER</text:p>
          </table:table-cell>
          <table:table-cell office:value-type="float" office:value="947557" calcext:value-type="float">
            <text:p>947557</text:p>
          </table:table-cell>
          <table:table-cell/>
          <table:table-cell table:style-name="ce3" office:value-type="float" office:value="5074038" calcext:value-type="float">
            <text:p>5074038</text:p>
          </table:table-cell>
          <table:table-cell/>
          <table:table-cell table:style-name="ce3" office:value-type="float" office:value="947553" calcext:value-type="float">
            <text:p>94755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OLYSEM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adere</text:p>
          </table:table-cell>
          <table:table-cell table:style-name="ce3" office:value-type="string" calcext:value-type="string">
            <text:p>VER</text:p>
          </table:table-cell>
          <table:table-cell office:value-type="float" office:value="4880972" calcext:value-type="float">
            <text:p>4880972</text:p>
          </table:table-cell>
          <table:table-cell/>
          <table:table-cell office:value-type="float" office:value="1083505" calcext:value-type="float">
            <text:p>1083505</text:p>
          </table:table-cell>
          <table:table-cell/>
          <table:table-cell table:style-name="ce3" office:value-type="float" office:value="5548986" calcext:value-type="float">
            <text:p>554898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umentare</text:p>
          </table:table-cell>
          <table:table-cell office:value-type="string" calcext:value-type="string">
            <text:p>VER</text:p>
          </table:table-cell>
          <table:table-cell office:value-type="float" office:value="2810520" calcext:value-type="float">
            <text:p>2810520</text:p>
          </table:table-cell>
          <table:table-cell/>
          <table:table-cell table:style-name="ce17" office:value-type="float" office:value="9614143" calcext:value-type="float">
            <text:p>9614143</text:p>
          </table:table-cell>
          <table:table-cell/>
          <table:table-cell table:style-name="ce17" office:value-type="float" office:value="10386847" calcext:value-type="float">
            <text:p>1038684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tei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riera</text:p>
          </table:table-cell>
          <table:table-cell office:value-type="string" calcext:value-type="string">
            <text:p>NOM</text:p>
          </table:table-cell>
          <table:table-cell office:value-type="float" office:value="3426024" calcext:value-type="float">
            <text:p>3426024</text:p>
          </table:table-cell>
          <table:table-cell/>
          <table:table-cell table:style-name="ce3" office:value-type="float" office:value="6765902" calcext:value-type="float">
            <text:p>6765902</text:p>
          </table:table-cell>
          <table:table-cell/>
          <table:table-cell table:style-name="ce17" office:value-type="float" office:value="9365032" calcext:value-type="float">
            <text:p>936503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arriere, Laufbah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esoro</text:p>
          </table:table-cell>
          <table:table-cell office:value-type="string" calcext:value-type="string">
            <text:p>NOM</text:p>
          </table:table-cell>
          <table:table-cell office:value-type="float" office:value="860687" calcext:value-type="float">
            <text:p>860687</text:p>
          </table:table-cell>
          <table:table-cell/>
          <table:table-cell table:style-name="ce17" office:value-type="float" office:value="9156400" calcext:value-type="float">
            <text:p>9156400</text:p>
          </table:table-cell>
          <table:table-cell/>
          <table:table-cell table:style-name="ce17" office:value-type="float" office:value="9683085" calcext:value-type="float">
            <text:p>968308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chat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chità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093397" calcext:value-type="float">
            <text:p>10093397</text:p>
          </table:table-cell>
          <table:table-cell/>
          <table:table-cell table:style-name="ce17" office:value-type="float" office:value="9051453" calcext:value-type="float">
            <text:p>9051453</text:p>
          </table:table-cell>
          <table:table-cell/>
          <table:table-cell table:style-name="ce17" office:value-type="float" office:value="9048374" calcext:value-type="float">
            <text:p>904837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istalli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ificio</text:p>
          </table:table-cell>
          <table:table-cell office:value-type="string" calcext:value-type="string">
            <text:p>NOM</text:p>
          </table:table-cell>
          <table:table-cell table:style-name="ce3" office:value-type="float" office:value="7044645" calcext:value-type="float">
            <text:p>7044645</text:p>
          </table:table-cell>
          <table:table-cell/>
          <table:table-cell office:value-type="float" office:value="3343661" calcext:value-type="float">
            <text:p>3343661</text:p>
          </table:table-cell>
          <table:table-cell/>
          <table:table-cell table:style-name="ce3" office:value-type="float" office:value="905742" calcext:value-type="float">
            <text:p>90574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bä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035472" calcext:value-type="float">
            <text:p>100354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sionist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687230" calcext:value-type="float">
            <text:p>9687230</text:p>
          </table:table-cell>
          <table:table-cell/>
          <table:table-cell table:style-name="ce17" office:value-type="float" office:value="9833477" calcext:value-type="float">
            <text:p>9833477</text:p>
          </table:table-cell>
          <table:table-cell/>
          <table:table-cell table:style-name="ce17" office:value-type="float" office:value="9811261" calcext:value-type="float">
            <text:p>981126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aprendere</text:p>
          </table:table-cell>
          <table:table-cell office:value-type="string" calcext:value-type="string">
            <text:p>VER</text:p>
          </table:table-cell>
          <table:table-cell office:value-type="float" office:value="3426024" calcext:value-type="float">
            <text:p>3426024</text:p>
          </table:table-cell>
          <table:table-cell/>
          <table:table-cell table:style-name="ce17" office:value-type="float" office:value="9168851" calcext:value-type="float">
            <text:p>9168851</text:p>
          </table:table-cell>
          <table:table-cell/>
          <table:table-cell table:style-name="ce17" office:value-type="float" office:value="9605222" calcext:value-type="float">
            <text:p>96052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inzuschla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ll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batti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NOM</text:p>
          </table:table-cell>
          <table:table-cell table:style-name="ce3" office:value-type="float" office:value="1762755" calcext:value-type="float">
            <text:p>1762755</text:p>
          </table:table-cell>
          <table:table-cell/>
          <table:table-cell office:value-type="float" office:value="756478" calcext:value-type="float">
            <text:p>756478</text:p>
          </table:table-cell>
          <table:table-cell/>
          <table:table-cell table:style-name="ce3" office:value-type="float" office:value="350327" calcext:value-type="float">
            <text:p>35032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tico</text:p>
          </table:table-cell>
          <table:table-cell office:value-type="string" calcext:value-type="string">
            <text:p>NOM</text:p>
          </table:table-cell>
          <table:table-cell office:value-type="float" office:value="841779" calcext:value-type="float">
            <text:p>841779</text:p>
          </table:table-cell>
          <table:table-cell/>
          <table:table-cell office:value-type="float" office:value="724948" calcext:value-type="float">
            <text:p>724948</text:p>
          </table:table-cell>
          <table:table-cell/>
          <table:table-cell table:style-name="ce3" office:value-type="float" office:value="1513625" calcext:value-type="float">
            <text:p>151362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itico</text:p>
          </table:table-cell>
          <table:table-cell office:value-type="string" calcext:value-type="string">
            <text:p>ADJ</text:p>
          </table:table-cell>
          <table:table-cell office:value-type="float" office:value="3755088" calcext:value-type="float">
            <text:p>3755088</text:p>
          </table:table-cell>
          <table:table-cell/>
          <table:table-cell office:value-type="float" office:value="978309" calcext:value-type="float">
            <text:p>978309</text:p>
          </table:table-cell>
          <table:table-cell/>
          <table:table-cell table:style-name="ce3" office:value-type="float" office:value="1965622" calcext:value-type="float">
            <text:p>196562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tivare</text:p>
          </table:table-cell>
          <table:table-cell office:value-type="string" calcext:value-type="string">
            <text:p>VER</text:p>
          </table:table-cell>
          <table:table-cell table:style-name="ce3" office:value-type="float" office:value="4545345" calcext:value-type="float">
            <text:p>4545345</text:p>
          </table:table-cell>
          <table:table-cell/>
          <table:table-cell table:style-name="ce3" office:value-type="float" office:value="966199" calcext:value-type="float">
            <text:p>966199</text:p>
          </table:table-cell>
          <table:table-cell/>
          <table:table-cell office:value-type="float" office:value="4588241" calcext:value-type="float">
            <text:p>458824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ssolutamente</text:p>
          </table:table-cell>
          <table:table-cell office:value-type="string" calcext:value-type="string">
            <text:p>ADV</text:p>
          </table:table-cell>
          <table:table-cell table:style-name="ce3" office:value-type="float" office:value="4407" calcext:value-type="float">
            <text:p>4407</text:p>
          </table:table-cell>
          <table:table-cell/>
          <table:table-cell table:style-name="ce3" office:value-type="float" office:value="1009587" calcext:value-type="float">
            <text:p>1009587</text:p>
          </table:table-cell>
          <table:table-cell/>
          <table:table-cell table:style-name="ce3" office:value-type="float" office:value="839283" calcext:value-type="float">
            <text:p>83928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ttività</text:p>
          </table:table-cell>
          <table:table-cell office:value-type="string" calcext:value-type="string">
            <text:p>NOM</text:p>
          </table:table-cell>
          <table:table-cell office:value-type="float" office:value="2439819" calcext:value-type="float">
            <text:p>2439819</text:p>
          </table:table-cell>
          <table:table-cell/>
          <table:table-cell office:value-type="float" office:value="1806206" calcext:value-type="float">
            <text:p>1806206</text:p>
          </table:table-cell>
          <table:table-cell/>
          <table:table-cell office:value-type="float" office:value="10143603" calcext:value-type="float">
            <text:p>1014360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fanzia</text:p>
          </table:table-cell>
          <table:table-cell office:value-type="string" calcext:value-type="string">
            <text:p>NOM</text:p>
          </table:table-cell>
          <table:table-cell office:value-type="float" office:value="1874157" calcext:value-type="float">
            <text:p>1874157</text:p>
          </table:table-cell>
          <table:table-cell/>
          <table:table-cell office:value-type="float" office:value="1252611" calcext:value-type="float">
            <text:p>1252611</text:p>
          </table:table-cell>
          <table:table-cell/>
          <table:table-cell table:style-name="ce3" office:value-type="float" office:value="2784781" calcext:value-type="float">
            <text:p>278478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ace</text:p>
          </table:table-cell>
          <table:table-cell office:value-type="string" calcext:value-type="string">
            <text:p>ADJ</text:p>
          </table:table-cell>
          <table:table-cell table:style-name="ce3" office:value-type="float" office:value="626845" calcext:value-type="float">
            <text:p>626845</text:p>
          </table:table-cell>
          <table:table-cell/>
          <table:table-cell table:style-name="ce3" office:value-type="float" office:value="1073983" calcext:value-type="float">
            <text:p>1073983</text:p>
          </table:table-cell>
          <table:table-cell/>
          <table:table-cell table:style-name="ce3" office:value-type="float" office:value="1107157" calcext:value-type="float">
            <text:p>110715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 der Lage, fähi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cerità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831777" calcext:value-type="float">
            <text:p>9831777</text:p>
          </table:table-cell>
          <table:table-cell/>
          <table:table-cell table:style-name="ce17" office:value-type="float" office:value="9785166" calcext:value-type="float">
            <text:p>9785166</text:p>
          </table:table-cell>
          <table:table-cell/>
          <table:table-cell table:style-name="ce17" office:value-type="float" office:value="9343125" calcext:value-type="float">
            <text:p>934312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NOM</text:p>
          </table:table-cell>
          <table:table-cell office:value-type="float" office:value="9863009" calcext:value-type="float">
            <text:p>9863009</text:p>
          </table:table-cell>
          <table:table-cell/>
          <table:table-cell table:style-name="ce17" office:value-type="float" office:value="10439081" calcext:value-type="float">
            <text:p>10439081</text:p>
          </table:table-cell>
          <table:table-cell/>
          <table:table-cell table:style-name="ce17" office:value-type="float" office:value="9094869" calcext:value-type="float">
            <text:p>909486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lare</text:p>
          </table:table-cell>
          <table:table-cell office:value-type="string" calcext:value-type="string">
            <text:p>VER</text:p>
          </table:table-cell>
          <table:table-cell office:value-type="float" office:value="1856762" calcext:value-type="float">
            <text:p>1856762</text:p>
          </table:table-cell>
          <table:table-cell/>
          <table:table-cell office:value-type="float" office:value="7529377" calcext:value-type="float">
            <text:p>7529377</text:p>
          </table:table-cell>
          <table:table-cell/>
          <table:table-cell office:value-type="float" office:value="4962705" calcext:value-type="float">
            <text:p>49627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u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378548" calcext:value-type="float">
            <text:p>9378548</text:p>
          </table:table-cell>
          <table:table-cell/>
          <table:table-cell table:style-name="ce17" office:value-type="float" office:value="10310488" calcext:value-type="float">
            <text:p>10310488</text:p>
          </table:table-cell>
          <table:table-cell/>
          <table:table-cell table:style-name="ce17" office:value-type="float" office:value="9976120" calcext:value-type="float">
            <text:p>997612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vviam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rso</text:p>
          </table:table-cell>
          <table:table-cell office:value-type="string" calcext:value-type="string">
            <text:p>NOM</text:p>
          </table:table-cell>
          <table:table-cell office:value-type="float" office:value="1271942" calcext:value-type="float">
            <text:p>1271942</text:p>
          </table:table-cell>
          <table:table-cell/>
          <table:table-cell table:style-name="ce17" office:value-type="float" office:value="9592594" calcext:value-type="float">
            <text:p>9592594</text:p>
          </table:table-cell>
          <table:table-cell/>
          <table:table-cell table:style-name="ce17" office:value-type="float" office:value="9592600" calcext:value-type="float">
            <text:p>959260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iterio 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794944" calcext:value-type="float">
            <text:p>97949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NOM</text:p>
          </table:table-cell>
          <table:table-cell office:value-type="float" office:value="350856" calcext:value-type="float">
            <text:p>350856</text:p>
          </table:table-cell>
          <table:table-cell/>
          <table:table-cell office:value-type="float" office:value="2420923" calcext:value-type="float">
            <text:p>2420923</text:p>
          </table:table-cell>
          <table:table-cell/>
          <table:table-cell table:style-name="ce3" office:value-type="float" office:value="2431187" calcext:value-type="float">
            <text:p>243118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ssare</text:p>
          </table:table-cell>
          <table:table-cell office:value-type="string" calcext:value-type="string">
            <text:p>VER</text:p>
          </table:table-cell>
          <table:table-cell office:value-type="float" office:value="2232838" calcext:value-type="float">
            <text:p>2232838</text:p>
          </table:table-cell>
          <table:table-cell/>
          <table:table-cell office:value-type="float" office:value="2393012" calcext:value-type="float">
            <text:p>2393012</text:p>
          </table:table-cell>
          <table:table-cell/>
          <table:table-cell office:value-type="float" office:value="4986390" calcext:value-type="float">
            <text:p>498639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siche</text:p>
          </table:table-cell>
          <table:table-cell office:value-type="string" calcext:value-type="string">
            <text:p>NOM</text:p>
          </table:table-cell>
          <table:table-cell office:value-type="float" office:value="4920805" calcext:value-type="float">
            <text:p>4920805</text:p>
          </table:table-cell>
          <table:table-cell/>
          <table:table-cell table:style-name="ce17" office:value-type="float" office:value="10432890" calcext:value-type="float">
            <text:p>10432890</text:p>
          </table:table-cell>
          <table:table-cell/>
          <table:table-cell table:style-name="ce17" office:value-type="float" office:value="9890937" calcext:value-type="float">
            <text:p>989093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cupero</text:p>
          </table:table-cell>
          <table:table-cell office:value-type="string" calcext:value-type="string">
            <text:p>NOM</text:p>
          </table:table-cell>
          <table:table-cell office:value-type="float" office:value="9098024" calcext:value-type="float">
            <text:p>9098024</text:p>
          </table:table-cell>
          <table:table-cell/>
          <table:table-cell office:value-type="float" office:value="10459689" calcext:value-type="float">
            <text:p>10459689</text:p>
          </table:table-cell>
          <table:table-cell/>
          <table:table-cell table:style-name="ce17" office:value-type="float" office:value="10469623" calcext:value-type="float">
            <text:p>1046962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lasciare</text:p>
          </table:table-cell>
          <table:table-cell office:value-type="string" calcext:value-type="string">
            <text:p>VER</text:p>
          </table:table-cell>
          <table:table-cell office:value-type="float" office:value="9899565" calcext:value-type="float">
            <text:p>9899565</text:p>
          </table:table-cell>
          <table:table-cell/>
          <table:table-cell table:style-name="ce17" office:value-type="float" office:value="9982312" calcext:value-type="float">
            <text:p>9982312</text:p>
          </table:table-cell>
          <table:table-cell/>
          <table:table-cell table:style-name="ce17" office:value-type="float" office:value="9012452" calcext:value-type="float">
            <text:p>901245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petutamente</text:p>
          </table:table-cell>
          <table:table-cell office:value-type="string" calcext:value-type="string">
            <text:p>ADV</text:p>
          </table:table-cell>
          <table:table-cell table:style-name="ce17" office:value-type="float" office:value="10252056" calcext:value-type="float">
            <text:p>10252056</text:p>
          </table:table-cell>
          <table:table-cell/>
          <table:table-cell table:style-name="ce17" office:value-type="float" office:value="9851564" calcext:value-type="float">
            <text:p>9851564</text:p>
          </table:table-cell>
          <table:table-cell/>
          <table:table-cell table:style-name="ce17" office:value-type="float" office:value="9832152" calcext:value-type="float">
            <text:p>983215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scritto</text:p>
          </table:table-cell>
          <table:table-cell office:value-type="string" calcext:value-type="string">
            <text:p>ADJ</text:p>
          </table:table-cell>
          <table:table-cell office:value-type="float" office:value="9776783" calcext:value-type="float">
            <text:p>9776783</text:p>
          </table:table-cell>
          <table:table-cell/>
          <table:table-cell table:style-name="ce17" office:value-type="float" office:value="9113079" calcext:value-type="float">
            <text:p>9113079</text:p>
          </table:table-cell>
          <table:table-cell/>
          <table:table-cell table:style-name="ce17" office:value-type="float" office:value="10027484" calcext:value-type="float">
            <text:p>1002748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erminare</text:p>
          </table:table-cell>
          <table:table-cell office:value-type="string" calcext:value-type="string">
            <text:p>VER</text:p>
          </table:table-cell>
          <table:table-cell office:value-type="float" office:value="1493045" calcext:value-type="float">
            <text:p>1493045</text:p>
          </table:table-cell>
          <table:table-cell/>
          <table:table-cell table:style-name="ce17" office:value-type="float" office:value="9365340" calcext:value-type="float">
            <text:p>9365340</text:p>
          </table:table-cell>
          <table:table-cell/>
          <table:table-cell table:style-name="ce17" office:value-type="float" office:value="9799280" calcext:value-type="float">
            <text:p>979928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allenare</text:p>
          </table:table-cell>
          <table:table-cell office:value-type="string" calcext:value-type="string">
            <text:p>VER</text:p>
          </table:table-cell>
          <table:table-cell office:value-type="float" office:value="5739288" calcext:value-type="float">
            <text:p>5739288</text:p>
          </table:table-cell>
          <table:table-cell/>
          <table:table-cell table:style-name="ce17" office:value-type="float" office:value="9833458" calcext:value-type="float">
            <text:p>9833458</text:p>
          </table:table-cell>
          <table:table-cell/>
          <table:table-cell table:style-name="ce17" office:value-type="float" office:value="10251491" calcext:value-type="float">
            <text:p>1025149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zare</text:p>
          </table:table-cell>
          <table:table-cell office:value-type="string" calcext:value-type="string">
            <text:p>VER</text:p>
          </table:table-cell>
          <table:table-cell office:value-type="float" office:value="6217769" calcext:value-type="float">
            <text:p>6217769</text:p>
          </table:table-cell>
          <table:table-cell/>
          <table:table-cell table:style-name="ce3" office:value-type="float" office:value="925216" calcext:value-type="float">
            <text:p>925216</text:p>
          </table:table-cell>
          <table:table-cell/>
          <table:table-cell table:style-name="ce3" office:value-type="float" office:value="2417324" calcext:value-type="float">
            <text:p>24173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sperienza</text:p>
          </table:table-cell>
          <table:table-cell office:value-type="string" calcext:value-type="string">
            <text:p>NOM</text:p>
          </table:table-cell>
          <table:table-cell office:value-type="float" office:value="1218296" calcext:value-type="float">
            <text:p>1218296</text:p>
          </table:table-cell>
          <table:table-cell/>
          <table:table-cell office:value-type="float" office:value="3274985" calcext:value-type="float">
            <text:p>3274985</text:p>
          </table:table-cell>
          <table:table-cell/>
          <table:table-cell office:value-type="float" office:value="4917024" calcext:value-type="float">
            <text:p>4917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etitiv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opol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estr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772210" calcext:value-type="float">
            <text:p>9772210</text:p>
          </table:table-cell>
          <table:table-cell/>
          <table:table-cell table:style-name="ce17" office:value-type="float" office:value="9931100" calcext:value-type="float">
            <text:p>9931100</text:p>
          </table:table-cell>
          <table:table-cell/>
          <table:table-cell table:style-name="ce17" office:value-type="float" office:value="10168448" calcext:value-type="float">
            <text:p>1016844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quisto</text:p>
          </table:table-cell>
          <table:table-cell office:value-type="string" calcext:value-type="string">
            <text:p>NOM</text:p>
          </table:table-cell>
          <table:table-cell office:value-type="float" office:value="5166381" calcext:value-type="float">
            <text:p>5166381</text:p>
          </table:table-cell>
          <table:table-cell/>
          <table:table-cell table:style-name="ce17" office:value-type="float" office:value="1607934" calcext:value-type="float">
            <text:p>1607934</text:p>
          </table:table-cell>
          <table:table-cell/>
          <table:table-cell table:style-name="ce17" office:value-type="float" office:value="1836112" calcext:value-type="float">
            <text:p>183611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llesti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parmio</text:p>
          </table:table-cell>
          <table:table-cell office:value-type="string" calcext:value-type="string">
            <text:p>NOM</text:p>
          </table:table-cell>
          <table:table-cell office:value-type="float" office:value="4420931" calcext:value-type="float">
            <text:p>4420931</text:p>
          </table:table-cell>
          <table:table-cell/>
          <table:table-cell table:style-name="ce3" office:value-type="float" office:value="9708351" calcext:value-type="float">
            <text:p>9708351</text:p>
          </table:table-cell>
          <table:table-cell/>
          <table:table-cell office:value-type="float" office:value="9757793" calcext:value-type="float">
            <text:p>975779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petenza</text:p>
          </table:table-cell>
          <table:table-cell office:value-type="string" calcext:value-type="string">
            <text:p>NOM</text:p>
          </table:table-cell>
          <table:table-cell office:value-type="float" office:value="1758450" calcext:value-type="float">
            <text:p>1758450</text:p>
          </table:table-cell>
          <table:table-cell/>
          <table:table-cell office:value-type="float" office:value="1759539" calcext:value-type="float">
            <text:p>1759539</text:p>
          </table:table-cell>
          <table:table-cell/>
          <table:table-cell table:style-name="ce3" office:value-type="float" office:value="1759536" calcext:value-type="float">
            <text:p>175953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ri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391359" calcext:value-type="float">
            <text:p>10391359</text:p>
          </table:table-cell>
          <table:table-cell/>
          <table:table-cell table:style-name="ce17" office:value-type="float" office:value="9002761" calcext:value-type="float">
            <text:p>9002761</text:p>
          </table:table-cell>
          <table:table-cell/>
          <table:table-cell table:style-name="ce17" office:value-type="float" office:value="9899477" calcext:value-type="float">
            <text:p>989947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confondibile</text:p>
          </table:table-cell>
          <table:table-cell office:value-type="string" calcext:value-type="string">
            <text:p>ADJ</text:p>
          </table:table-cell>
          <table:table-cell office:value-type="float" office:value="10057165" calcext:value-type="float">
            <text:p>100571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iclabile</text:p>
          </table:table-cell>
          <table:table-cell office:value-type="string" calcext:value-type="string">
            <text:p>ADJ</text:p>
          </table:table-cell>
          <table:table-cell office:value-type="float" office:value="2728287" calcext:value-type="float">
            <text:p>2728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involge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1957883" calcext:value-type="float">
            <text:p>1957883</text:p>
          </table:table-cell>
          <table:table-cell/>
          <table:table-cell table:style-name="ce17" office:value-type="float" office:value="1347962" calcext:value-type="float">
            <text:p>1347962</text:p>
          </table:table-cell>
          <table:table-cell/>
          <table:table-cell table:style-name="ce17" office:value-type="float" office:value="10164192" calcext:value-type="float">
            <text:p>101641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fferta</text:p>
          </table:table-cell>
          <table:table-cell office:value-type="string" calcext:value-type="string">
            <text:p>NOM</text:p>
          </table:table-cell>
          <table:table-cell office:value-type="float" office:value="1978571" calcext:value-type="float">
            <text:p>1978571</text:p>
          </table:table-cell>
          <table:table-cell/>
          <table:table-cell table:style-name="ce3" office:value-type="float" office:value="1889164" calcext:value-type="float">
            <text:p>1889164</text:p>
          </table:table-cell>
          <table:table-cell/>
          <table:table-cell table:style-name="ce17" office:value-type="float" office:value="9941526" calcext:value-type="float">
            <text:p>9941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iale</text:p>
          </table:table-cell>
          <table:table-cell office:value-type="string" calcext:value-type="string">
            <text:p>ADJ</text:p>
          </table:table-cell>
          <table:table-cell office:value-type="float" office:value="1411785" calcext:value-type="float">
            <text:p>1411785</text:p>
          </table:table-cell>
          <table:table-cell/>
          <table:table-cell office:value-type="float" office:value="4634765" calcext:value-type="float">
            <text:p>4634765</text:p>
          </table:table-cell>
          <table:table-cell/>
          <table:table-cell office:value-type="float" office:value="3093976" calcext:value-type="float">
            <text:p>309397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idente</text:p>
          </table:table-cell>
          <table:table-cell office:value-type="string" calcext:value-type="string">
            <text:p>ADJ</text:p>
          </table:table-cell>
          <table:table-cell office:value-type="float" office:value="425382" calcext:value-type="float">
            <text:p>425382</text:p>
          </table:table-cell>
          <table:table-cell/>
          <table:table-cell table:style-name="ce17" office:value-type="float" office:value="9184666" calcext:value-type="float">
            <text:p>9184666</text:p>
          </table:table-cell>
          <table:table-cell/>
          <table:table-cell table:style-name="ce17" office:value-type="float" office:value="9788324" calcext:value-type="float">
            <text:p>97883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obaleno</text:p>
          </table:table-cell>
          <table:table-cell office:value-type="string" calcext:value-type="string">
            <text:p>NOM</text:p>
          </table:table-cell>
          <table:table-cell office:value-type="float" office:value="1964663" calcext:value-type="float">
            <text:p>1964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vorire</text:p>
          </table:table-cell>
          <table:table-cell office:value-type="string" calcext:value-type="string">
            <text:p>VER</text:p>
          </table:table-cell>
          <table:table-cell office:value-type="float" office:value="2437991" calcext:value-type="float">
            <text:p>2437991</text:p>
          </table:table-cell>
          <table:table-cell/>
          <table:table-cell table:style-name="ce17" office:value-type="float" office:value="10088985" calcext:value-type="float">
            <text:p>10088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vezz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647087" calcext:value-type="float">
            <text:p>9647087</text:p>
          </table:table-cell>
          <table:table-cell/>
          <table:table-cell table:style-name="ce17" office:value-type="float" office:value="10446211" calcext:value-type="float">
            <text:p>10446211</text:p>
          </table:table-cell>
          <table:table-cell/>
          <table:table-cell table:style-name="ce17" office:value-type="float" office:value="9362748" calcext:value-type="float">
            <text:p>936274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ggi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mo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itetto</text:p>
          </table:table-cell>
          <table:table-cell office:value-type="string" calcext:value-type="string">
            <text:p>NOM</text:p>
          </table:table-cell>
          <table:table-cell office:value-type="float" office:value="3531104" calcext:value-type="float">
            <text:p>3531104</text:p>
          </table:table-cell>
          <table:table-cell/>
          <table:table-cell office:value-type="float" office:value="2416308" calcext:value-type="float">
            <text:p>2416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ttronic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10320200" calcext:value-type="float">
            <text:p>10320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camer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398611" calcext:value-type="float">
            <text:p>10398611</text:p>
          </table:table-cell>
          <table:table-cell/>
          <table:table-cell table:style-name="ce17" office:value-type="float" office:value="10494500" calcext:value-type="float">
            <text:p>10494500</text:p>
          </table:table-cell>
          <table:table-cell/>
          <table:table-cell table:style-name="ce17" office:value-type="float" office:value="10400433" calcext:value-type="float">
            <text:p>1040043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ostamen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2213603" calcext:value-type="float">
            <text:p>22136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tol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servare</text:p>
          </table:table-cell>
          <table:table-cell office:value-type="string" calcext:value-type="string">
            <text:p>VER</text:p>
          </table:table-cell>
          <table:table-cell office:value-type="float" office:value="2191939" calcext:value-type="float">
            <text:p>2191939</text:p>
          </table:table-cell>
          <table:table-cell/>
          <table:table-cell office:value-type="float" office:value="1520339" calcext:value-type="float">
            <text:p>1520339</text:p>
          </table:table-cell>
          <table:table-cell/>
          <table:table-cell table:style-name="ce3" office:value-type="float" office:value="2974371" calcext:value-type="float">
            <text:p>297437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essant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449967" calcext:value-type="float">
            <text:p>9449967</text:p>
          </table:table-cell>
          <table:table-cell/>
          <table:table-cell table:style-name="ce17" office:value-type="float" office:value="9180867" calcext:value-type="float">
            <text:p>9180867</text:p>
          </table:table-cell>
          <table:table-cell/>
          <table:table-cell table:style-name="ce17" office:value-type="float" office:value="10482201" calcext:value-type="float">
            <text:p>1048220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caric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647931" calcext:value-type="float">
            <text:p>96479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tene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2434624" calcext:value-type="float">
            <text:p>2434624</text:p>
          </table:table-cell>
          <table:table-cell/>
          <table:table-cell table:style-name="ce17" office:value-type="float" office:value="1636926" calcext:value-type="float">
            <text:p>1636926</text:p>
          </table:table-cell>
          <table:table-cell/>
          <table:table-cell table:style-name="ce17" office:value-type="float" office:value="1919312" calcext:value-type="float">
            <text:p>191931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vare</text:p>
          </table:table-cell>
          <table:table-cell office:value-type="string" calcext:value-type="string">
            <text:p>VER</text:p>
          </table:table-cell>
          <table:table-cell office:value-type="float" office:value="3021788" calcext:value-type="float">
            <text:p>3021788</text:p>
          </table:table-cell>
          <table:table-cell/>
          <table:table-cell table:style-name="ce17" office:value-type="float" office:value="9660103" calcext:value-type="float">
            <text:p>9660103</text:p>
          </table:table-cell>
          <table:table-cell/>
          <table:table-cell table:style-name="ce17" office:value-type="float" office:value="9079325" calcext:value-type="float">
            <text:p>907932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inu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717294" calcext:value-type="float">
            <text:p>9717294</text:p>
          </table:table-cell>
          <table:table-cell/>
          <table:table-cell table:style-name="ce17" office:value-type="float" office:value="9207722" calcext:value-type="float">
            <text:p>9207722</text:p>
          </table:table-cell>
          <table:table-cell/>
          <table:table-cell table:style-name="ce17" office:value-type="float" office:value="9340641" calcext:value-type="float">
            <text:p>934064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gliere</text:p>
          </table:table-cell>
          <table:table-cell office:value-type="string" calcext:value-type="string">
            <text:p>VER</text:p>
          </table:table-cell>
          <table:table-cell office:value-type="float" office:value="3640927" calcext:value-type="float">
            <text:p>3640927</text:p>
          </table:table-cell>
          <table:table-cell/>
          <table:table-cell table:style-name="ce17" office:value-type="float" office:value="9261115" calcext:value-type="float">
            <text:p>9261115</text:p>
          </table:table-cell>
          <table:table-cell/>
          <table:table-cell table:style-name="ce17" office:value-type="float" office:value="10324199" calcext:value-type="float">
            <text:p>1032419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lori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187790" calcext:value-type="float">
            <text:p>91877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ttorin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187388" calcext:value-type="float">
            <text:p>9187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blic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9924609" calcext:value-type="float">
            <text:p>9924609</text:p>
          </table:table-cell>
          <table:table-cell/>
          <table:table-cell table:style-name="ce17" office:value-type="float" office:value="9855280" calcext:value-type="float">
            <text:p>9855280</text:p>
          </table:table-cell>
          <table:table-cell/>
          <table:table-cell table:style-name="ce17" office:value-type="float" office:value="9434361" calcext:value-type="float">
            <text:p>943436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unci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404399" calcext:value-type="float">
            <text:p>10404399</text:p>
          </table:table-cell>
          <table:table-cell/>
          <table:table-cell table:style-name="ce17" office:value-type="float" office:value="9716342" calcext:value-type="float">
            <text:p>9716342</text:p>
          </table:table-cell>
          <table:table-cell/>
          <table:table-cell table:style-name="ce17" office:value-type="float" office:value="9742675" calcext:value-type="float">
            <text:p>97426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uni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9650375" calcext:value-type="float">
            <text:p>9650375</text:p>
          </table:table-cell>
          <table:table-cell/>
          <table:table-cell table:style-name="ce17" office:value-type="float" office:value="10022228" calcext:value-type="float">
            <text:p>10022228</text:p>
          </table:table-cell>
          <table:table-cell/>
          <table:table-cell table:style-name="ce17" office:value-type="float" office:value="9047062" calcext:value-type="float">
            <text:p>904706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tina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ata</text:p>
          </table:table-cell>
          <table:table-cell office:value-type="string" calcext:value-type="string">
            <text:p>NOM</text:p>
          </table:table-cell>
          <table:table-cell office:value-type="float" office:value="1878239" calcext:value-type="float">
            <text:p>1878239</text:p>
          </table:table-cell>
          <table:table-cell/>
          <table:table-cell table:style-name="ce17" office:value-type="float" office:value="9586770" calcext:value-type="float">
            <text:p>9586770</text:p>
          </table:table-cell>
          <table:table-cell/>
          <table:table-cell table:style-name="ce17" office:value-type="float" office:value="9899558" calcext:value-type="float">
            <text:p>989955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stidios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10052795" calcext:value-type="float">
            <text:p>10052795</text:p>
          </table:table-cell>
          <table:table-cell/>
          <table:table-cell table:style-name="ce17" office:value-type="float" office:value="9547931" calcext:value-type="float">
            <text:p>95479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citor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265197" calcext:value-type="float">
            <text:p>1265197</text:p>
          </table:table-cell>
          <table:table-cell/>
          <table:table-cell table:style-name="ce17" office:value-type="float" office:value="10076710" calcext:value-type="float">
            <text:p>10076710</text:p>
          </table:table-cell>
          <table:table-cell/>
          <table:table-cell table:style-name="ce17" office:value-type="float" office:value="10354586" calcext:value-type="float">
            <text:p>1035458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ncitore</text:p>
          </table:table-cell>
          <table:table-cell office:value-type="string" calcext:value-type="string">
            <text:p>ADJ</text:p>
          </table:table-cell>
          <table:table-cell office:value-type="float" office:value="1265197" calcext:value-type="float">
            <text:p>1265197</text:p>
          </table:table-cell>
          <table:table-cell/>
          <table:table-cell table:style-name="ce20" office:value-type="float" office:value="10076710" calcext:value-type="float">
            <text:p>10076710</text:p>
          </table:table-cell>
          <table:table-cell/>
          <table:table-cell office:value-type="float" office:value="10354586" calcext:value-type="float">
            <text:p>1035458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pit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10047807" calcext:value-type="float">
            <text:p>10047807</text:p>
          </table:table-cell>
          <table:table-cell/>
          <table:table-cell table:style-name="ce17" office:value-type="float" office:value="9553533" calcext:value-type="float">
            <text:p>9553533</text:p>
          </table:table-cell>
          <table:table-cell/>
          <table:table-cell table:style-name="ce17" office:value-type="float" office:value="9654734" calcext:value-type="float">
            <text:p>965473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ial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040076" calcext:value-type="float">
            <text:p>9040076</text:p>
          </table:table-cell>
          <table:table-cell/>
          <table:table-cell table:style-name="ce17" office:value-type="float" office:value="9765758" calcext:value-type="float">
            <text:p>97657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impiad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187790" calcext:value-type="float">
            <text:p>91877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ttacolar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gi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unque</text:p>
          </table:table-cell>
          <table:table-cell office:value-type="string" calcext:value-type="string">
            <text:p>ADV</text:p>
          </table:table-cell>
          <table:table-cell table:style-name="ce17" office:value-type="float" office:value="381915" calcext:value-type="float">
            <text:p>381915</text:p>
          </table:table-cell>
          <table:table-cell/>
          <table:table-cell table:style-name="ce17" office:value-type="float" office:value="946696" calcext:value-type="float">
            <text:p>946696</text:p>
          </table:table-cell>
          <table:table-cell/>
          <table:table-cell table:style-name="ce17" office:value-type="float" office:value="9972543" calcext:value-type="float">
            <text:p>997254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sionar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enire</text:p>
          </table:table-cell>
          <table:table-cell office:value-type="string" calcext:value-type="string">
            <text:p>VER</text:p>
          </table:table-cell>
          <table:table-cell office:value-type="float" office:value="1762755" calcext:value-type="float">
            <text:p>1762755</text:p>
          </table:table-cell>
          <table:table-cell/>
          <table:table-cell table:style-name="ce17" office:value-type="float" office:value="2144743" calcext:value-type="float">
            <text:p>2144743</text:p>
          </table:table-cell>
          <table:table-cell/>
          <table:table-cell table:style-name="ce17" office:value-type="float" office:value="3022744" calcext:value-type="float">
            <text:p>302274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oc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197696" calcext:value-type="float">
            <text:p>9197696</text:p>
          </table:table-cell>
          <table:table-cell/>
          <table:table-cell table:style-name="ce17" office:value-type="float" office:value="9782778" calcext:value-type="float">
            <text:p>9782778</text:p>
          </table:table-cell>
          <table:table-cell/>
          <table:table-cell table:style-name="ce17" office:value-type="float" office:value="10116393" calcext:value-type="float">
            <text:p>1011639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nomico</text:p>
          </table:table-cell>
          <table:table-cell office:value-type="string" calcext:value-type="string">
            <text:p>ADJ</text:p>
          </table:table-cell>
          <table:table-cell office:value-type="float" office:value="6000632" calcext:value-type="float">
            <text:p>6000632</text:p>
          </table:table-cell>
          <table:table-cell/>
          <table:table-cell office:value-type="float" office:value="3067300" calcext:value-type="float">
            <text:p>3067300</text:p>
          </table:table-cell>
          <table:table-cell/>
          <table:table-cell office:value-type="float" office:value="1655235" calcext:value-type="float">
            <text:p>165523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mal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355197" calcext:value-type="float">
            <text:p>9355197</text:p>
          </table:table-cell>
          <table:table-cell/>
          <table:table-cell table:style-name="ce17" office:value-type="float" office:value="9937378" calcext:value-type="float">
            <text:p>9937378</text:p>
          </table:table-cell>
          <table:table-cell/>
          <table:table-cell table:style-name="ce17" office:value-type="float" office:value="10366000" calcext:value-type="float">
            <text:p>1036600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ettera form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rtace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legraf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113078" calcext:value-type="float">
            <text:p>9113078</text:p>
          </table:table-cell>
          <table:table-cell/>
          <table:table-cell table:style-name="ce17" office:value-type="float" office:value="9860368" calcext:value-type="float">
            <text:p>9860368</text:p>
          </table:table-cell>
          <table:table-cell/>
          <table:table-cell table:style-name="ce17" office:value-type="float" office:value="9365154" calcext:value-type="float">
            <text:p>936515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ponent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981032" calcext:value-type="float">
            <text:p>99810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ssù</text:p>
          </table:table-cell>
          <table:table-cell office:value-type="string" calcext:value-type="string">
            <text:p>ADV</text:p>
          </table:table-cell>
          <table:table-cell table:style-name="ce17" office:value-type="float" office:value="9949307" calcext:value-type="float">
            <text:p>9949307</text:p>
          </table:table-cell>
          <table:table-cell/>
          <table:table-cell table:style-name="ce17" office:value-type="float" office:value="9771589" calcext:value-type="float">
            <text:p>9771589</text:p>
          </table:table-cell>
          <table:table-cell/>
          <table:table-cell table:style-name="ce17" office:value-type="float" office:value="10319834" calcext:value-type="float">
            <text:p>1031983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ignitos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240877" calcext:value-type="float">
            <text:p>9240877</text:p>
          </table:table-cell>
          <table:table-cell/>
          <table:table-cell table:style-name="ce17" office:value-type="float" office:value="9890833" calcext:value-type="float">
            <text:p>9890833</text:p>
          </table:table-cell>
          <table:table-cell/>
          <table:table-cell table:style-name="ce17" office:value-type="float" office:value="9120076" calcext:value-type="float">
            <text:p>912007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nzionare</text:p>
          </table:table-cell>
          <table:table-cell office:value-type="string" calcext:value-type="string">
            <text:p>VER</text:p>
          </table:table-cell>
          <table:table-cell office:value-type="float" office:value="1879191" calcext:value-type="float">
            <text:p>1879191</text:p>
          </table:table-cell>
          <table:table-cell/>
          <table:table-cell office:value-type="float" office:value="4316962" calcext:value-type="float">
            <text:p>4316962</text:p>
          </table:table-cell>
          <table:table-cell/>
          <table:table-cell office:value-type="float" office:value="5175653" calcext:value-type="float">
            <text:p>517565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ibire</text:p>
          </table:table-cell>
          <table:table-cell office:value-type="string" calcext:value-type="string">
            <text:p>VER</text:p>
          </table:table-cell>
          <table:table-cell office:value-type="float" office:value="3860569" calcext:value-type="float">
            <text:p>3860569</text:p>
          </table:table-cell>
          <table:table-cell/>
          <table:table-cell office:value-type="float" office:value="1020591" calcext:value-type="float">
            <text:p>1020591</text:p>
          </table:table-cell>
          <table:table-cell/>
          <table:table-cell table:style-name="ce17" office:value-type="float" office:value="10453360" calcext:value-type="float">
            <text:p>1045336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ccellent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695295" calcext:value-type="float">
            <text:p>9695295</text:p>
          </table:table-cell>
          <table:table-cell/>
          <table:table-cell table:style-name="ce17" office:value-type="float" office:value="9069456" calcext:value-type="float">
            <text:p>9069456</text:p>
          </table:table-cell>
          <table:table-cell/>
          <table:table-cell table:style-name="ce17" office:value-type="float" office:value="10048988" calcext:value-type="float">
            <text:p>1004898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ett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163308" calcext:value-type="float">
            <text:p>10163308</text:p>
          </table:table-cell>
          <table:table-cell/>
          <table:table-cell table:style-name="ce17" office:value-type="float" office:value="9753495" calcext:value-type="float">
            <text:p>9753495</text:p>
          </table:table-cell>
          <table:table-cell/>
          <table:table-cell table:style-name="ce17" office:value-type="float" office:value="9569849" calcext:value-type="float">
            <text:p>956984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ddisfatt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293706" calcext:value-type="float">
            <text:p>9293706</text:p>
          </table:table-cell>
          <table:table-cell/>
          <table:table-cell table:style-name="ce17" office:value-type="float" office:value="9685456" calcext:value-type="float">
            <text:p>9685456</text:p>
          </table:table-cell>
          <table:table-cell/>
          <table:table-cell table:style-name="ce17" office:value-type="float" office:value="10387056" calcext:value-type="float">
            <text:p>103870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dita</text:p>
          </table:table-cell>
          <table:table-cell office:value-type="string" calcext:value-type="string">
            <text:p>NOM </text:p>
          </table:table-cell>
          <table:table-cell office:value-type="float" office:value="1416105" calcext:value-type="float">
            <text:p>1416105</text:p>
          </table:table-cell>
          <table:table-cell/>
          <table:table-cell office:value-type="float" office:value="520925" calcext:value-type="float">
            <text:p>520925</text:p>
          </table:table-cell>
          <table:table-cell/>
          <table:table-cell table:style-name="ce17" office:value-type="float" office:value="9554553" calcext:value-type="float">
            <text:p>955455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tt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556249" calcext:value-type="float">
            <text:p>9556249</text:p>
          </table:table-cell>
          <table:table-cell/>
          <table:table-cell table:style-name="ce17" office:value-type="float" office:value="9971682" calcext:value-type="float">
            <text:p>9971682</text:p>
          </table:table-cell>
          <table:table-cell/>
          <table:table-cell table:style-name="ce17" office:value-type="float" office:value="9137592" calcext:value-type="float">
            <text:p>91375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potre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idare</text:p>
          </table:table-cell>
          <table:table-cell office:value-type="string" calcext:value-type="string">
            <text:p>VER</text:p>
          </table:table-cell>
          <table:table-cell office:value-type="float" office:value="628056" calcext:value-type="float">
            <text:p>628056</text:p>
          </table:table-cell>
          <table:table-cell/>
          <table:table-cell office:value-type="float" office:value="3501636" calcext:value-type="float">
            <text:p>3501636</text:p>
          </table:table-cell>
          <table:table-cell/>
          <table:table-cell table:style-name="ce17" office:value-type="float" office:value="10172641" calcext:value-type="float">
            <text:p>1017264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armant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717628" calcext:value-type="float">
            <text:p>97176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ardi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318428" calcext:value-type="float">
            <text:p>9318428</text:p>
          </table:table-cell>
          <table:table-cell/>
          <table:table-cell table:style-name="ce17" office:value-type="float" office:value="9318146" calcext:value-type="float">
            <text:p>9318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tamente</text:p>
          </table:table-cell>
          <table:table-cell office:value-type="string" calcext:value-type="string">
            <text:p>ADV</text:p>
          </table:table-cell>
          <table:table-cell office:value-type="float" office:value="2430136" calcext:value-type="float">
            <text:p>2430136</text:p>
          </table:table-cell>
          <table:table-cell/>
          <table:table-cell office:value-type="float" office:value="2434724" calcext:value-type="float">
            <text:p>2434724</text:p>
          </table:table-cell>
          <table:table-cell/>
          <table:table-cell table:style-name="ce17" office:value-type="float" office:value="9370107" calcext:value-type="float">
            <text:p>937010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111953" calcext:value-type="float">
            <text:p>10111953</text:p>
          </table:table-cell>
          <table:table-cell/>
          <table:table-cell table:style-name="ce17" office:value-type="float" office:value="9559321" calcext:value-type="float">
            <text:p>9559321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incuriosi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4544715" calcext:value-type="float">
            <text:p>45447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ola</text:p>
          </table:table-cell>
          <table:table-cell office:value-type="string" calcext:value-type="string">
            <text:p>NOM</text:p>
          </table:table-cell>
          <table:table-cell office:value-type="float" office:value="1872727" calcext:value-type="float">
            <text:p>1872727</text:p>
          </table:table-cell>
          <table:table-cell/>
          <table:table-cell office:value-type="float" office:value="425561" calcext:value-type="float">
            <text:p>425561</text:p>
          </table:table-cell>
          <table:table-cell/>
          <table:table-cell office:value-type="float" office:value="5860624" calcext:value-type="float">
            <text:p>58606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illant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10030666" calcext:value-type="float">
            <text:p>10030666</text:p>
          </table:table-cell>
          <table:table-cell/>
          <table:table-cell table:style-name="ce17" office:value-type="float" office:value="9152955" calcext:value-type="float">
            <text:p>9152955</text:p>
          </table:table-cell>
          <table:table-cell/>
          <table:table-cell table:style-name="ce17" office:value-type="float" office:value="9590198" calcext:value-type="float">
            <text:p>959019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ung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778487" calcext:value-type="float">
            <text:p>9778487</text:p>
          </table:table-cell>
          <table:table-cell/>
          <table:table-cell table:style-name="ce17" office:value-type="float" office:value="9778486" calcext:value-type="float">
            <text:p>9778486</text:p>
          </table:table-cell>
          <table:table-cell/>
          <table:table-cell table:style-name="ce17" office:value-type="float" office:value="2440229" calcext:value-type="float">
            <text:p>244022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pprima</text:p>
          </table:table-cell>
          <table:table-cell office:value-type="string" calcext:value-type="string">
            <text:p>ADV</text:p>
          </table:table-cell>
          <table:table-cell table:style-name="ce17" office:value-type="float" office:value="1758790" calcext:value-type="float">
            <text:p>1758790</text:p>
          </table:table-cell>
          <table:table-cell/>
          <table:table-cell table:style-name="ce17" office:value-type="float" office:value="10252018" calcext:value-type="float">
            <text:p>10252018</text:p>
          </table:table-cell>
          <table:table-cell/>
          <table:table-cell table:style-name="ce17" office:value-type="float" office:value="10253083" calcext:value-type="float">
            <text:p>10253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pag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9892957" calcext:value-type="float">
            <text:p>9892957</text:p>
          </table:table-cell>
          <table:table-cell/>
          <table:table-cell table:style-name="ce17" office:value-type="float" office:value="9881151" calcext:value-type="float">
            <text:p>9881151</text:p>
          </table:table-cell>
          <table:table-cell/>
          <table:table-cell table:style-name="ce17" office:value-type="float" office:value="9737802" calcext:value-type="float">
            <text:p>973780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arezza</text:p>
          </table:table-cell>
          <table:table-cell office:value-type="string" calcext:value-type="string">
            <text:p>NOM</text:p>
          </table:table-cell>
          <table:table-cell office:value-type="float" office:value="3561437" calcext:value-type="float">
            <text:p>35614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fiuto</text:p>
          </table:table-cell>
          <table:table-cell office:value-type="string" calcext:value-type="string">
            <text:p>NOM</text:p>
          </table:table-cell>
          <table:table-cell office:value-type="float" office:value="4417525" calcext:value-type="float">
            <text:p>44175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ission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uardare</text:p>
          </table:table-cell>
          <table:table-cell office:value-type="string" calcext:value-type="string">
            <text:p>VER</text:p>
          </table:table-cell>
          <table:table-cell office:value-type="float" office:value="3022744" calcext:value-type="float">
            <text:p>3022744</text:p>
          </table:table-cell>
          <table:table-cell/>
          <table:table-cell table:style-name="ce17" office:value-type="float" office:value="10421345" calcext:value-type="float">
            <text:p>10421345</text:p>
          </table:table-cell>
          <table:table-cell/>
          <table:table-cell table:style-name="ce17" office:value-type="float" office:value="10376324" calcext:value-type="float">
            <text:p>103763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accorgere</text:p>
          </table:table-cell>
          <table:table-cell office:value-type="string" calcext:value-type="string">
            <text:p>VER</text:p>
          </table:table-cell>
          <table:table-cell office:value-type="float" office:value="1739764" calcext:value-type="float">
            <text:p>1739764</text:p>
          </table:table-cell>
          <table:table-cell/>
          <table:table-cell table:style-name="ce17" office:value-type="float" office:value="2723001" calcext:value-type="float">
            <text:p>2723001</text:p>
          </table:table-cell>
          <table:table-cell/>
          <table:table-cell table:style-name="ce17" office:value-type="float" office:value="4962399" calcext:value-type="float">
            <text:p>496239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giungere</text:p>
          </table:table-cell>
          <table:table-cell office:value-type="string" calcext:value-type="string">
            <text:p>VER</text:p>
          </table:table-cell>
          <table:table-cell office:value-type="float" office:value="9912070" calcext:value-type="float">
            <text:p>9912070</text:p>
          </table:table-cell>
          <table:table-cell/>
          <table:table-cell table:style-name="ce17" office:value-type="float" office:value="10257957" calcext:value-type="float">
            <text:p>10257957</text:p>
          </table:table-cell>
          <table:table-cell/>
          <table:table-cell table:style-name="ce17" office:value-type="float" office:value="9939679" calcext:value-type="float">
            <text:p>993967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peratamente</text:p>
          </table:table-cell>
          <table:table-cell office:value-type="string" calcext:value-type="string">
            <text:p>ADV</text:p>
          </table:table-cell>
          <table:table-cell office:value-type="float" office:value="9185436" calcext:value-type="float">
            <text:p>9185436</text:p>
          </table:table-cell>
          <table:table-cell/>
          <table:table-cell office:value-type="float" office:value="9409876" calcext:value-type="float">
            <text:p>9409876</text:p>
          </table:table-cell>
          <table:table-cell/>
          <table:table-cell office:value-type="float" office:value="10266357" calcext:value-type="float">
            <text:p>1026635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cca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595352" calcext:value-type="float">
            <text:p>9595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NOM</text:p>
          </table:table-cell>
          <table:table-cell office:value-type="float" office:value="9264359" calcext:value-type="float">
            <text:p>9264359</text:p>
          </table:table-cell>
          <table:table-cell/>
          <table:table-cell office:value-type="float" office:value="10362615" calcext:value-type="float">
            <text:p>10362615</text:p>
          </table:table-cell>
          <table:table-cell/>
          <table:table-cell table:style-name="ce17" office:value-type="float" office:value="10316561" calcext:value-type="float">
            <text:p>1031656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NOM</text:p>
          </table:table-cell>
          <table:table-cell office:value-type="float" office:value="621023" calcext:value-type="float">
            <text:p>621023</text:p>
          </table:table-cell>
          <table:table-cell/>
          <table:table-cell office:value-type="float" office:value="4618723" calcext:value-type="float">
            <text:p>4618723</text:p>
          </table:table-cell>
          <table:table-cell/>
          <table:table-cell office:value-type="float" office:value="3296188" calcext:value-type="float">
            <text:p>329618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parat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458302" calcext:value-type="float">
            <text:p>9458302</text:p>
          </table:table-cell>
          <table:table-cell/>
          <table:table-cell table:style-name="ce17" office:value-type="float" office:value="9251283" calcext:value-type="float">
            <text:p>9251283</text:p>
          </table:table-cell>
          <table:table-cell/>
          <table:table-cell table:style-name="ce17" office:value-type="float" office:value="10086314" calcext:value-type="float">
            <text:p>1008631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reparato per un es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ozion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erno</text:p>
          </table:table-cell>
          <table:table-cell office:value-type="string" calcext:value-type="string">
            <text:p>ADJ</text:p>
          </table:table-cell>
          <table:table-cell office:value-type="float" office:value="1434757" calcext:value-type="float">
            <text:p>1434757</text:p>
          </table:table-cell>
          <table:table-cell/>
          <table:table-cell table:style-name="ce17" office:value-type="float" office:value="9106139" calcext:value-type="float">
            <text:p>9106139</text:p>
          </table:table-cell>
          <table:table-cell/>
          <table:table-cell table:style-name="ce17" office:value-type="float" office:value="9906260" calcext:value-type="float">
            <text:p>990626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o</text:p>
          </table:table-cell>
          <table:table-cell office:value-type="string" calcext:value-type="string">
            <text:p>NOM</text:p>
          </table:table-cell>
          <table:table-cell office:value-type="float" office:value="1746594" calcext:value-type="float">
            <text:p>1746594</text:p>
          </table:table-cell>
          <table:table-cell/>
          <table:table-cell table:style-name="ce17" office:value-type="float" office:value="10226236" calcext:value-type="float">
            <text:p>10226236</text:p>
          </table:table-cell>
          <table:table-cell/>
          <table:table-cell table:style-name="ce17" office:value-type="float" office:value="9465089" calcext:value-type="float">
            <text:p>946508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rt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297876" calcext:value-type="float">
            <text:p>9297876</text:p>
          </table:table-cell>
          <table:table-cell/>
          <table:table-cell table:style-name="ce17" office:value-type="float" office:value="9488784" calcext:value-type="float">
            <text:p>9488784</text:p>
          </table:table-cell>
          <table:table-cell/>
          <table:table-cell table:style-name="ce17" office:value-type="float" office:value="9768061" calcext:value-type="float">
            <text:p>976806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lmon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143352" calcext:value-type="float">
            <text:p>101433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ostrui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9066323" calcext:value-type="float">
            <text:p>9066323</text:p>
          </table:table-cell>
          <table:table-cell/>
          <table:table-cell table:style-name="ce17" office:value-type="float" office:value="9431156" calcext:value-type="float">
            <text:p>9431156</text:p>
          </table:table-cell>
          <table:table-cell/>
          <table:table-cell table:style-name="ce17" office:value-type="float" office:value="9189998" calcext:value-type="float">
            <text:p>918999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missione</text:p>
          </table:table-cell>
          <table:table-cell office:value-type="string" calcext:value-type="string">
            <text:p>NOM</text:p>
          </table:table-cell>
          <table:table-cell office:value-type="float" office:value="10114024" calcext:value-type="float">
            <text:p>10114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petto</text:p>
          </table:table-cell>
          <table:table-cell office:value-type="string" calcext:value-type="string">
            <text:p>NOM</text:p>
          </table:table-cell>
          <table:table-cell office:value-type="float" office:value="2418855" calcext:value-type="float">
            <text:p>2418855</text:p>
          </table:table-cell>
          <table:table-cell/>
          <table:table-cell office:value-type="float" office:value="2057131" calcext:value-type="float">
            <text:p>2057131</text:p>
          </table:table-cell>
          <table:table-cell/>
          <table:table-cell office:value-type="float" office:value="1854331" calcext:value-type="float">
            <text:p>185433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egnativ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803487" calcext:value-type="float">
            <text:p>9803487</text:p>
          </table:table-cell>
          <table:table-cell/>
          <table:table-cell table:style-name="ce17" office:value-type="float" office:value="9305529" calcext:value-type="float">
            <text:p>9305529</text:p>
          </table:table-cell>
          <table:table-cell/>
          <table:table-cell table:style-name="ce17" office:value-type="float" office:value="10385804" calcext:value-type="float">
            <text:p>1038580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vig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9478329" calcext:value-type="float">
            <text:p>9478329</text:p>
          </table:table-cell>
          <table:table-cell/>
          <table:table-cell table:style-name="ce17" office:value-type="float" office:value="9420488" calcext:value-type="float">
            <text:p>9420488</text:p>
          </table:table-cell>
          <table:table-cell/>
          <table:table-cell table:style-name="ce17" office:value-type="float" office:value="10205873" calcext:value-type="float">
            <text:p>1020587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vist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r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975944" calcext:value-type="float">
            <text:p>9975944</text:p>
          </table:table-cell>
          <table:table-cell/>
          <table:table-cell table:style-name="ce17" office:value-type="float" office:value="9309579" calcext:value-type="float">
            <text:p>9309579</text:p>
          </table:table-cell>
          <table:table-cell/>
          <table:table-cell table:style-name="ce17" office:value-type="float" office:value="9161025" calcext:value-type="float">
            <text:p>916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ramisù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3805148" calcext:value-type="float">
            <text:p>3805148</text:p>
          </table:table-cell>
          <table:table-cell/>
          <table:table-cell table:style-name="ce17" office:value-type="float" office:value="6473496" calcext:value-type="float">
            <text:p>6473496</text:p>
          </table:table-cell>
          <table:table-cell/>
          <table:table-cell table:style-name="ce17" office:value-type="float" office:value="9990151" calcext:value-type="float">
            <text:p>99901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cietà</text:p>
          </table:table-cell>
          <table:table-cell office:value-type="string" calcext:value-type="string">
            <text:p>NOM</text:p>
          </table:table-cell>
          <table:table-cell table:style-name="ce3" office:value-type="float" office:value="707735" calcext:value-type="float">
            <text:p>707735</text:p>
          </table:table-cell>
          <table:table-cell/>
          <table:table-cell office:value-type="float" office:value="905685" calcext:value-type="float">
            <text:p>905685</text:p>
          </table:table-cell>
          <table:table-cell/>
          <table:table-cell table:style-name="ce3" office:value-type="float" office:value="1309724" calcext:value-type="float">
            <text:p>13097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ite</text:p>
          </table:table-cell>
          <table:table-cell office:value-type="string" calcext:value-type="string">
            <text:p>NOM</text:p>
          </table:table-cell>
          <table:table-cell office:value-type="float" office:value="119949" calcext:value-type="float">
            <text:p>119949</text:p>
          </table:table-cell>
          <table:table-cell/>
          <table:table-cell table:style-name="ce3" office:value-type="float" office:value="2209652" calcext:value-type="float">
            <text:p>2209652</text:p>
          </table:table-cell>
          <table:table-cell/>
          <table:table-cell table:style-name="ce17" office:value-type="float" office:value="9785743" calcext:value-type="float">
            <text:p>978574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ppelli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9473784" calcext:value-type="float">
            <text:p>9473784</text:p>
          </table:table-cell>
          <table:table-cell/>
          <table:table-cell table:style-name="ce17" office:value-type="float" office:value="10076483" calcext:value-type="float">
            <text:p>10076483</text:p>
          </table:table-cell>
          <table:table-cell/>
          <table:table-cell table:style-name="ce17" office:value-type="float" office:value="9205558" calcext:value-type="float">
            <text:p>920555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dial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366550" calcext:value-type="float">
            <text:p>9366550</text:p>
          </table:table-cell>
          <table:table-cell/>
          <table:table-cell table:style-name="ce17" office:value-type="float" office:value="9728004" calcext:value-type="float">
            <text:p>9728004</text:p>
          </table:table-cell>
          <table:table-cell/>
          <table:table-cell table:style-name="ce17" office:value-type="float" office:value="9450375" calcext:value-type="float">
            <text:p>94503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fidanz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10324387" calcext:value-type="float">
            <text:p>10324387</text:p>
          </table:table-cell>
          <table:table-cell/>
          <table:table-cell table:style-name="ce17" office:value-type="float" office:value="947388" calcext:value-type="float">
            <text:p>947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gi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181368" calcext:value-type="float">
            <text:p>9181368</text:p>
          </table:table-cell>
          <table:table-cell/>
          <table:table-cell table:style-name="ce17" office:value-type="float" office:value="10171313" calcext:value-type="float">
            <text:p>10171313</text:p>
          </table:table-cell>
          <table:table-cell/>
          <table:table-cell table:style-name="ce17" office:value-type="float" office:value="9916053" calcext:value-type="float">
            <text:p>9916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mell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ntare</text:p>
          </table:table-cell>
          <table:table-cell office:value-type="string" calcext:value-type="string">
            <text:p>VER</text:p>
          </table:table-cell>
          <table:table-cell office:value-type="float" office:value="2426659" calcext:value-type="float">
            <text:p>2426659</text:p>
          </table:table-cell>
          <table:table-cell/>
          <table:table-cell office:value-type="float" office:value="2291791" calcext:value-type="float">
            <text:p>2291791</text:p>
          </table:table-cell>
          <table:table-cell/>
          <table:table-cell office:value-type="float" office:value="4634610" calcext:value-type="float">
            <text:p>463461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magri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mmeno</text:p>
          </table:table-cell>
          <table:table-cell office:value-type="string" calcext:value-type="string">
            <text:p>ADV</text:p>
          </table:table-cell>
          <table:table-cell table:style-name="ce17" office:value-type="float" office:value="2476415" calcext:value-type="float">
            <text:p>2476415</text:p>
          </table:table-cell>
          <table:table-cell/>
          <table:table-cell table:style-name="ce17" office:value-type="float" office:value="411337" calcext:value-type="float">
            <text:p>411337</text:p>
          </table:table-cell>
          <table:table-cell/>
          <table:table-cell table:style-name="ce17" office:value-type="float" office:value="10101298" calcext:value-type="float">
            <text:p>1010129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arm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fondi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ass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uciverb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028380" calcext:value-type="float">
            <text:p>10028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avigl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ricabil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tt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463621" calcext:value-type="float">
            <text:p>9463621</text:p>
          </table:table-cell>
          <table:table-cell/>
          <table:table-cell table:style-name="ce17" office:value-type="float" office:value="10062473" calcext:value-type="float">
            <text:p>10062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re</text:p>
          </table:table-cell>
          <table:table-cell office:value-type="string" calcext:value-type="string">
            <text:p>NOM</text:p>
          </table:table-cell>
          <table:table-cell office:value-type="float" office:value="3469724" calcext:value-type="float">
            <text:p>3469724</text:p>
          </table:table-cell>
          <table:table-cell/>
          <table:table-cell office:value-type="float" office:value="2057137" calcext:value-type="float">
            <text:p>2057137</text:p>
          </table:table-cell>
          <table:table-cell/>
          <table:table-cell office:value-type="float" office:value="1759542" calcext:value-type="float">
            <text:p>175954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ere</text:p>
          </table:table-cell>
          <table:table-cell office:value-type="string" calcext:value-type="string">
            <text:p>VER</text:p>
          </table:table-cell>
          <table:table-cell office:value-type="float" office:value="4685" calcext:value-type="float">
            <text:p>4685</text:p>
          </table:table-cell>
          <table:table-cell/>
          <table:table-cell table:style-name="ce17" office:value-type="float" office:value="539011" calcext:value-type="float">
            <text:p>539011</text:p>
          </table:table-cell>
          <table:table-cell/>
          <table:table-cell table:style-name="ce17" office:value-type="float" office:value="2421482" calcext:value-type="float">
            <text:p>242148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cens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scere</text:p>
          </table:table-cell>
          <table:table-cell office:value-type="string" calcext:value-type="string">
            <text:p>VER</text:p>
          </table:table-cell>
          <table:table-cell office:value-type="float" office:value="5503168" calcext:value-type="float">
            <text:p>5503168</text:p>
          </table:table-cell>
          <table:table-cell/>
          <table:table-cell office:value-type="float" office:value="2420345" calcext:value-type="float">
            <text:p>2420345</text:p>
          </table:table-cell>
          <table:table-cell/>
          <table:table-cell office:value-type="float" office:value="1525878" calcext:value-type="float">
            <text:p>152587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men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930835" calcext:value-type="float">
            <text:p>9930835</text:p>
          </table:table-cell>
          <table:table-cell/>
          <table:table-cell table:style-name="ce17" office:value-type="float" office:value="9799263" calcext:value-type="float">
            <text:p>9799263</text:p>
          </table:table-cell>
          <table:table-cell/>
          <table:table-cell table:style-name="ce17" office:value-type="float" office:value="9039930" calcext:value-type="float">
            <text:p>903993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ntaggio</text:p>
          </table:table-cell>
          <table:table-cell office:value-type="string" calcext:value-type="string">
            <text:p>NOM</text:p>
          </table:table-cell>
          <table:table-cell office:value-type="float" office:value="707735" calcext:value-type="float">
            <text:p>707735</text:p>
          </table:table-cell>
          <table:table-cell/>
          <table:table-cell office:value-type="float" office:value="662895" calcext:value-type="float">
            <text:p>662895</text:p>
          </table:table-cell>
          <table:table-cell/>
          <table:table-cell office:value-type="float" office:value="1740933" calcext:value-type="float">
            <text:p>174093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olescente</text:p>
          </table:table-cell>
          <table:table-cell office:value-type="string" calcext:value-type="string">
            <text:p>NOM</text:p>
          </table:table-cell>
          <table:table-cell office:value-type="float" office:value="1512391" calcext:value-type="float">
            <text:p>15123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ncare</text:p>
          </table:table-cell>
          <table:table-cell office:value-type="string" calcext:value-type="string">
            <text:p>VER</text:p>
          </table:table-cell>
          <table:table-cell office:value-type="float" office:value="2140478" calcext:value-type="float">
            <text:p>2140478</text:p>
          </table:table-cell>
          <table:table-cell/>
          <table:table-cell table:style-name="ce17" office:value-type="float" office:value="1512391" calcext:value-type="float">
            <text:p>15123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letamente</text:p>
          </table:table-cell>
          <table:table-cell office:value-type="string" calcext:value-type="string">
            <text:p>ADV</text:p>
          </table:table-cell>
          <table:table-cell table:style-name="ce3" office:value-type="float" office:value="2195390" calcext:value-type="float">
            <text:p>2195390</text:p>
          </table:table-cell>
          <table:table-cell/>
          <table:table-cell office:value-type="float" office:value="4880697" calcext:value-type="float">
            <text:p>4880697</text:p>
          </table:table-cell>
          <table:table-cell/>
          <table:table-cell office:value-type="float" office:value="2018234" calcext:value-type="float">
            <text:p>201823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re</text:p>
          </table:table-cell>
          <table:table-cell office:value-type="string" calcext:value-type="string">
            <text:p>ADJ</text:p>
          </table:table-cell>
          <table:table-cell office:value-type="float" office:value="945463" calcext:value-type="float">
            <text:p>945463</text:p>
          </table:table-cell>
          <table:table-cell/>
          <table:table-cell office:value-type="float" office:value="622691" calcext:value-type="float">
            <text:p>622691</text:p>
          </table:table-cell>
          <table:table-cell/>
          <table:table-cell table:style-name="ce17" office:value-type="float" office:value="10481740" calcext:value-type="float">
            <text:p>1048174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i</text:p>
          </table:table-cell>
          <table:table-cell office:value-type="string" calcext:value-type="string">
            <text:p>ADJ</text:p>
          </table:table-cell>
          <table:table-cell table:style-name="ce17" office:value-type="float" office:value="10412654" calcext:value-type="float">
            <text:p>10412654</text:p>
          </table:table-cell>
          <table:table-cell/>
          <table:table-cell table:style-name="ce17" office:value-type="float" office:value="9944187" calcext:value-type="float">
            <text:p>9944187</text:p>
          </table:table-cell>
          <table:table-cell/>
          <table:table-cell table:style-name="ce17" office:value-type="float" office:value="9275032" calcext:value-type="float">
            <text:p>9275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arire</text:p>
          </table:table-cell>
          <table:table-cell office:value-type="string" calcext:value-type="string">
            <text:p>VER</text:p>
          </table:table-cell>
          <table:table-cell office:value-type="float" office:value="2056107" calcext:value-type="float">
            <text:p>2056107</text:p>
          </table:table-cell>
          <table:table-cell/>
          <table:table-cell office:value-type="float" office:value="3408568" calcext:value-type="float">
            <text:p>3408568</text:p>
          </table:table-cell>
          <table:table-cell/>
          <table:table-cell table:style-name="ce17" office:value-type="float" office:value="9085680" calcext:value-type="float">
            <text:p>908568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id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287260" calcext:value-type="float">
            <text:p>9287260</text:p>
          </table:table-cell>
          <table:table-cell/>
          <table:table-cell table:style-name="ce17" office:value-type="float" office:value="9496544" calcext:value-type="float">
            <text:p>9496544</text:p>
          </table:table-cell>
          <table:table-cell/>
          <table:table-cell table:style-name="ce17" office:value-type="float" office:value="9268353" calcext:value-type="float">
            <text:p>926835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tura</text:p>
          </table:table-cell>
          <table:table-cell office:value-type="string" calcext:value-type="string">
            <text:p>NOM</text:p>
          </table:table-cell>
          <table:table-cell office:value-type="float" office:value="3307383" calcext:value-type="float">
            <text:p>3307383</text:p>
          </table:table-cell>
          <table:table-cell/>
          <table:table-cell table:style-name="ce17" office:value-type="float" office:value="1566477" calcext:value-type="float">
            <text:p>1566477</text:p>
          </table:table-cell>
          <table:table-cell/>
          <table:table-cell table:style-name="ce17" office:value-type="float" office:value="10069510" calcext:value-type="float">
            <text:p>1006951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afogli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591505" calcext:value-type="float">
            <text:p>9591505</text:p>
          </table:table-cell>
          <table:table-cell/>
          <table:table-cell table:style-name="ce17" office:value-type="float" office:value="10290908" calcext:value-type="float">
            <text:p>10290908</text:p>
          </table:table-cell>
          <table:table-cell/>
          <table:table-cell table:style-name="ce17" office:value-type="float" office:value="9132124" calcext:value-type="float">
            <text:p>91321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sferire</text:p>
          </table:table-cell>
          <table:table-cell office:value-type="string" calcext:value-type="string">
            <text:p>VER</text:p>
          </table:table-cell>
          <table:table-cell office:value-type="float" office:value="2510391" calcext:value-type="float">
            <text:p>2510391</text:p>
          </table:table-cell>
          <table:table-cell/>
          <table:table-cell table:style-name="ce3" office:value-type="float" office:value="7124347" calcext:value-type="float">
            <text:p>7124347</text:p>
          </table:table-cell>
          <table:table-cell/>
          <table:table-cell office:value-type="float" office:value="630482" calcext:value-type="float">
            <text:p>63048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rezzat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301354" calcext:value-type="float">
            <text:p>93013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ale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canale del fi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alità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ecchio</text:p>
          </table:table-cell>
          <table:table-cell office:value-type="string" calcext:value-type="string">
            <text:p>ADV</text:p>
          </table:table-cell>
          <table:table-cell office:value-type="float" office:value="3420373" calcext:value-type="float">
            <text:p>3420373</text:p>
          </table:table-cell>
          <table:table-cell/>
          <table:table-cell office:value-type="float" office:value="4684" calcext:value-type="float">
            <text:p>4684</text:p>
          </table:table-cell>
          <table:table-cell/>
          <table:table-cell table:style-name="ce17" office:value-type="float" office:value="9429487" calcext:value-type="float">
            <text:p>942948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pprendist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spa</text:p>
          </table:table-cell>
          <table:table-cell office:value-type="string" calcext:value-type="string">
            <text:p>NOM</text:p>
          </table:table-cell>
          <table:table-cell office:value-type="float" office:value="9379836" calcext:value-type="float">
            <text:p>9379836</text:p>
          </table:table-cell>
          <table:table-cell/>
          <table:table-cell office:value-type="float" office:value="9379920" calcext:value-type="float">
            <text:p>93799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videre</text:p>
          </table:table-cell>
          <table:table-cell office:value-type="string" calcext:value-type="string">
            <text:p>VER</text:p>
          </table:table-cell>
          <table:table-cell office:value-type="float" office:value="1342569" calcext:value-type="float">
            <text:p>1342569</text:p>
          </table:table-cell>
          <table:table-cell/>
          <table:table-cell office:value-type="float" office:value="3655157" calcext:value-type="float">
            <text:p>3655157</text:p>
          </table:table-cell>
          <table:table-cell/>
          <table:table-cell office:value-type="float" office:value="9527871" calcext:value-type="float">
            <text:p>952787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stituzione</text:p>
          </table:table-cell>
          <table:table-cell office:value-type="string" calcext:value-type="string">
            <text:p>NOM</text:p>
          </table:table-cell>
          <table:table-cell table:number-columns-repeated="7"/>
          <table:table-cell office:value-type="string" calcext:value-type="string">
            <text:p>costituzione fisic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eve</text:p>
          </table:table-cell>
          <table:table-cell office:value-type="string" calcext:value-type="string">
            <text:p>ADJ</text:p>
          </table:table-cell>
          <table:table-cell office:value-type="float" office:value="1444371" calcext:value-type="float">
            <text:p>1444371</text:p>
          </table:table-cell>
          <table:table-cell/>
          <table:table-cell office:value-type="float" office:value="3531180" calcext:value-type="float">
            <text:p>3531180</text:p>
          </table:table-cell>
          <table:table-cell/>
          <table:table-cell table:style-name="ce17" office:value-type="float" office:value="10350171" calcext:value-type="float">
            <text:p>1035017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struire</text:p>
          </table:table-cell>
          <table:table-cell office:value-type="string" calcext:value-type="string">
            <text:p>VER</text:p>
          </table:table-cell>
          <table:table-cell office:value-type="float" office:value="4414374" calcext:value-type="float">
            <text:p>4414374</text:p>
          </table:table-cell>
          <table:table-cell/>
          <table:table-cell office:value-type="float" office:value="3030501" calcext:value-type="float">
            <text:p>3030501</text:p>
          </table:table-cell>
          <table:table-cell/>
          <table:table-cell office:value-type="float" office:value="2452568" calcext:value-type="float">
            <text:p>245256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zio</text:p>
          </table:table-cell>
          <table:table-cell office:value-type="string" calcext:value-type="string">
            <text:p>NOM</text:p>
          </table:table-cell>
          <table:table-cell office:value-type="float" office:value="2991018" calcext:value-type="float">
            <text:p>2991018</text:p>
          </table:table-cell>
          <table:table-cell/>
          <table:table-cell table:style-name="ce17" office:value-type="float" office:value="9576415" calcext:value-type="float">
            <text:p>9576415</text:p>
          </table:table-cell>
          <table:table-cell/>
          <table:table-cell table:style-name="ce17" office:value-type="float" office:value="9385105" calcext:value-type="float">
            <text:p>938510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inutilmente</text:p>
          </table:table-cell>
          <table:table-cell office:value-type="string" calcext:value-type="string">
            <text:p>ADV</text:p>
          </table:table-cell>
          <table:table-cell table:style-name="ce17" office:value-type="float" office:value="10075214" calcext:value-type="float">
            <text:p>10075214</text:p>
          </table:table-cell>
          <table:table-cell/>
          <table:table-cell table:style-name="ce17" office:value-type="float" office:value="9111671" calcext:value-type="float">
            <text:p>9111671</text:p>
          </table:table-cell>
          <table:table-cell/>
          <table:table-cell table:style-name="ce17" office:value-type="float" office:value="9440070" calcext:value-type="float">
            <text:p>944007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erto</text:p>
          </table:table-cell>
          <table:table-cell office:value-type="string" calcext:value-type="string">
            <text:p>ADJ</text:p>
          </table:table-cell>
          <table:table-cell office:value-type="float" office:value="1635004" calcext:value-type="float">
            <text:p>1635004</text:p>
          </table:table-cell>
          <table:table-cell/>
          <table:table-cell office:value-type="float" office:value="2419129" calcext:value-type="float">
            <text:p>2419129</text:p>
          </table:table-cell>
          <table:table-cell/>
          <table:table-cell table:style-name="ce3" office:value-type="float" office:value="3174310" calcext:value-type="float">
            <text:p>317431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ciale</text:p>
          </table:table-cell>
          <table:table-cell office:value-type="string" calcext:value-type="string">
            <text:p>ADJ</text:p>
          </table:table-cell>
          <table:table-cell office:value-type="float" office:value="5022229" calcext:value-type="float">
            <text:p>5022229</text:p>
          </table:table-cell>
          <table:table-cell/>
          <table:table-cell office:value-type="float" office:value="3350454" calcext:value-type="float">
            <text:p>3350454</text:p>
          </table:table-cell>
          <table:table-cell/>
          <table:table-cell office:value-type="float" office:value="1936770" calcext:value-type="float">
            <text:p>193677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tabil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799334" calcext:value-type="float">
            <text:p>9799334</text:p>
          </table:table-cell>
          <table:table-cell/>
          <table:table-cell table:style-name="ce17" office:value-type="float" office:value="10260264" calcext:value-type="float">
            <text:p>10260264</text:p>
          </table:table-cell>
          <table:table-cell/>
          <table:table-cell table:style-name="ce17" office:value-type="float" office:value="10217251" calcext:value-type="float">
            <text:p>102172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no</text:p>
          </table:table-cell>
          <table:table-cell office:value-type="string" calcext:value-type="string">
            <text:p>NOM</text:p>
          </table:table-cell>
          <table:table-cell office:value-type="float" office:value="4919695" calcext:value-type="float">
            <text:p>4919695</text:p>
          </table:table-cell>
          <table:table-cell/>
          <table:table-cell office:value-type="float" office:value="1212450" calcext:value-type="float">
            <text:p>1212450</text:p>
          </table:table-cell>
          <table:table-cell/>
          <table:table-cell table:style-name="ce17" office:value-type="float" office:value="1449280" calcext:value-type="float">
            <text:p>144928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ic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113288" calcext:value-type="float">
            <text:p>9113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NOM</text:p>
          </table:table-cell>
          <table:table-cell office:value-type="float" office:value="6606471" calcext:value-type="float">
            <text:p>6606471</text:p>
          </table:table-cell>
          <table:table-cell/>
          <table:table-cell office:value-type="float" office:value="3279900" calcext:value-type="float">
            <text:p>3279900</text:p>
          </table:table-cell>
          <table:table-cell/>
          <table:table-cell table:style-name="ce3" office:value-type="float" office:value="3711321" calcext:value-type="float">
            <text:p>37113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ccasione</text:p>
          </table:table-cell>
          <table:table-cell office:value-type="string" calcext:value-type="string">
            <text:p>NOM</text:p>
          </table:table-cell>
          <table:table-cell office:value-type="float" office:value="3883324" calcext:value-type="float">
            <text:p>3883324</text:p>
          </table:table-cell>
          <table:table-cell/>
          <table:table-cell office:value-type="float" office:value="957621" calcext:value-type="float">
            <text:p>957621</text:p>
          </table:table-cell>
          <table:table-cell/>
          <table:table-cell table:style-name="ce3" office:value-type="float" office:value="1309622" calcext:value-type="float">
            <text:p>130962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lanes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to</text:p>
          </table:table-cell>
          <table:table-cell office:value-type="string" calcext:value-type="string">
            <text:p>ADJ</text:p>
          </table:table-cell>
          <table:table-cell office:value-type="float" office:value="1085944" calcext:value-type="float">
            <text:p>1085944</text:p>
          </table:table-cell>
          <table:table-cell/>
          <table:table-cell table:style-name="ce17" office:value-type="float" office:value="9530197" calcext:value-type="float">
            <text:p>9530197</text:p>
          </table:table-cell>
          <table:table-cell/>
          <table:table-cell table:style-name="ce17" office:value-type="float" office:value="9171199" calcext:value-type="float">
            <text:p>917119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ma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truzione</text:p>
          </table:table-cell>
          <table:table-cell office:value-type="string" calcext:value-type="string">
            <text:p>NOM</text:p>
          </table:table-cell>
          <table:table-cell office:value-type="float" office:value="3410107" calcext:value-type="float">
            <text:p>3410107</text:p>
          </table:table-cell>
          <table:table-cell/>
          <table:table-cell table:style-name="ce17" office:value-type="float" office:value="3409487" calcext:value-type="float">
            <text:p>3409487</text:p>
          </table:table-cell>
          <table:table-cell/>
          <table:table-cell table:style-name="ce17" office:value-type="float" office:value="9545892" calcext:value-type="float">
            <text:p>95458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s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essionalità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rimere</text:p>
          </table:table-cell>
          <table:table-cell office:value-type="string" calcext:value-type="string">
            <text:p>VER</text:p>
          </table:table-cell>
          <table:table-cell office:value-type="float" office:value="2797466" calcext:value-type="float">
            <text:p>2797466</text:p>
          </table:table-cell>
          <table:table-cell/>
          <table:table-cell office:value-type="float" office:value="1525535" calcext:value-type="float">
            <text:p>1525535</text:p>
          </table:table-cell>
          <table:table-cell/>
          <table:table-cell office:value-type="float" office:value="377556" calcext:value-type="float">
            <text:p>3775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ss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zo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unci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317771" calcext:value-type="float">
            <text:p>9317771</text:p>
          </table:table-cell>
          <table:table-cell/>
          <table:table-cell table:style-name="ce17" office:value-type="float" office:value="9494882" calcext:value-type="float">
            <text:p>9494882</text:p>
          </table:table-cell>
          <table:table-cell/>
          <table:table-cell table:style-name="ce17" office:value-type="float" office:value="10181892" calcext:value-type="float">
            <text:p>101818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trale</text:p>
          </table:table-cell>
          <table:table-cell office:value-type="string" calcext:value-type="string">
            <text:p>ADJ</text:p>
          </table:table-cell>
          <table:table-cell office:value-type="float" office:value="878861" calcext:value-type="float">
            <text:p>878861</text:p>
          </table:table-cell>
          <table:table-cell/>
          <table:table-cell office:value-type="float" office:value="1765036" calcext:value-type="float">
            <text:p>1765036</text:p>
          </table:table-cell>
          <table:table-cell/>
          <table:table-cell table:style-name="ce17" office:value-type="float" office:value="9141719" calcext:value-type="float">
            <text:p>914171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turbare</text:p>
          </table:table-cell>
          <table:table-cell office:value-type="string" calcext:value-type="string">
            <text:p>VER</text:p>
          </table:table-cell>
          <table:table-cell office:value-type="float" office:value="418987" calcext:value-type="float">
            <text:p>418987</text:p>
          </table:table-cell>
          <table:table-cell/>
          <table:table-cell table:style-name="ce17" office:value-type="float" office:value="10492061" calcext:value-type="float">
            <text:p>10492061</text:p>
          </table:table-cell>
          <table:table-cell/>
          <table:table-cell table:style-name="ce17" office:value-type="float" office:value="9187475" calcext:value-type="float">
            <text:p>91874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aneta</text:p>
          </table:table-cell>
          <table:table-cell office:value-type="string" calcext:value-type="string">
            <text:p>NOM</text:p>
          </table:table-cell>
          <table:table-cell office:value-type="float" office:value="1208114" calcext:value-type="float">
            <text:p>1208114</text:p>
          </table:table-cell>
          <table:table-cell/>
          <table:table-cell office:value-type="float" office:value="1616478" calcext:value-type="float">
            <text:p>1616478</text:p>
          </table:table-cell>
          <table:table-cell/>
          <table:table-cell office:value-type="float" office:value="3711321" calcext:value-type="float">
            <text:p>37113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ecchin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478352" calcext:value-type="float">
            <text:p>10478352</text:p>
          </table:table-cell>
          <table:table-cell/>
          <table:table-cell table:style-name="ce17" office:value-type="float" office:value="9374166" calcext:value-type="float">
            <text:p>9374166</text:p>
          </table:table-cell>
          <table:table-cell/>
          <table:table-cell table:style-name="ce17" office:value-type="float" office:value="10494338" calcext:value-type="float">
            <text:p>1049433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locemente</text:p>
          </table:table-cell>
          <table:table-cell office:value-type="string" calcext:value-type="string">
            <text:p>ADV</text:p>
          </table:table-cell>
          <table:table-cell office:value-type="float" office:value="2232913" calcext:value-type="float">
            <text:p>2232913</text:p>
          </table:table-cell>
          <table:table-cell/>
          <table:table-cell office:value-type="float" office:value="2782288" calcext:value-type="float">
            <text:p>2782288</text:p>
          </table:table-cell>
          <table:table-cell/>
          <table:table-cell office:value-type="float" office:value="880158" calcext:value-type="float">
            <text:p>88015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rilass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trucco</text:p>
          </table:table-cell>
          <table:table-cell office:value-type="string" calcext:value-type="string">
            <text:p>NOM</text:p>
          </table:table-cell>
          <table:table-cell office:value-type="float" office:value="4380077" calcext:value-type="float">
            <text:p>4380077</text:p>
          </table:table-cell>
          <table:table-cell/>
          <table:table-cell table:style-name="ce17" office:value-type="float" office:value="10113165" calcext:value-type="float">
            <text:p>10113165</text:p>
          </table:table-cell>
          <table:table-cell/>
          <table:table-cell table:style-name="ce17" office:value-type="float" office:value="9319893" calcext:value-type="float">
            <text:p>931989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torevolezz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anzi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090835" calcext:value-type="float">
            <text:p>100908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erazion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290112" calcext:value-type="float">
            <text:p>9290112</text:p>
          </table:table-cell>
          <table:table-cell/>
          <table:table-cell table:style-name="ce17" office:value-type="float" office:value="10040670" calcext:value-type="float">
            <text:p>10040670</text:p>
          </table:table-cell>
          <table:table-cell/>
          <table:table-cell table:style-name="ce17" office:value-type="float" office:value="9877938" calcext:value-type="float">
            <text:p>987793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ivico</text:p>
          </table:table-cell>
          <table:table-cell table:style-name="ce3"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056666" calcext:value-type="float">
            <text:p>10056666</text:p>
          </table:table-cell>
          <table:table-cell/>
          <table:table-cell table:style-name="ce17" office:value-type="float" office:value="10059570" calcext:value-type="float">
            <text:p>10059570</text:p>
          </table:table-cell>
          <table:table-cell/>
          <table:table-cell table:style-name="ce17" office:value-type="float" office:value="10060527" calcext:value-type="float">
            <text:p>1006052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percuote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oprire</text:p>
          </table:table-cell>
          <table:table-cell office:value-type="string" calcext:value-type="string">
            <text:p>VER</text:p>
          </table:table-cell>
          <table:table-cell table:style-name="ce3" office:value-type="float" office:value="4423534" calcext:value-type="float">
            <text:p>4423534</text:p>
          </table:table-cell>
          <table:table-cell/>
          <table:table-cell office:value-type="float" office:value="2072386" calcext:value-type="float">
            <text:p>2072386</text:p>
          </table:table-cell>
          <table:table-cell/>
          <table:table-cell office:value-type="float" office:value="654356" calcext:value-type="float">
            <text:p>6543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esercit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9077034" calcext:value-type="float">
            <text:p>90770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quotidiano</text:p>
          </table:table-cell>
          <table:table-cell office:value-type="string" calcext:value-type="string">
            <text:p>ADJ</text:p>
          </table:table-cell>
          <table:table-cell office:value-type="float" office:value="903213" calcext:value-type="float">
            <text:p>903213</text:p>
          </table:table-cell>
          <table:table-cell/>
          <table:table-cell office:value-type="float" office:value="3102126" calcext:value-type="float">
            <text:p>3102126</text:p>
          </table:table-cell>
          <table:table-cell/>
          <table:table-cell table:style-name="ce17" office:value-type="float" office:value="9229300" calcext:value-type="float">
            <text:p>922930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inge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10025145" calcext:value-type="float">
            <text:p>100251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as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logico</text:p>
          </table:table-cell>
          <table:table-cell office:value-type="string" calcext:value-type="string">
            <text:p>ADJ</text:p>
          </table:table-cell>
          <table:table-cell office:value-type="float" office:value="4193164" calcext:value-type="float">
            <text:p>4193164</text:p>
          </table:table-cell>
          <table:table-cell/>
          <table:table-cell table:style-name="ce3" office:value-type="float" office:value="1916324" calcext:value-type="float">
            <text:p>1916324</text:p>
          </table:table-cell>
          <table:table-cell/>
          <table:table-cell table:style-name="ce17" office:value-type="float" office:value="10467745" calcext:value-type="float">
            <text:p>1046774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rmazion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307176" calcext:value-type="float">
            <text:p>9307176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lamentare</text:p>
          </table:table-cell>
          <table:table-cell office:value-type="string" calcext:value-type="string">
            <text:p>VER</text:p>
          </table:table-cell>
          <table:table-cell office:value-type="float" office:value="2272165" calcext:value-type="float">
            <text:p>2272165</text:p>
          </table:table-cell>
          <table:table-cell/>
          <table:table-cell table:style-name="ce3" office:value-type="float" office:value="2784627" calcext:value-type="float">
            <text:p>2784627</text:p>
          </table:table-cell>
          <table:table-cell/>
          <table:table-cell office:value-type="float" office:value="2784829" calcext:value-type="float">
            <text:p>278482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mplific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rrire</text:p>
          </table:table-cell>
          <table:table-cell office:value-type="string" calcext:value-type="string">
            <text:p>VER</text:p>
          </table:table-cell>
          <table:table-cell office:value-type="float" office:value="4579898" calcext:value-type="float">
            <text:p>4579898</text:p>
          </table:table-cell>
          <table:table-cell/>
          <table:table-cell office:value-type="float" office:value="5962427" calcext:value-type="float">
            <text:p>596242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vventuros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257273" calcext:value-type="float">
            <text:p>92572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ere</text:p>
          </table:table-cell>
          <table:table-cell office:value-type="string" calcext:value-type="string">
            <text:p>VER</text:p>
          </table:table-cell>
          <table:table-cell office:value-type="float" office:value="2510168" calcext:value-type="float">
            <text:p>2510168</text:p>
          </table:table-cell>
          <table:table-cell/>
          <table:table-cell table:style-name="ce3" office:value-type="float" office:value="395759" calcext:value-type="float">
            <text:p>395759</text:p>
          </table:table-cell>
          <table:table-cell/>
          <table:table-cell table:style-name="ce3" office:value-type="float" office:value="4698" calcext:value-type="float">
            <text:p>469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s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evand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265421" calcext:value-type="float">
            <text:p>10265421</text:p>
          </table:table-cell>
          <table:table-cell/>
          <table:table-cell table:style-name="ce17" office:value-type="float" office:value="9781712" calcext:value-type="float">
            <text:p>9781712</text:p>
          </table:table-cell>
          <table:table-cell/>
          <table:table-cell table:style-name="ce17" office:value-type="float" office:value="3807090" calcext:value-type="float">
            <text:p>3807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urare</text:p>
          </table:table-cell>
          <table:table-cell office:value-type="string" calcext:value-type="string">
            <text:p>VER</text:p>
          </table:table-cell>
          <table:table-cell table:style-name="ce3" office:value-type="float" office:value="5572747" calcext:value-type="float">
            <text:p>5572747</text:p>
          </table:table-cell>
          <table:table-cell/>
          <table:table-cell table:style-name="ce3" office:value-type="float" office:value="1803977" calcext:value-type="float">
            <text:p>1803977</text:p>
          </table:table-cell>
          <table:table-cell/>
          <table:table-cell table:style-name="ce3" office:value-type="float" office:value="4665" calcext:value-type="float">
            <text:p>466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mento</text:p>
          </table:table-cell>
          <table:table-cell office:value-type="string" calcext:value-type="string">
            <text:p>NOM</text:p>
          </table:table-cell>
          <table:table-cell table:style-name="ce3" office:value-type="float" office:value="4904194" calcext:value-type="float">
            <text:p>4904194</text:p>
          </table:table-cell>
          <table:table-cell/>
          <table:table-cell table:style-name="ce17" office:value-type="float" office:value="9513233" calcext:value-type="float">
            <text:p>9513233</text:p>
          </table:table-cell>
          <table:table-cell/>
          <table:table-cell table:style-name="ce17" office:value-type="float" office:value="9131858" calcext:value-type="float">
            <text:p>913185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gresso</text:p>
          </table:table-cell>
          <table:table-cell office:value-type="string" calcext:value-type="string">
            <text:p>NOM</text:p>
          </table:table-cell>
          <table:table-cell table:style-name="ce3" office:value-type="float" office:value="9563573" calcext:value-type="float">
            <text:p>9563573</text:p>
          </table:table-cell>
          <table:table-cell/>
          <table:table-cell table:style-name="ce17"/>
          <table:table-cell table:number-columns-repeated="1019"/>
        </table:table-row>
        <table:table-row table:style-name="ro1">
          <table:table-cell table:style-name="ce3" office:value-type="string" calcext:value-type="string">
            <text:p>autista</text:p>
          </table:table-cell>
          <table:table-cell office:value-type="string" calcext:value-type="string">
            <text:p>NOM</text:p>
          </table:table-cell>
          <table:table-cell office:value-type="float" office:value="5665637" calcext:value-type="float">
            <text:p>5665637</text:p>
          </table:table-cell>
          <table:table-cell/>
          <table:table-cell table:style-name="ce3" office:value-type="float" office:value="2584485" calcext:value-type="float">
            <text:p>2584485</text:p>
          </table:table-cell>
          <table:table-cell/>
          <table:table-cell table:style-name="ce17" office:value-type="float" office:value="10478113" calcext:value-type="float">
            <text:p>1047811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agic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682061" calcext:value-type="float">
            <text:p>9682061</text:p>
          </table:table-cell>
          <table:table-cell/>
          <table:table-cell table:style-name="ce17" office:value-type="float" office:value="9576286" calcext:value-type="float">
            <text:p>9576286</text:p>
          </table:table-cell>
          <table:table-cell/>
          <table:table-cell table:style-name="ce17" office:value-type="float" office:value="9310333" calcext:value-type="float">
            <text:p>931033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stronomia</text:p>
          </table:table-cell>
          <table:table-cell office:value-type="string" calcext:value-type="string">
            <text:p>NOM</text:p>
          </table:table-cell>
          <table:table-cell table:style-name="ce3" office:value-type="float" office:value="382269" calcext:value-type="float">
            <text:p>38226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anneggiare</text:p>
          </table:table-cell>
          <table:table-cell office:value-type="string" calcext:value-type="string">
            <text:p>VER</text:p>
          </table:table-cell>
          <table:table-cell office:value-type="float" office:value="2449136" calcext:value-type="float">
            <text:p>2449136</text:p>
          </table:table-cell>
          <table:table-cell/>
          <table:table-cell table:style-name="ce17" office:value-type="float" office:value="9750977" calcext:value-type="float">
            <text:p>9750977</text:p>
          </table:table-cell>
          <table:table-cell/>
          <table:table-cell table:style-name="ce17" office:value-type="float" office:value="9616143" calcext:value-type="float">
            <text:p>961614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oscenza</text:p>
          </table:table-cell>
          <table:table-cell office:value-type="string" calcext:value-type="string">
            <text:p>NOM</text:p>
          </table:table-cell>
          <table:table-cell table:style-name="ce3" office:value-type="float" office:value="1766542" calcext:value-type="float">
            <text:p>1766542</text:p>
          </table:table-cell>
          <table:table-cell/>
          <table:table-cell office:value-type="float" office:value="2439819" calcext:value-type="float">
            <text:p>2439819</text:p>
          </table:table-cell>
          <table:table-cell/>
          <table:table-cell office:value-type="float" office:value="2430335" calcext:value-type="float">
            <text:p>243033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dova</text:p>
          </table:table-cell>
          <table:table-cell office:value-type="string" calcext:value-type="string">
            <text:p>NOM</text:p>
          </table:table-cell>
          <table:table-cell table:style-name="ce3" office:value-type="float" office:value="2420287" calcext:value-type="float">
            <text:p>2420287</text:p>
          </table:table-cell>
          <table:table-cell/>
          <table:table-cell table:style-name="ce17" office:value-type="float" office:value="9216674" calcext:value-type="float">
            <text:p>9216674</text:p>
          </table:table-cell>
          <table:table-cell/>
          <table:table-cell table:style-name="ce17" office:value-type="float" office:value="1341673" calcext:value-type="float">
            <text:p>134167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icerc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9804016" calcext:value-type="float">
            <text:p>9804016</text:p>
          </table:table-cell>
          <table:table-cell/>
          <table:table-cell table:style-name="ce17"/>
          <table:table-cell table:number-columns-repeated="1019"/>
        </table:table-row>
        <table:table-row table:style-name="ro1">
          <table:table-cell table:style-name="ce3" office:value-type="string" calcext:value-type="string">
            <text:p>movimen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103077" calcext:value-type="float">
            <text:p>10103077</text:p>
          </table:table-cell>
          <table:table-cell/>
          <table:table-cell table:style-name="ce17" office:value-type="float" office:value="9709959" calcext:value-type="float">
            <text:p>9709959</text:p>
          </table:table-cell>
          <table:table-cell/>
          <table:table-cell table:style-name="ce17" office:value-type="float" office:value="10031806" calcext:value-type="float">
            <text:p>1003180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tubatur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giol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929999" calcext:value-type="float">
            <text:p>99299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ronautic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enuamente</text:p>
          </table:table-cell>
          <table:table-cell office:value-type="string" calcext:value-type="string">
            <text:p>ADV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tigi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376229" calcext:value-type="float">
            <text:p>10376229</text:p>
          </table:table-cell>
          <table:table-cell/>
          <table:table-cell table:style-name="ce17" office:value-type="float" office:value="9131473" calcext:value-type="float">
            <text:p>9131473</text:p>
          </table:table-cell>
          <table:table-cell/>
          <table:table-cell table:style-name="ce17" office:value-type="float" office:value="10330828" calcext:value-type="float">
            <text:p>1033082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fficiente</text:p>
          </table:table-cell>
          <table:table-cell office:value-type="string" calcext:value-type="string">
            <text:p>ADJ</text:p>
          </table:table-cell>
          <table:table-cell office:value-type="float" office:value="2209458" calcext:value-type="float">
            <text:p>2209458</text:p>
          </table:table-cell>
          <table:table-cell/>
          <table:table-cell office:value-type="float" office:value="2205811" calcext:value-type="float">
            <text:p>2205811</text:p>
          </table:table-cell>
          <table:table-cell/>
          <table:table-cell table:style-name="ce3" office:value-type="float" office:value="806704" calcext:value-type="float">
            <text:p>80670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riginal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2510733" calcext:value-type="float">
            <text:p>2510733</text:p>
          </table:table-cell>
          <table:table-cell/>
          <table:table-cell table:style-name="ce17" office:value-type="float" office:value="9819356" calcext:value-type="float">
            <text:p>9819356</text:p>
          </table:table-cell>
          <table:table-cell/>
          <table:table-cell table:style-name="ce17" office:value-type="float" office:value="9148156" calcext:value-type="float">
            <text:p>91481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rgomento</text:p>
          </table:table-cell>
          <table:table-cell office:value-type="string" calcext:value-type="string">
            <text:p>NOM</text:p>
          </table:table-cell>
          <table:table-cell office:value-type="float" office:value="3030588" calcext:value-type="float">
            <text:p>3030588</text:p>
          </table:table-cell>
          <table:table-cell/>
          <table:table-cell office:value-type="float" office:value="5683687" calcext:value-type="float">
            <text:p>5683687</text:p>
          </table:table-cell>
          <table:table-cell/>
          <table:table-cell table:style-name="ce3" office:value-type="float" office:value="713992" calcext:value-type="float">
            <text:p>71399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eterminato</text:p>
          </table:table-cell>
          <table:table-cell office:value-type="string" calcext:value-type="string">
            <text:p>ADJ</text:p>
          </table:table-cell>
          <table:table-cell office:value-type="float" office:value="4829515" calcext:value-type="float">
            <text:p>4829515</text:p>
          </table:table-cell>
          <table:table-cell/>
          <table:table-cell table:style-name="ce17" office:value-type="float" office:value="9147806" calcext:value-type="float">
            <text:p>9147806</text:p>
          </table:table-cell>
          <table:table-cell/>
          <table:table-cell table:style-name="ce17" office:value-type="float" office:value="10319701" calcext:value-type="float">
            <text:p>1031970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lic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atteristic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293793" calcext:value-type="float">
            <text:p>92937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orico</text:p>
          </table:table-cell>
          <table:table-cell office:value-type="string" calcext:value-type="string">
            <text:p>ADJ</text:p>
          </table:table-cell>
          <table:table-cell office:value-type="float" office:value="1296406" calcext:value-type="float">
            <text:p>1296406</text:p>
          </table:table-cell>
          <table:table-cell/>
          <table:table-cell table:style-name="ce17" office:value-type="float" office:value="9805453" calcext:value-type="float">
            <text:p>98054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osci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ro</text:p>
          </table:table-cell>
          <table:table-cell office:value-type="string" calcext:value-type="string">
            <text:p>ADJ</text:p>
          </table:table-cell>
          <table:table-cell office:value-type="float" office:value="5489727" calcext:value-type="float">
            <text:p>5489727</text:p>
          </table:table-cell>
          <table:table-cell/>
          <table:table-cell office:value-type="float" office:value="410156" calcext:value-type="float">
            <text:p>410156</text:p>
          </table:table-cell>
          <table:table-cell/>
          <table:table-cell office:value-type="float" office:value="1006622" calcext:value-type="float">
            <text:p>100662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ponibile</text:p>
          </table:table-cell>
          <table:table-cell office:value-type="string" calcext:value-type="string">
            <text:p>ADJ</text:p>
          </table:table-cell>
          <table:table-cell office:value-type="float" office:value="1309711" calcext:value-type="float">
            <text:p>1309711</text:p>
          </table:table-cell>
          <table:table-cell/>
          <table:table-cell table:style-name="ce17" office:value-type="float" office:value="3338022" calcext:value-type="float">
            <text:p>3338022</text:p>
          </table:table-cell>
          <table:table-cell/>
          <table:table-cell table:style-name="ce17" office:value-type="float" office:value="9800328" calcext:value-type="float">
            <text:p>980032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stenibile</text:p>
          </table:table-cell>
          <table:table-cell office:value-type="string" calcext:value-type="string">
            <text:p>ADJ</text:p>
          </table:table-cell>
          <table:table-cell office:value-type="float" office:value="1677491" calcext:value-type="float">
            <text:p>1677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gnia</text:p>
          </table:table-cell>
          <table:table-cell office:value-type="string" calcext:value-type="string">
            <text:p>NOM</text:p>
          </table:table-cell>
          <table:table-cell table:style-name="ce3" office:value-type="float" office:value="1371720" calcext:value-type="float">
            <text:p>1371720</text:p>
          </table:table-cell>
          <table:table-cell/>
          <table:table-cell table:style-name="ce17" office:value-type="float" office:value="10344794" calcext:value-type="float">
            <text:p>10344794</text:p>
          </table:table-cell>
          <table:table-cell/>
          <table:table-cell table:style-name="ce17" office:value-type="float" office:value="373843" calcext:value-type="float">
            <text:p>37384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sservatori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071265" calcext:value-type="float">
            <text:p>907126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cetta</text:p>
          </table:table-cell>
          <table:table-cell office:value-type="string" calcext:value-type="string">
            <text:p>NOM</text:p>
          </table:table-cell>
          <table:table-cell table:style-name="ce3" office:value-type="float" office:value="2898231" calcext:value-type="float">
            <text:p>2898231</text:p>
          </table:table-cell>
          <table:table-cell/>
          <table:table-cell table:style-name="ce3" office:value-type="float" office:value="1722491" calcext:value-type="float">
            <text:p>1722491</text:p>
          </table:table-cell>
          <table:table-cell/>
          <table:table-cell table:style-name="ce3" office:value-type="float" office:value="4901230" calcext:value-type="float">
            <text:p>490123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iudizio</text:p>
          </table:table-cell>
          <table:table-cell office:value-type="string" calcext:value-type="string">
            <text:p>NOM</text:p>
          </table:table-cell>
          <table:table-cell office:value-type="float" office:value="3690971" calcext:value-type="float">
            <text:p>3690971</text:p>
          </table:table-cell>
          <table:table-cell/>
          <table:table-cell table:style-name="ce3" office:value-type="float" office:value="3280580" calcext:value-type="float">
            <text:p>3280580</text:p>
          </table:table-cell>
          <table:table-cell/>
          <table:table-cell table:style-name="ce3" office:value-type="float" office:value="1826046" calcext:value-type="float">
            <text:p>1826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ssimo</text:p>
          </table:table-cell>
          <table:table-cell office:value-type="string" calcext:value-type="string">
            <text:p>ADJ</text:p>
          </table:table-cell>
          <table:table-cell table:style-name="ce3" office:value-type="float" office:value="2272165" calcext:value-type="float">
            <text:p>2272165</text:p>
          </table:table-cell>
          <table:table-cell/>
          <table:table-cell table:style-name="ce17" office:value-type="float" office:value="9960985" calcext:value-type="float">
            <text:p>9960985</text:p>
          </table:table-cell>
          <table:table-cell/>
          <table:table-cell table:style-name="ce17" office:value-type="float" office:value="10386500" calcext:value-type="float">
            <text:p>1038650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poll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o</text:p>
          </table:table-cell>
          <table:table-cell office:value-type="string" calcext:value-type="string">
            <text:p>ADJ</text:p>
          </table:table-cell>
          <table:table-cell office:value-type="float" office:value="849245" calcext:value-type="float">
            <text:p>849245</text:p>
          </table:table-cell>
          <table:table-cell/>
          <table:table-cell table:style-name="ce17" office:value-type="float" office:value="10468827" calcext:value-type="float">
            <text:p>10468827</text:p>
          </table:table-cell>
          <table:table-cell/>
          <table:table-cell table:style-name="ce17" office:value-type="float" office:value="9529124" calcext:value-type="float">
            <text:p>95291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revendit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blico</text:p>
          </table:table-cell>
          <table:table-cell office:value-type="string" calcext:value-type="string">
            <text:p>ADJ</text:p>
          </table:table-cell>
          <table:table-cell office:value-type="float" office:value="377548" calcext:value-type="float">
            <text:p>377548</text:p>
          </table:table-cell>
          <table:table-cell/>
          <table:table-cell office:value-type="float" office:value="2685976" calcext:value-type="float">
            <text:p>2685976</text:p>
          </table:table-cell>
          <table:table-cell/>
          <table:table-cell table:style-name="ce3" office:value-type="float" office:value="672098" calcext:value-type="float">
            <text:p>672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bblico</text:p>
          </table:table-cell>
          <table:table-cell office:value-type="string" calcext:value-type="string">
            <text:p>NOM</text:p>
          </table:table-cell>
          <table:table-cell office:value-type="float" office:value="4900533" calcext:value-type="float">
            <text:p>4900533</text:p>
          </table:table-cell>
          <table:table-cell/>
          <table:table-cell office:value-type="float" office:value="2221831" calcext:value-type="float">
            <text:p>2221831</text:p>
          </table:table-cell>
          <table:table-cell/>
          <table:table-cell table:style-name="ce3" office:value-type="float" office:value="633849" calcext:value-type="float">
            <text:p>63384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one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10369587" calcext:value-type="float">
            <text:p>103695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eolog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192014" calcext:value-type="float">
            <text:p>10192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ocrazia</text:p>
          </table:table-cell>
          <table:table-cell office:value-type="string" calcext:value-type="string">
            <text:p>NOM</text:p>
          </table:table-cell>
          <table:table-cell office:value-type="float" office:value="2402142" calcext:value-type="float">
            <text:p>2402142</text:p>
          </table:table-cell>
          <table:table-cell/>
          <table:table-cell table:style-name="ce17" office:value-type="float" office:value="10404399" calcext:value-type="float">
            <text:p>104043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tuare</text:p>
          </table:table-cell>
          <table:table-cell office:value-type="string" calcext:value-type="string">
            <text:p>VER</text:p>
          </table:table-cell>
          <table:table-cell office:value-type="float" office:value="633171" calcext:value-type="float">
            <text:p>633171</text:p>
          </table:table-cell>
          <table:table-cell/>
          <table:table-cell office:value-type="float" office:value="5777580" calcext:value-type="float">
            <text:p>5777580</text:p>
          </table:table-cell>
          <table:table-cell/>
          <table:table-cell table:style-name="ce3" office:value-type="float" office:value="3075956" calcext:value-type="float">
            <text:p>307595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vito</text:p>
          </table:table-cell>
          <table:table-cell office:value-type="string" calcext:value-type="string">
            <text:p>NOM</text:p>
          </table:table-cell>
          <table:table-cell office:value-type="float" office:value="1720850" calcext:value-type="float">
            <text:p>1720850</text:p>
          </table:table-cell>
          <table:table-cell/>
          <table:table-cell table:style-name="ce17" office:value-type="float" office:value="9038444" calcext:value-type="float">
            <text:p>9038444</text:p>
          </table:table-cell>
          <table:table-cell/>
          <table:table-cell table:style-name="ce17" office:value-type="float" office:value="9770643" calcext:value-type="float">
            <text:p>977064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itto</text:p>
          </table:table-cell>
          <table:table-cell office:value-type="string" calcext:value-type="string">
            <text:p>NOM</text:p>
          </table:table-cell>
          <table:table-cell office:value-type="float" office:value="969497" calcext:value-type="float">
            <text:p>969497</text:p>
          </table:table-cell>
          <table:table-cell/>
          <table:table-cell office:value-type="float" office:value="664227" calcext:value-type="float">
            <text:p>664227</text:p>
          </table:table-cell>
          <table:table-cell/>
          <table:table-cell table:style-name="ce3" office:value-type="float" office:value="4971462" calcext:value-type="float">
            <text:p>497146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ecipare</text:p>
          </table:table-cell>
          <table:table-cell office:value-type="string" calcext:value-type="string">
            <text:p>VER</text:p>
          </table:table-cell>
          <table:table-cell office:value-type="float" office:value="3314117" calcext:value-type="float">
            <text:p>3314117</text:p>
          </table:table-cell>
          <table:table-cell/>
          <table:table-cell office:value-type="float" office:value="2596590" calcext:value-type="float">
            <text:p>2596590</text:p>
          </table:table-cell>
          <table:table-cell/>
          <table:table-cell office:value-type="float" office:value="2784736" calcext:value-type="float">
            <text:p>278473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NOM</text:p>
          </table:table-cell>
          <table:table-cell office:value-type="float" office:value="1185159" calcext:value-type="float">
            <text:p>1185159</text:p>
          </table:table-cell>
          <table:table-cell/>
          <table:table-cell office:value-type="float" office:value="3471281" calcext:value-type="float">
            <text:p>3471281</text:p>
          </table:table-cell>
          <table:table-cell/>
          <table:table-cell table:style-name="ce3" office:value-type="float" office:value="4917024" calcext:value-type="float">
            <text:p>4917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entr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10061961" calcext:value-type="float">
            <text:p>10061961</text:p>
          </table:table-cell>
          <table:table-cell/>
          <table:table-cell table:style-name="ce17" office:value-type="float" office:value="9438592" calcext:value-type="float">
            <text:p>9438592</text:p>
          </table:table-cell>
          <table:table-cell/>
          <table:table-cell table:style-name="ce17" office:value-type="float" office:value="10145480" calcext:value-type="float">
            <text:p>1014548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gresso</text:p>
          </table:table-cell>
          <table:table-cell office:value-type="string" calcext:value-type="string">
            <text:p>NOM</text:p>
          </table:table-cell>
          <table:table-cell office:value-type="float" office:value="3807090" calcext:value-type="float">
            <text:p>3807090</text:p>
          </table:table-cell>
          <table:table-cell/>
          <table:table-cell table:style-name="ce3" office:value-type="float" office:value="1565168" calcext:value-type="float">
            <text:p>1565168</text:p>
          </table:table-cell>
          <table:table-cell/>
          <table:table-cell table:style-name="ce17" office:value-type="float" office:value="10022901" calcext:value-type="float">
            <text:p>1002290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volgimen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tos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708339" calcext:value-type="float">
            <text:p>970833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lorant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300367" calcext:value-type="float">
            <text:p>93003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contato</text:p>
          </table:table-cell>
          <table:table-cell office:value-type="string" calcext:value-type="string">
            <text:p>ADJ</text:p>
          </table:table-cell>
          <table:table-cell office:value-type="float" office:value="10135575" calcext:value-type="float">
            <text:p>10135575</text:p>
          </table:table-cell>
          <table:table-cell/>
          <table:table-cell office:value-type="float" office:value="10211692" calcext:value-type="float">
            <text:p>10211692</text:p>
          </table:table-cell>
          <table:table-cell/>
          <table:table-cell table:style-name="ce17" office:value-type="float" office:value="9192316" calcext:value-type="float">
            <text:p>919231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it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amente</text:p>
          </table:table-cell>
          <table:table-cell office:value-type="string" calcext:value-type="string">
            <text:p>ADV</text:p>
          </table:table-cell>
          <table:table-cell table:style-name="ce17" office:value-type="float" office:value="9211579" calcext:value-type="float">
            <text:p>9211579</text:p>
          </table:table-cell>
          <table:table-cell/>
          <table:table-cell table:style-name="ce17" office:value-type="float" office:value="9558338" calcext:value-type="float">
            <text:p>9558338</text:p>
          </table:table-cell>
          <table:table-cell/>
          <table:table-cell table:style-name="ce17" office:value-type="float" office:value="9459871" calcext:value-type="float">
            <text:p>945987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roc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ntorno</text:p>
          </table:table-cell>
          <table:table-cell office:value-type="string" calcext:value-type="string">
            <text:p>NOM</text:p>
          </table:table-cell>
          <table:table-cell office:value-type="float" office:value="2219171" calcext:value-type="float">
            <text:p>221917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revett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iera</text:p>
          </table:table-cell>
          <table:table-cell office:value-type="string" calcext:value-type="string">
            <text:p>NOM</text:p>
          </table:table-cell>
          <table:table-cell office:value-type="float" office:value="2398375" calcext:value-type="float">
            <text:p>2398375</text:p>
          </table:table-cell>
          <table:table-cell/>
          <table:table-cell table:style-name="ce17" office:value-type="float" office:value="9030682" calcext:value-type="float">
            <text:p>9030682</text:p>
          </table:table-cell>
          <table:table-cell/>
          <table:table-cell table:style-name="ce17" office:value-type="float" office:value="10175375" calcext:value-type="float">
            <text:p>101753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hed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tecipazione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510811" calcext:value-type="float">
            <text:p>1510811</text:p>
          </table:table-cell>
          <table:table-cell/>
          <table:table-cell office:value-type="float" office:value="9490770" calcext:value-type="float">
            <text:p>9490770</text:p>
          </table:table-cell>
          <table:table-cell/>
          <table:table-cell table:style-name="ce17" office:value-type="float" office:value="10310309" calcext:value-type="float">
            <text:p>1031030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ener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figur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e</text:p>
          </table:table-cell>
          <table:table-cell office:value-type="string" calcext:value-type="string">
            <text:p>NOM</text:p>
          </table:table-cell>
          <table:table-cell office:value-type="float" office:value="2159856" calcext:value-type="float">
            <text:p>2159856</text:p>
          </table:table-cell>
          <table:table-cell/>
          <table:table-cell office:value-type="float" office:value="3969577" calcext:value-type="float">
            <text:p>3969577</text:p>
          </table:table-cell>
          <table:table-cell/>
          <table:table-cell table:style-name="ce17" office:value-type="float" office:value="10053375" calcext:value-type="float">
            <text:p>1005337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ppari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condere</text:p>
          </table:table-cell>
          <table:table-cell office:value-type="string" calcext:value-type="string">
            <text:p>VER</text:p>
          </table:table-cell>
          <table:table-cell office:value-type="float" office:value="3094002" calcext:value-type="float">
            <text:p>3094002</text:p>
          </table:table-cell>
          <table:table-cell/>
          <table:table-cell table:style-name="ce3" office:value-type="float" office:value="714654" calcext:value-type="float">
            <text:p>714654</text:p>
          </table:table-cell>
          <table:table-cell/>
          <table:table-cell table:style-name="ce3" office:value-type="float" office:value="3055626" calcext:value-type="float">
            <text:p>305562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ntervistare</text:p>
          </table:table-cell>
          <table:table-cell office:value-type="string" calcext:value-type="string">
            <text:p>VER</text:p>
          </table:table-cell>
          <table:table-cell office:value-type="float" office:value="9787745" calcext:value-type="float">
            <text:p>9787745</text:p>
          </table:table-cell>
          <table:table-cell/>
          <table:table-cell table:style-name="ce17" office:value-type="float" office:value="10494395" calcext:value-type="float">
            <text:p>10494395</text:p>
          </table:table-cell>
          <table:table-cell/>
          <table:table-cell office:value-type="float" office:value="9742499" calcext:value-type="float">
            <text:p>974249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iuge</text:p>
          </table:table-cell>
          <table:table-cell office:value-type="string" calcext:value-type="string">
            <text:p>NOM</text:p>
          </table:table-cell>
          <table:table-cell office:value-type="float" office:value="9024919" calcext:value-type="float">
            <text:p>9024919</text:p>
          </table:table-cell>
          <table:table-cell/>
          <table:table-cell table:style-name="ce17" office:value-type="float" office:value="9971526" calcext:value-type="float">
            <text:p>997152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mmovente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gina</text:p>
          </table:table-cell>
          <table:table-cell office:value-type="string" calcext:value-type="string">
            <text:p>NOM</text:p>
          </table:table-cell>
          <table:table-cell table:style-name="ce3" office:value-type="float" office:value="399641" calcext:value-type="float">
            <text:p>399641</text:p>
          </table:table-cell>
          <table:table-cell/>
          <table:table-cell table:style-name="ce3" office:value-type="float" office:value="419087" calcext:value-type="float">
            <text:p>419087</text:p>
          </table:table-cell>
          <table:table-cell/>
          <table:table-cell table:style-name="ce3" office:value-type="float" office:value="2514928" calcext:value-type="float">
            <text:p>251492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ddisfare</text:p>
          </table:table-cell>
          <table:table-cell office:value-type="string" calcext:value-type="string">
            <text:p>VER</text:p>
          </table:table-cell>
          <table:table-cell office:value-type="float" office:value="2917018" calcext:value-type="float">
            <text:p>2917018</text:p>
          </table:table-cell>
          <table:table-cell/>
          <table:table-cell table:style-name="ce3" office:value-type="float" office:value="7783813" calcext:value-type="float">
            <text:p>7783813</text:p>
          </table:table-cell>
          <table:table-cell/>
          <table:table-cell office:value-type="float" office:value="10040220" calcext:value-type="float">
            <text:p>1004022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dizionatore</text:p>
          </table:table-cell>
          <table:table-cell office:value-type="string" calcext:value-type="string">
            <text:p>NOM</text:p>
          </table:table-cell>
          <table:table-cell office:value-type="float" office:value="9800828" calcext:value-type="float">
            <text:p>9800828</text:p>
          </table:table-cell>
          <table:table-cell/>
          <table:table-cell office:value-type="float" office:value="10213131" calcext:value-type="float">
            <text:p>10213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ione</text:p>
          </table:table-cell>
          <table:table-cell office:value-type="string" calcext:value-type="string">
            <text:p>NOM</text:p>
          </table:table-cell>
          <table:table-cell office:value-type="float" office:value="439745" calcext:value-type="float">
            <text:p>439745</text:p>
          </table:table-cell>
          <table:table-cell/>
          <table:table-cell office:value-type="float" office:value="9510388" calcext:value-type="float">
            <text:p>9510388</text:p>
          </table:table-cell>
          <table:table-cell/>
          <table:table-cell office:value-type="float" office:value="9185119" calcext:value-type="float">
            <text:p>918511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iv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lina</text:p>
          </table:table-cell>
          <table:table-cell office:value-type="string" calcext:value-type="string">
            <text:p>NOM</text:p>
          </table:table-cell>
          <table:table-cell table:style-name="ce3" office:value-type="float" office:value="996850" calcext:value-type="float">
            <text:p>9968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ccogliere</text:p>
          </table:table-cell>
          <table:table-cell office:value-type="string" calcext:value-type="string">
            <text:p>VER</text:p>
          </table:table-cell>
          <table:table-cell office:value-type="float" office:value="1494023" calcext:value-type="float">
            <text:p>1494023</text:p>
          </table:table-cell>
          <table:table-cell/>
          <table:table-cell table:style-name="ce17" office:value-type="float" office:value="10217572" calcext:value-type="float">
            <text:p>10217572</text:p>
          </table:table-cell>
          <table:table-cell/>
          <table:table-cell office:value-type="float" office:value="9471370" calcext:value-type="float">
            <text:p>947137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eco</text:p>
          </table:table-cell>
          <table:table-cell office:value-type="string" calcext:value-type="string">
            <text:p>ADJ</text:p>
          </table:table-cell>
          <table:table-cell table:style-name="ce3" office:value-type="float" office:value="888028" calcext:value-type="float">
            <text:p>8880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entato</text:p>
          </table:table-cell>
          <table:table-cell office:value-type="string" calcext:value-type="string">
            <text:p>ADJ</text:p>
          </table:table-cell>
          <table:table-cell table:style-name="ce3" office:value-type="float" office:value="904463" calcext:value-type="float">
            <text:p>904463</text:p>
          </table:table-cell>
          <table:table-cell/>
          <table:table-cell table:style-name="ce17" office:value-type="float" office:value="710704" calcext:value-type="float">
            <text:p>71070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ecisione</text:p>
          </table:table-cell>
          <table:table-cell office:value-type="string" calcext:value-type="string">
            <text:p>NOM</text:p>
          </table:table-cell>
          <table:table-cell office:value-type="float" office:value="2263934" calcext:value-type="float">
            <text:p>2263934</text:p>
          </table:table-cell>
          <table:table-cell/>
          <table:table-cell office:value-type="float" office:value="874327" calcext:value-type="float">
            <text:p>874327</text:p>
          </table:table-cell>
          <table:table-cell/>
          <table:table-cell office:value-type="float" office:value="5634024" calcext:value-type="float">
            <text:p>5634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elta</text:p>
          </table:table-cell>
          <table:table-cell office:value-type="string" calcext:value-type="string">
            <text:p>NOM</text:p>
          </table:table-cell>
          <table:table-cell office:value-type="float" office:value="1794015" calcext:value-type="float">
            <text:p>1794015</text:p>
          </table:table-cell>
          <table:table-cell/>
          <table:table-cell office:value-type="float" office:value="2178310" calcext:value-type="float">
            <text:p>2178310</text:p>
          </table:table-cell>
          <table:table-cell/>
          <table:table-cell office:value-type="float" office:value="5489729" calcext:value-type="float">
            <text:p>548972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ircol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tori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o</text:p>
          </table:table-cell>
          <table:table-cell office:value-type="string" calcext:value-type="string">
            <text:p>NOM</text:p>
          </table:table-cell>
          <table:table-cell office:value-type="float" office:value="1758717" calcext:value-type="float">
            <text:p>1758717</text:p>
          </table:table-cell>
          <table:table-cell/>
          <table:table-cell table:style-name="ce3" office:value-type="float" office:value="4925416" calcext:value-type="float">
            <text:p>4925416</text:p>
          </table:table-cell>
          <table:table-cell/>
          <table:table-cell table:style-name="ce3" office:value-type="float" office:value="2442466" calcext:value-type="float">
            <text:p>244246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ciale</text:p>
          </table:table-cell>
          <table:table-cell office:value-type="string" calcext:value-type="string">
            <text:p>ADJ</text:p>
          </table:table-cell>
          <table:table-cell office:value-type="float" office:value="1082662" calcext:value-type="float">
            <text:p>1082662</text:p>
          </table:table-cell>
          <table:table-cell/>
          <table:table-cell table:style-name="ce3" office:value-type="float" office:value="1541390" calcext:value-type="float">
            <text:p>1541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dino</text:p>
          </table:table-cell>
          <table:table-cell office:value-type="string" calcext:value-type="string">
            <text:p>NOM</text:p>
          </table:table-cell>
          <table:table-cell office:value-type="float" office:value="10349852" calcext:value-type="float">
            <text:p>10349852</text:p>
          </table:table-cell>
          <table:table-cell/>
          <table:table-cell table:style-name="ce17" office:value-type="float" office:value="9354817" calcext:value-type="float">
            <text:p>9354817</text:p>
          </table:table-cell>
          <table:table-cell/>
          <table:table-cell office:value-type="float" office:value="9254267" calcext:value-type="float">
            <text:p>925426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isi</text:p>
          </table:table-cell>
          <table:table-cell office:value-type="string" calcext:value-type="string">
            <text:p>NOM</text:p>
          </table:table-cell>
          <table:table-cell office:value-type="float" office:value="3030588" calcext:value-type="float">
            <text:p>3030588</text:p>
          </table:table-cell>
          <table:table-cell/>
          <table:table-cell table:style-name="ce3" office:value-type="float" office:value="2416904" calcext:value-type="float">
            <text:p>2416904</text:p>
          </table:table-cell>
          <table:table-cell/>
          <table:table-cell table:style-name="ce3" office:value-type="float" office:value="3067300" calcext:value-type="float">
            <text:p>306730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porre</text:p>
          </table:table-cell>
          <table:table-cell office:value-type="string" calcext:value-type="string">
            <text:p>VER</text:p>
          </table:table-cell>
          <table:table-cell table:style-name="ce3" office:value-type="float" office:value="1220037" calcext:value-type="float">
            <text:p>1220037</text:p>
          </table:table-cell>
          <table:table-cell/>
          <table:table-cell table:style-name="ce3" office:value-type="float" office:value="399278" calcext:value-type="float">
            <text:p>399278</text:p>
          </table:table-cell>
          <table:table-cell/>
          <table:table-cell office:value-type="float" office:value="9092276" calcext:value-type="float">
            <text:p>909227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curat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spett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3511672" calcext:value-type="float">
            <text:p>3511672</text:p>
          </table:table-cell>
          <table:table-cell/>
          <table:table-cell table:style-name="ce17" office:value-type="float" office:value="1919313" calcext:value-type="float">
            <text:p>1919313</text:p>
          </table:table-cell>
          <table:table-cell/>
          <table:table-cell office:value-type="float" office:value="10444115" calcext:value-type="float">
            <text:p>1044411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scondi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i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oscopo</text:p>
          </table:table-cell>
          <table:table-cell office:value-type="string" calcext:value-type="string">
            <text:p>NOM</text:p>
          </table:table-cell>
          <table:table-cell table:style-name="ce17" office:value-type="float" office:value="10478029" calcext:value-type="float">
            <text:p>104780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sare</text:p>
          </table:table-cell>
          <table:table-cell office:value-type="string" calcext:value-type="string">
            <text:p>VER</text:p>
          </table:table-cell>
          <table:table-cell office:value-type="float" office:value="6579230" calcext:value-type="float">
            <text:p>6579230</text:p>
          </table:table-cell>
          <table:table-cell/>
          <table:table-cell office:value-type="float" office:value="9269355" calcext:value-type="float">
            <text:p>9269355</text:p>
          </table:table-cell>
          <table:table-cell/>
          <table:table-cell table:style-name="ce17" office:value-type="float" office:value="9027906" calcext:value-type="float">
            <text:p>902790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fluire</text:p>
          </table:table-cell>
          <table:table-cell office:value-type="string" calcext:value-type="string">
            <text:p>VER</text:p>
          </table:table-cell>
          <table:table-cell office:value-type="float" office:value="10264304" calcext:value-type="float">
            <text:p>10264304</text:p>
          </table:table-cell>
          <table:table-cell/>
          <table:table-cell office:value-type="float" office:value="9602666" calcext:value-type="float">
            <text:p>9602666</text:p>
          </table:table-cell>
          <table:table-cell/>
          <table:table-cell office:value-type="float" office:value="9968209" calcext:value-type="float">
            <text:p>99682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raviglioso</text:p>
          </table:table-cell>
          <table:table-cell office:value-type="string" calcext:value-type="string">
            <text:p>ADJ</text:p>
          </table:table-cell>
          <table:table-cell office:value-type="float" office:value="4542464" calcext:value-type="float">
            <text:p>4542464</text:p>
          </table:table-cell>
          <table:table-cell/>
          <table:table-cell office:value-type="float" office:value="2189066" calcext:value-type="float">
            <text:p>2189066</text:p>
          </table:table-cell>
          <table:table-cell/>
          <table:table-cell office:value-type="float" office:value="1064165" calcext:value-type="float">
            <text:p>106416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gegneria</text:p>
          </table:table-cell>
          <table:table-cell office:value-type="string" calcext:value-type="string">
            <text:p>NOM</text:p>
          </table:table-cell>
          <table:table-cell office:value-type="float" office:value="4750138" calcext:value-type="float">
            <text:p>4750138</text:p>
          </table:table-cell>
          <table:table-cell/>
          <table:table-cell office:value-type="float" office:value="10058518" calcext:value-type="float">
            <text:p>10058518</text:p>
          </table:table-cell>
          <table:table-cell/>
          <table:table-cell office:value-type="float" office:value="10061328" calcext:value-type="float">
            <text:p>1006132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hitettonico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839809" calcext:value-type="float">
            <text:p>9839809</text:p>
          </table:table-cell>
          <table:table-cell/>
          <table:table-cell office:value-type="float" office:value="9169295" calcext:value-type="float">
            <text:p>9169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ricorno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arico</text:p>
          </table:table-cell>
          <table:table-cell office:value-type="string" calcext:value-type="string">
            <text:p>NOM</text:p>
          </table:table-cell>
          <table:table-cell table:style-name="ce3" office:value-type="float" office:value="1827251" calcext:value-type="float">
            <text:p>1827251</text:p>
          </table:table-cell>
          <table:table-cell/>
          <table:table-cell table:style-name="ce17" office:value-type="float" office:value="9561139" calcext:value-type="float">
            <text:p>9561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mettere</text:p>
          </table:table-cell>
          <table:table-cell office:value-type="string" calcext:value-type="string">
            <text:p>VER</text:p>
          </table:table-cell>
          <table:table-cell office:value-type="float" office:value="503218" calcext:value-type="float">
            <text:p>503218</text:p>
          </table:table-cell>
          <table:table-cell/>
          <table:table-cell office:value-type="float" office:value="1758735" calcext:value-type="float">
            <text:p>1758735</text:p>
          </table:table-cell>
          <table:table-cell/>
          <table:table-cell table:style-name="ce3" office:value-type="float" office:value="2443751" calcext:value-type="float">
            <text:p>244375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vunque</text:p>
          </table:table-cell>
          <table:table-cell office:value-type="string" calcext:value-type="string">
            <text:p>ADV</text:p>
          </table:table-cell>
          <table:table-cell table:style-name="ce17" office:value-type="float" office:value="9842944" calcext:value-type="float">
            <text:p>9842944</text:p>
          </table:table-cell>
          <table:table-cell/>
          <table:table-cell table:style-name="ce17" office:value-type="float" office:value="9890686" calcext:value-type="float">
            <text:p>9890686</text:p>
          </table:table-cell>
          <table:table-cell/>
          <table:table-cell office:value-type="float" office:value="10017321" calcext:value-type="float">
            <text:p>1001732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tudioso</text:p>
          </table:table-cell>
          <table:table-cell office:value-type="string" calcext:value-type="string">
            <text:p>ADJ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mbiancare</text:p>
          </table:table-cell>
          <table:table-cell office:value-type="string" calcext:value-type="string">
            <text:p>VER</text:p>
          </table:table-cell>
          <table:table-cell table:style-name="ce17" office:value-type="float" office:value="9222643" calcext:value-type="float">
            <text:p>9222643</text:p>
          </table:table-cell>
          <table:table-cell/>
          <table:table-cell office:value-type="float" office:value="9708848" calcext:value-type="float">
            <text:p>9708848</text:p>
          </table:table-cell>
          <table:table-cell/>
          <table:table-cell office:value-type="float" office:value="9389299" calcext:value-type="float">
            <text:p>938929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ia</text:p>
          </table:table-cell>
          <table:table-cell office:value-type="string" calcext:value-type="string">
            <text:p>NOM</text:p>
          </table:table-cell>
          <table:table-cell table:style-name="ce17" office:value-type="float" office:value="9058395" calcext:value-type="float">
            <text:p>9058395</text:p>
          </table:table-cell>
          <table:table-cell/>
          <table:table-cell table:style-name="ce17" office:value-type="float" office:value="10124718" calcext:value-type="float">
            <text:p>10124718</text:p>
          </table:table-cell>
          <table:table-cell/>
          <table:table-cell table:style-name="ce17" office:value-type="float" office:value="10423011" calcext:value-type="float">
            <text:p>10423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licazione</text:p>
          </table:table-cell>
          <table:table-cell office:value-type="string" calcext:value-type="string">
            <text:p>NOM</text:p>
          </table:table-cell>
          <table:table-cell office:value-type="float" office:value="2132684" calcext:value-type="float">
            <text:p>213268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vista</text:p>
          </table:table-cell>
          <table:table-cell office:value-type="string" calcext:value-type="string">
            <text:p>NOM</text:p>
          </table:table-cell>
          <table:table-cell office:value-type="float" office:value="3026803" calcext:value-type="float">
            <text:p>3026803</text:p>
          </table:table-cell>
          <table:table-cell/>
          <table:table-cell office:value-type="float" office:value="6784153" calcext:value-type="float">
            <text:p>6784153</text:p>
          </table:table-cell>
          <table:table-cell/>
          <table:table-cell table:style-name="ce3" office:value-type="float" office:value="3057572" calcext:value-type="float">
            <text:p>3057572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NOM</text:p>
          </table:table-cell>
          <table:table-cell office:value-type="float" office:value="2443751" calcext:value-type="float">
            <text:p>2443751</text:p>
          </table:table-cell>
          <table:table-cell/>
          <table:table-cell table:style-name="ce3" office:value-type="float" office:value="670815" calcext:value-type="float">
            <text:p>670815</text:p>
          </table:table-cell>
          <table:table-cell/>
          <table:table-cell table:style-name="ce3" office:value-type="float" office:value="640594" calcext:value-type="float">
            <text:p>64059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pitale</text:p>
          </table:table-cell>
          <table:table-cell office:value-type="string" calcext:value-type="string">
            <text:p>NOM</text:p>
          </table:table-cell>
          <table:table-cell office:value-type="float" office:value="5127392" calcext:value-type="float">
            <text:p>5127392</text:p>
          </table:table-cell>
          <table:table-cell/>
          <table:table-cell table:style-name="ce3" office:value-type="float" office:value="993734" calcext:value-type="float">
            <text:p>993734</text:p>
          </table:table-cell>
          <table:table-cell/>
          <table:table-cell table:style-name="ce3" office:value-type="float" office:value="3749157" calcext:value-type="float">
            <text:p>374915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occupante</text:p>
          </table:table-cell>
          <table:table-cell office:value-type="string" calcext:value-type="string">
            <text:p>ADJ</text:p>
          </table:table-cell>
          <table:table-cell table:style-name="ce17" office:value-type="float" office:value="9745387" calcext:value-type="float">
            <text:p>9745387</text:p>
          </table:table-cell>
          <table:table-cell/>
          <table:table-cell table:style-name="ce17" office:value-type="float" office:value="9709813" calcext:value-type="float">
            <text:p>9709813</text:p>
          </table:table-cell>
          <table:table-cell/>
          <table:table-cell table:style-name="ce17" office:value-type="float" office:value="10158678" calcext:value-type="float">
            <text:p>1015867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al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ico</text:p>
          </table:table-cell>
          <table:table-cell office:value-type="string" calcext:value-type="string">
            <text:p>ADJ</text:p>
          </table:table-cell>
          <table:table-cell table:style-name="ce3" office:value-type="float" office:value="750418" calcext:value-type="float">
            <text:p>750418</text:p>
          </table:table-cell>
          <table:table-cell/>
          <table:table-cell table:style-name="ce17" office:value-type="float" office:value="9450252" calcext:value-type="float">
            <text:p>9450252</text:p>
          </table:table-cell>
          <table:table-cell/>
          <table:table-cell table:style-name="ce17" office:value-type="float" office:value="4589388" calcext:value-type="float">
            <text:p>4589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sicale</text:p>
          </table:table-cell>
          <table:table-cell office:value-type="string" calcext:value-type="string">
            <text:p>ADJ</text:p>
          </table:table-cell>
          <table:table-cell office:value-type="float" office:value="2205998" calcext:value-type="float">
            <text:p>2205998</text:p>
          </table:table-cell>
          <table:table-cell/>
          <table:table-cell table:style-name="ce17" office:value-type="float" office:value="9689283" calcext:value-type="float">
            <text:p>9689283</text:p>
          </table:table-cell>
          <table:table-cell/>
          <table:table-cell table:style-name="ce17" office:value-type="float" office:value="9263296" calcext:value-type="float">
            <text:p>9263296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no</text:p>
          </table:table-cell>
          <table:table-cell office:value-type="string" calcext:value-type="string">
            <text:p>NOM</text:p>
          </table:table-cell>
          <table:table-cell table:style-name="ce3" office:value-type="float" office:value="2510036" calcext:value-type="float">
            <text:p>2510036</text:p>
          </table:table-cell>
          <table:table-cell/>
          <table:table-cell table:style-name="ce3" office:value-type="float" office:value="2845189" calcext:value-type="float">
            <text:p>2845189</text:p>
          </table:table-cell>
          <table:table-cell/>
          <table:table-cell table:style-name="ce3" office:value-type="float" office:value="4404" calcext:value-type="float">
            <text:p>4404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omigli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esaggio</text:p>
          </table:table-cell>
          <table:table-cell office:value-type="string" calcext:value-type="string">
            <text:p>NOM</text:p>
          </table:table-cell>
          <table:table-cell office:value-type="float" office:value="4962557" calcext:value-type="float">
            <text:p>4962557</text:p>
          </table:table-cell>
          <table:table-cell/>
          <table:table-cell table:style-name="ce17" office:value-type="float" office:value="10111275" calcext:value-type="float">
            <text:p>10111275</text:p>
          </table:table-cell>
          <table:table-cell/>
          <table:table-cell table:style-name="ce17" office:value-type="float" office:value="9028940" calcext:value-type="float">
            <text:p>9028940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alizzare</text:p>
          </table:table-cell>
          <table:table-cell office:value-type="string" calcext:value-type="string">
            <text:p>VER</text:p>
          </table:table-cell>
          <table:table-cell office:value-type="float" office:value="2443843" calcext:value-type="float">
            <text:p>2443843</text:p>
          </table:table-cell>
          <table:table-cell/>
          <table:table-cell table:style-name="ce3" office:value-type="float" office:value="1158358" calcext:value-type="float">
            <text:p>1158358</text:p>
          </table:table-cell>
          <table:table-cell/>
          <table:table-cell table:style-name="ce3" office:value-type="float" office:value="1850353" calcext:value-type="float">
            <text:p>1850353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lla</text:p>
          </table:table-cell>
          <table:table-cell office:value-type="string" calcext:value-type="string">
            <text:p>NOM</text:p>
          </table:table-cell>
          <table:table-cell office:value-type="float" office:value="1278503" calcext:value-type="float">
            <text:p>1278503</text:p>
          </table:table-cell>
          <table:table-cell/>
          <table:table-cell table:style-name="ce17" office:value-type="float" office:value="9283068" calcext:value-type="float">
            <text:p>9283068</text:p>
          </table:table-cell>
          <table:table-cell/>
          <table:table-cell table:style-name="ce17" office:value-type="float" office:value="10340428" calcext:value-type="float">
            <text:p>10340428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colpare</text:p>
          </table:table-cell>
          <table:table-cell office:value-type="string" calcext:value-type="string">
            <text:p>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ffa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dazione</text:p>
          </table:table-cell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chiarare</text:p>
          </table:table-cell>
          <table:table-cell office:value-type="string" calcext:value-type="string">
            <text:p>VER</text:p>
          </table:table-cell>
          <table:table-cell office:value-type="float" office:value="1513625" calcext:value-type="float">
            <text:p>1513625</text:p>
          </table:table-cell>
          <table:table-cell/>
          <table:table-cell table:style-name="ce3" office:value-type="float" office:value="3268828" calcext:value-type="float">
            <text:p>3268828</text:p>
          </table:table-cell>
          <table:table-cell/>
          <table:table-cell table:style-name="ce17" office:value-type="float" office:value="9855627" calcext:value-type="float">
            <text:p>9855627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egnato</text:p>
          </table:table-cell>
          <table:table-cell office:value-type="string" calcext:value-type="string">
            <text:p>ADJ</text:p>
          </table:table-cell>
          <table:table-cell office:value-type="float" office:value="4440" calcext:value-type="float">
            <text:p>4440</text:p>
          </table:table-cell>
          <table:table-cell/>
          <table:table-cell office:value-type="float" office:value="2918833" calcext:value-type="float">
            <text:p>2918833</text:p>
          </table:table-cell>
          <table:table-cell/>
          <table:table-cell office:value-type="float" office:value="10348879" calcext:value-type="float">
            <text:p>10348879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 table:number-rows-repeated="10477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7">00/00/0000</text:date>, <text:time style:data-style-name="N2" text:time-value="12:30:08.075349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2:11:50.932290609</meta:creation-date>
    <dc:date>2020-06-17T20:17:20.030949843</dc:date>
    <meta:editing-duration>P3DT18H7M11S</meta:editing-duration>
    <meta:editing-cycles>373</meta:editing-cycles>
    <meta:generator>LibreOffice/5.1.6.2$Linux_X86_64 LibreOffice_project/10m0$Build-2</meta:generator>
    <meta:document-statistic meta:table-count="1" meta:cell-count="3893" meta:object-count="0"/>
  </office:meta>
</office:document-meta>
</file>